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8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242cm" fo:break-before="auto" style:use-optimal-row-height="true"/>
    </style:style>
    <style:style style:name="ro5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4strings" table:style-name="ta1">
        <table:table-column table:style-name="co1" table:default-cell-style-name="ce2"/>
        <table:table-column table:style-name="co1" table:number-columns-repeated="5" table:default-cell-style-name="ce4"/>
        <table:table-column table:style-name="co2" table:default-cell-style-name="ce4"/>
        <table:table-column table:style-name="co1" table:number-columns-repeated="1017" table:default-cell-style-name="ce4"/>
        <table:table-row table:style-name="ro1">
          <table:table-cell table:style-name="ce1" office:value-type="string" calcext:value-type="string">
            <text:p>lesson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firstfinger</text:p>
          </table:table-cell>
          <table:table-cell table:style-name="ce1" office:value-type="string" calcext:value-type="string">
            <text:p>stringnumber</text:p>
          </table:table-cell>
          <table:table-cell table:style-name="ce1" office:value-type="string" calcext:value-type="string">
            <text:p>bpm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message</text:p>
          </table:table-cell>
          <table:table-cell table:style-name="ce2"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60/[.E2]*1000*120" office:value-type="float" office:value="240000" calcext:value-type="float">
            <text:p>24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]+1" office:value-type="float" office:value="2" calcext:value-type="float">
            <text:p>2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30" office:value-type="float" office:value="30" calcext:value-type="float">
            <text:p>30</text:p>
          </table:table-cell>
          <table:table-cell table:style-name="ce3" table:formula="of:=60/[.E3]*1000*120" office:value-type="float" office:value="240000" calcext:value-type="float">
            <text:p>24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]+1" office:value-type="float" office:value="3" calcext:value-type="float">
            <text:p>3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60/[.E4]*1000*120" office:value-type="float" office:value="225000" calcext:value-type="float">
            <text:p>225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]+1" office:value-type="float" office:value="4" calcext:value-type="float">
            <text:p>4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60/[.E5]*1000*120" office:value-type="float" office:value="225000" calcext:value-type="float">
            <text:p>225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]+1" office:value-type="float" office:value="5" calcext:value-type="float">
            <text:p>5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60/[.E6]*1000*120" office:value-type="float" office:value="211764.705882353" calcext:value-type="float">
            <text:p>211764,70588235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]+1" office:value-type="float" office:value="6" calcext:value-type="float">
            <text:p>6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60/[.E7]*1000*120" office:value-type="float" office:value="211764.705882353" calcext:value-type="float">
            <text:p>211764,70588235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]+1" office:value-type="float" office:value="7" calcext:value-type="float">
            <text:p>7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60/[.E8]*1000*120" office:value-type="float" office:value="200000" calcext:value-type="float">
            <text:p>20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]+1" office:value-type="float" office:value="8" calcext:value-type="float">
            <text:p>8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60/[.E9]*1000*120" office:value-type="float" office:value="200000" calcext:value-type="float">
            <text:p>20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]+1" office:value-type="float" office:value="9" calcext:value-type="float">
            <text:p>9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60/[.E10]*1000*120" office:value-type="float" office:value="189473.684210526" calcext:value-type="float">
            <text:p>189473,68421052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]+1" office:value-type="float" office:value="10" calcext:value-type="float">
            <text:p>10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60/[.E11]*1000*120" office:value-type="float" office:value="189473.684210526" calcext:value-type="float">
            <text:p>189473,684210526</text:p>
          </table:table-cell>
          <table:table-cell table:style-name="ce3" office:value-type="string" calcext:value-type="string">
            <text:p>Você concluiu o tutorial! Ganhou o 1º troféu!</text:p>
          </table:table-cell>
          <table:table-cell table:number-columns-repeated="1017"/>
        </table:table-row>
        <table:table-row table:style-name="ro2">
          <table:table-cell table:style-name="ce1" table:formula="of:=[.A11]+1" office:value-type="float" office:value="11" calcext:value-type="float">
            <text:p>11</text:p>
          </table:table-cell>
          <table:table-cell table:style-name="ce3" office:value-type="string" calcext:value-type="string">
            <text:p>beginner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60/[.E12]*1000*120" office:value-type="float" office:value="180000" calcext:value-type="float">
            <text:p>1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]+1" office:value-type="float" office:value="12" calcext:value-type="float">
            <text:p>12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2]" office:value-type="float" office:value="1" calcext:value-type="float">
            <text:p>1</text:p>
          </table:table-cell>
          <table:table-cell table:style-name="ce3" table:formula="of:=[.D12]" office:value-type="float" office:value="1" calcext:value-type="float">
            <text:p>1</text:p>
          </table:table-cell>
          <table:table-cell table:style-name="ce3" table:formula="of:=[.E12]+2" office:value-type="float" office:value="42" calcext:value-type="float">
            <text:p>42</text:p>
          </table:table-cell>
          <table:table-cell table:style-name="ce3" table:formula="of:=60/[.E13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]+1" office:value-type="float" office:value="13" calcext:value-type="float">
            <text:p>13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3]+1" office:value-type="float" office:value="2" calcext:value-type="float">
            <text:p>2</text:p>
          </table:table-cell>
          <table:table-cell table:style-name="ce3" table:formula="of:=[.D13]" office:value-type="float" office:value="1" calcext:value-type="float">
            <text:p>1</text:p>
          </table:table-cell>
          <table:table-cell table:style-name="ce3" table:formula="of:=[.E13]" office:value-type="float" office:value="42" calcext:value-type="float">
            <text:p>42</text:p>
          </table:table-cell>
          <table:table-cell table:style-name="ce3" table:formula="of:=60/[.E14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]+1" office:value-type="float" office:value="14" calcext:value-type="float">
            <text:p>14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4]" office:value-type="float" office:value="2" calcext:value-type="float">
            <text:p>2</text:p>
          </table:table-cell>
          <table:table-cell table:style-name="ce3" table:formula="of:=[.D14]" office:value-type="float" office:value="1" calcext:value-type="float">
            <text:p>1</text:p>
          </table:table-cell>
          <table:table-cell table:style-name="ce3" table:formula="of:=[.E14]+2" office:value-type="float" office:value="44" calcext:value-type="float">
            <text:p>44</text:p>
          </table:table-cell>
          <table:table-cell table:style-name="ce3" table:formula="of:=60/[.E15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]+1" office:value-type="float" office:value="15" calcext:value-type="float">
            <text:p>15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5]+1" office:value-type="float" office:value="3" calcext:value-type="float">
            <text:p>3</text:p>
          </table:table-cell>
          <table:table-cell table:style-name="ce3" table:formula="of:=[.D15]" office:value-type="float" office:value="1" calcext:value-type="float">
            <text:p>1</text:p>
          </table:table-cell>
          <table:table-cell table:style-name="ce3" table:formula="of:=[.E15]" office:value-type="float" office:value="44" calcext:value-type="float">
            <text:p>44</text:p>
          </table:table-cell>
          <table:table-cell table:style-name="ce3" table:formula="of:=60/[.E16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]+1" office:value-type="float" office:value="16" calcext:value-type="float">
            <text:p>16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6]" office:value-type="float" office:value="3" calcext:value-type="float">
            <text:p>3</text:p>
          </table:table-cell>
          <table:table-cell table:style-name="ce3" table:formula="of:=[.D16]" office:value-type="float" office:value="1" calcext:value-type="float">
            <text:p>1</text:p>
          </table:table-cell>
          <table:table-cell table:style-name="ce3" table:formula="of:=[.E16]+2" office:value-type="float" office:value="46" calcext:value-type="float">
            <text:p>46</text:p>
          </table:table-cell>
          <table:table-cell table:style-name="ce3" table:formula="of:=60/[.E17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]+1" office:value-type="float" office:value="17" calcext:value-type="float">
            <text:p>17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7]+1" office:value-type="float" office:value="4" calcext:value-type="float">
            <text:p>4</text:p>
          </table:table-cell>
          <table:table-cell table:style-name="ce3" table:formula="of:=[.D17]" office:value-type="float" office:value="1" calcext:value-type="float">
            <text:p>1</text:p>
          </table:table-cell>
          <table:table-cell table:style-name="ce3" table:formula="of:=[.E17]" office:value-type="float" office:value="46" calcext:value-type="float">
            <text:p>46</text:p>
          </table:table-cell>
          <table:table-cell table:style-name="ce3" table:formula="of:=60/[.E18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3">
          <table:table-cell table:style-name="ce1" table:formula="of:=[.A18]+1" office:value-type="float" office:value="18" calcext:value-type="float">
            <text:p>18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8]" office:value-type="float" office:value="4" calcext:value-type="float">
            <text:p>4</text:p>
          </table:table-cell>
          <table:table-cell table:style-name="ce3" table:formula="of:=[.D18]" office:value-type="float" office:value="1" calcext:value-type="float">
            <text:p>1</text:p>
          </table:table-cell>
          <table:table-cell table:style-name="ce3" table:formula="of:=[.E18]+2" office:value-type="float" office:value="48" calcext:value-type="float">
            <text:p>48</text:p>
          </table:table-cell>
          <table:table-cell table:style-name="ce3" table:formula="of:=60/[.E19]*1000*120" office:value-type="float" office:value="150000" calcext:value-type="float">
            <text:p>150000</text:p>
          </table:table-cell>
          <table:table-cell table:style-name="ce3" office:value-type="string" calcext:value-type="string">
            <text:p>Você exercitou todos os dedos. Agora vamos tentar o mesmo com outras cordas! Ganhou o 2º troféu!</text:p>
          </table:table-cell>
          <table:table-cell table:number-columns-repeated="1017"/>
        </table:table-row>
        <table:table-row table:style-name="ro2">
          <table:table-cell table:style-name="ce1" table:formula="of:=[.A19]+1" office:value-type="float" office:value="19" calcext:value-type="float">
            <text:p>19</text:p>
          </table:table-cell>
          <table:table-cell table:style-name="ce3" office:value-type="string" calcext:value-type="string">
            <text:p>a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60/[.E20]*1000*120" office:value-type="float" office:value="180000" calcext:value-type="float">
            <text:p>1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0]+1" office:value-type="float" office:value="20" calcext:value-type="float">
            <text:p>20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0]" office:value-type="float" office:value="1" calcext:value-type="float">
            <text:p>1</text:p>
          </table:table-cell>
          <table:table-cell table:style-name="ce3" table:formula="of:=[.D20]" office:value-type="float" office:value="2" calcext:value-type="float">
            <text:p>2</text:p>
          </table:table-cell>
          <table:table-cell table:style-name="ce3" table:formula="of:=[.E20]+2" office:value-type="float" office:value="42" calcext:value-type="float">
            <text:p>42</text:p>
          </table:table-cell>
          <table:table-cell table:style-name="ce3" table:formula="of:=60/[.E21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1]+1" office:value-type="float" office:value="21" calcext:value-type="float">
            <text:p>21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1]+1" office:value-type="float" office:value="2" calcext:value-type="float">
            <text:p>2</text:p>
          </table:table-cell>
          <table:table-cell table:style-name="ce3" table:formula="of:=[.D21]" office:value-type="float" office:value="2" calcext:value-type="float">
            <text:p>2</text:p>
          </table:table-cell>
          <table:table-cell table:style-name="ce3" table:formula="of:=[.E21]" office:value-type="float" office:value="42" calcext:value-type="float">
            <text:p>42</text:p>
          </table:table-cell>
          <table:table-cell table:style-name="ce3" table:formula="of:=60/[.E22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2]+1" office:value-type="float" office:value="22" calcext:value-type="float">
            <text:p>22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2]" office:value-type="float" office:value="2" calcext:value-type="float">
            <text:p>2</text:p>
          </table:table-cell>
          <table:table-cell table:style-name="ce3" table:formula="of:=[.D22]" office:value-type="float" office:value="2" calcext:value-type="float">
            <text:p>2</text:p>
          </table:table-cell>
          <table:table-cell table:style-name="ce3" table:formula="of:=[.E22]+2" office:value-type="float" office:value="44" calcext:value-type="float">
            <text:p>44</text:p>
          </table:table-cell>
          <table:table-cell table:style-name="ce3" table:formula="of:=60/[.E23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3]+1" office:value-type="float" office:value="23" calcext:value-type="float">
            <text:p>23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3]+1" office:value-type="float" office:value="3" calcext:value-type="float">
            <text:p>3</text:p>
          </table:table-cell>
          <table:table-cell table:style-name="ce3" table:formula="of:=[.D23]" office:value-type="float" office:value="2" calcext:value-type="float">
            <text:p>2</text:p>
          </table:table-cell>
          <table:table-cell table:style-name="ce3" table:formula="of:=[.E23]" office:value-type="float" office:value="44" calcext:value-type="float">
            <text:p>44</text:p>
          </table:table-cell>
          <table:table-cell table:style-name="ce3" table:formula="of:=60/[.E24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4]+1" office:value-type="float" office:value="24" calcext:value-type="float">
            <text:p>24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4]" office:value-type="float" office:value="3" calcext:value-type="float">
            <text:p>3</text:p>
          </table:table-cell>
          <table:table-cell table:style-name="ce3" table:formula="of:=[.D24]" office:value-type="float" office:value="2" calcext:value-type="float">
            <text:p>2</text:p>
          </table:table-cell>
          <table:table-cell table:style-name="ce3" table:formula="of:=[.E24]+2" office:value-type="float" office:value="46" calcext:value-type="float">
            <text:p>46</text:p>
          </table:table-cell>
          <table:table-cell table:style-name="ce3" table:formula="of:=60/[.E25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5]+1" office:value-type="float" office:value="25" calcext:value-type="float">
            <text:p>25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5]+1" office:value-type="float" office:value="4" calcext:value-type="float">
            <text:p>4</text:p>
          </table:table-cell>
          <table:table-cell table:style-name="ce3" table:formula="of:=[.D25]" office:value-type="float" office:value="2" calcext:value-type="float">
            <text:p>2</text:p>
          </table:table-cell>
          <table:table-cell table:style-name="ce3" table:formula="of:=[.E25]" office:value-type="float" office:value="46" calcext:value-type="float">
            <text:p>46</text:p>
          </table:table-cell>
          <table:table-cell table:style-name="ce3" table:formula="of:=60/[.E26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6]+1" office:value-type="float" office:value="26" calcext:value-type="float">
            <text:p>26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6]" office:value-type="float" office:value="4" calcext:value-type="float">
            <text:p>4</text:p>
          </table:table-cell>
          <table:table-cell table:style-name="ce3" table:formula="of:=[.D26]" office:value-type="float" office:value="2" calcext:value-type="float">
            <text:p>2</text:p>
          </table:table-cell>
          <table:table-cell table:style-name="ce3" table:formula="of:=[.E26]+2" office:value-type="float" office:value="48" calcext:value-type="float">
            <text:p>48</text:p>
          </table:table-cell>
          <table:table-cell table:style-name="ce3" table:formula="of:=60/[.E27]*1000*120" office:value-type="float" office:value="150000" calcext:value-type="float">
            <text:p>15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7]+1" office:value-type="float" office:value="27" calcext:value-type="float">
            <text:p>27</text:p>
          </table:table-cell>
          <table:table-cell table:style-name="ce3" office:value-type="string" calcext:value-type="string">
            <text:p>a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27]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60/[.E28]*1000*120" office:value-type="float" office:value="180000" calcext:value-type="float">
            <text:p>1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8]+1" office:value-type="float" office:value="28" calcext:value-type="float">
            <text:p>28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8]" office:value-type="float" office:value="1" calcext:value-type="float">
            <text:p>1</text:p>
          </table:table-cell>
          <table:table-cell table:style-name="ce3" table:formula="of:=[.D28]" office:value-type="float" office:value="2" calcext:value-type="float">
            <text:p>2</text:p>
          </table:table-cell>
          <table:table-cell table:style-name="ce3" table:formula="of:=[.E28]+2" office:value-type="float" office:value="42" calcext:value-type="float">
            <text:p>42</text:p>
          </table:table-cell>
          <table:table-cell table:style-name="ce3" table:formula="of:=60/[.E29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9]+1" office:value-type="float" office:value="29" calcext:value-type="float">
            <text:p>29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9]+1" office:value-type="float" office:value="2" calcext:value-type="float">
            <text:p>2</text:p>
          </table:table-cell>
          <table:table-cell table:style-name="ce3" table:formula="of:=[.D29]" office:value-type="float" office:value="2" calcext:value-type="float">
            <text:p>2</text:p>
          </table:table-cell>
          <table:table-cell table:style-name="ce3" table:formula="of:=[.E29]" office:value-type="float" office:value="42" calcext:value-type="float">
            <text:p>42</text:p>
          </table:table-cell>
          <table:table-cell table:style-name="ce3" table:formula="of:=60/[.E30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0]+1" office:value-type="float" office:value="30" calcext:value-type="float">
            <text:p>30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30]" office:value-type="float" office:value="2" calcext:value-type="float">
            <text:p>2</text:p>
          </table:table-cell>
          <table:table-cell table:style-name="ce3" table:formula="of:=[.D30]" office:value-type="float" office:value="2" calcext:value-type="float">
            <text:p>2</text:p>
          </table:table-cell>
          <table:table-cell table:style-name="ce3" table:formula="of:=[.E30]+2" office:value-type="float" office:value="44" calcext:value-type="float">
            <text:p>44</text:p>
          </table:table-cell>
          <table:table-cell table:style-name="ce3" table:formula="of:=60/[.E31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1]+1" office:value-type="float" office:value="31" calcext:value-type="float">
            <text:p>31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31]+1" office:value-type="float" office:value="3" calcext:value-type="float">
            <text:p>3</text:p>
          </table:table-cell>
          <table:table-cell table:style-name="ce3" table:formula="of:=[.D31]" office:value-type="float" office:value="2" calcext:value-type="float">
            <text:p>2</text:p>
          </table:table-cell>
          <table:table-cell table:style-name="ce3" table:formula="of:=[.E31]" office:value-type="float" office:value="44" calcext:value-type="float">
            <text:p>44</text:p>
          </table:table-cell>
          <table:table-cell table:style-name="ce3" table:formula="of:=60/[.E32]*1000*120" office:value-type="float" office:value="163636.363636364" calcext:value-type="float">
            <text:p>163636,363636364</text:p>
          </table:table-cell>
          <table:table-cell table:style-name="ce3" office:value-type="string" calcext:value-type="string">
            <text:p>Você exercitou a segunda corda!</text:p>
          </table:table-cell>
          <table:table-cell table:number-columns-repeated="1017"/>
        </table:table-row>
        <table:table-row table:style-name="ro2">
          <table:table-cell table:style-name="ce1" table:formula="of:=[.A32]+1" office:value-type="float" office:value="32" calcext:value-type="float">
            <text:p>32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32]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E32]+2" office:value-type="float" office:value="46" calcext:value-type="float">
            <text:p>46</text:p>
          </table:table-cell>
          <table:table-cell table:style-name="ce3" table:formula="of:=60/[.E33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3]+1" office:value-type="float" office:value="33" calcext:value-type="float">
            <text:p>33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33]+1" office:value-type="float" office:value="4" calcext:value-type="float">
            <text:p>4</text:p>
          </table:table-cell>
          <table:table-cell table:style-name="ce3" table:formula="of:=[.D33]" office:value-type="float" office:value="3" calcext:value-type="float">
            <text:p>3</text:p>
          </table:table-cell>
          <table:table-cell table:style-name="ce3" table:formula="of:=[.E33]" office:value-type="float" office:value="46" calcext:value-type="float">
            <text:p>46</text:p>
          </table:table-cell>
          <table:table-cell table:style-name="ce3" table:formula="of:=60/[.E34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4]+1" office:value-type="float" office:value="34" calcext:value-type="float">
            <text:p>34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34]" office:value-type="float" office:value="4" calcext:value-type="float">
            <text:p>4</text:p>
          </table:table-cell>
          <table:table-cell table:style-name="ce3" table:formula="of:=[.D34]" office:value-type="float" office:value="3" calcext:value-type="float">
            <text:p>3</text:p>
          </table:table-cell>
          <table:table-cell table:style-name="ce3" table:formula="of:=[.E34]+2" office:value-type="float" office:value="48" calcext:value-type="float">
            <text:p>48</text:p>
          </table:table-cell>
          <table:table-cell table:style-name="ce3" table:formula="of:=60/[.E35]*1000*120" office:value-type="float" office:value="150000" calcext:value-type="float">
            <text:p>150000</text:p>
          </table:table-cell>
          <table:table-cell table:style-name="ce3" office:value-type="string" calcext:value-type="string">
            <text:p>Ganhou o terceiro troféu!</text:p>
          </table:table-cell>
          <table:table-cell table:number-columns-repeated="1017"/>
        </table:table-row>
        <table:table-row table:style-name="ro2">
          <table:table-cell table:style-name="ce1" table:formula="of:=[.A35]+1" office:value-type="float" office:value="35" calcext:value-type="float">
            <text:p>35</text:p>
          </table:table-cell>
          <table:table-cell table:style-name="ce3" office:value-type="string" calcext:value-type="string">
            <text:p>a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35]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60/[.E36]*1000*120" office:value-type="float" office:value="180000" calcext:value-type="float">
            <text:p>1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6]+1" office:value-type="float" office:value="36" calcext:value-type="float">
            <text:p>36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36]" office:value-type="float" office:value="1" calcext:value-type="float">
            <text:p>1</text:p>
          </table:table-cell>
          <table:table-cell table:style-name="ce3" table:formula="of:=[.D36]" office:value-type="float" office:value="3" calcext:value-type="float">
            <text:p>3</text:p>
          </table:table-cell>
          <table:table-cell table:style-name="ce3" table:formula="of:=[.E36]+2" office:value-type="float" office:value="42" calcext:value-type="float">
            <text:p>42</text:p>
          </table:table-cell>
          <table:table-cell table:style-name="ce3" table:formula="of:=60/[.E37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7]+1" office:value-type="float" office:value="37" calcext:value-type="float">
            <text:p>37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37]+1" office:value-type="float" office:value="2" calcext:value-type="float">
            <text:p>2</text:p>
          </table:table-cell>
          <table:table-cell table:style-name="ce3" table:formula="of:=[.D37]" office:value-type="float" office:value="3" calcext:value-type="float">
            <text:p>3</text:p>
          </table:table-cell>
          <table:table-cell table:style-name="ce3" table:formula="of:=[.E37]" office:value-type="float" office:value="42" calcext:value-type="float">
            <text:p>42</text:p>
          </table:table-cell>
          <table:table-cell table:style-name="ce3" table:formula="of:=60/[.E38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8]+1" office:value-type="float" office:value="38" calcext:value-type="float">
            <text:p>38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38]" office:value-type="float" office:value="2" calcext:value-type="float">
            <text:p>2</text:p>
          </table:table-cell>
          <table:table-cell table:style-name="ce3" table:formula="of:=[.D38]" office:value-type="float" office:value="3" calcext:value-type="float">
            <text:p>3</text:p>
          </table:table-cell>
          <table:table-cell table:style-name="ce3" table:formula="of:=[.E38]+2" office:value-type="float" office:value="44" calcext:value-type="float">
            <text:p>44</text:p>
          </table:table-cell>
          <table:table-cell table:style-name="ce3" table:formula="of:=60/[.E39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9]+1" office:value-type="float" office:value="39" calcext:value-type="float">
            <text:p>39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39]+1" office:value-type="float" office:value="3" calcext:value-type="float">
            <text:p>3</text:p>
          </table:table-cell>
          <table:table-cell table:style-name="ce3" table:formula="of:=[.D39]" office:value-type="float" office:value="3" calcext:value-type="float">
            <text:p>3</text:p>
          </table:table-cell>
          <table:table-cell table:style-name="ce3" table:formula="of:=[.E39]" office:value-type="float" office:value="44" calcext:value-type="float">
            <text:p>44</text:p>
          </table:table-cell>
          <table:table-cell table:style-name="ce3" table:formula="of:=60/[.E40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0]+1" office:value-type="float" office:value="40" calcext:value-type="float">
            <text:p>40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0]" office:value-type="float" office:value="3" calcext:value-type="float">
            <text:p>3</text:p>
          </table:table-cell>
          <table:table-cell table:style-name="ce3" table:formula="of:=[.D40]" office:value-type="float" office:value="3" calcext:value-type="float">
            <text:p>3</text:p>
          </table:table-cell>
          <table:table-cell table:style-name="ce3" table:formula="of:=[.E40]+2" office:value-type="float" office:value="46" calcext:value-type="float">
            <text:p>46</text:p>
          </table:table-cell>
          <table:table-cell table:style-name="ce3" table:formula="of:=60/[.E41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1]+1" office:value-type="float" office:value="41" calcext:value-type="float">
            <text:p>41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1]+1" office:value-type="float" office:value="4" calcext:value-type="float">
            <text:p>4</text:p>
          </table:table-cell>
          <table:table-cell table:style-name="ce3" table:formula="of:=[.D41]" office:value-type="float" office:value="3" calcext:value-type="float">
            <text:p>3</text:p>
          </table:table-cell>
          <table:table-cell table:style-name="ce3" table:formula="of:=[.E41]" office:value-type="float" office:value="46" calcext:value-type="float">
            <text:p>46</text:p>
          </table:table-cell>
          <table:table-cell table:style-name="ce3" table:formula="of:=60/[.E42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2]+1" office:value-type="float" office:value="42" calcext:value-type="float">
            <text:p>42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2]" office:value-type="float" office:value="4" calcext:value-type="float">
            <text:p>4</text:p>
          </table:table-cell>
          <table:table-cell table:style-name="ce3" table:formula="of:=[.D42]" office:value-type="float" office:value="3" calcext:value-type="float">
            <text:p>3</text:p>
          </table:table-cell>
          <table:table-cell table:style-name="ce3" table:formula="of:=[.E42]+2" office:value-type="float" office:value="48" calcext:value-type="float">
            <text:p>48</text:p>
          </table:table-cell>
          <table:table-cell table:style-name="ce3" table:formula="of:=60/[.E43]*1000*120" office:value-type="float" office:value="150000" calcext:value-type="float">
            <text:p>15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3]+1" office:value-type="float" office:value="43" calcext:value-type="float">
            <text:p>43</text:p>
          </table:table-cell>
          <table:table-cell table:style-name="ce3" office:value-type="string" calcext:value-type="string">
            <text:p>a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43]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60/[.E44]*1000*120" office:value-type="float" office:value="180000" calcext:value-type="float">
            <text:p>1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4]+1" office:value-type="float" office:value="44" calcext:value-type="float">
            <text:p>44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4]" office:value-type="float" office:value="1" calcext:value-type="float">
            <text:p>1</text:p>
          </table:table-cell>
          <table:table-cell table:style-name="ce3" table:formula="of:=[.D44]" office:value-type="float" office:value="3" calcext:value-type="float">
            <text:p>3</text:p>
          </table:table-cell>
          <table:table-cell table:style-name="ce3" table:formula="of:=[.E44]+2" office:value-type="float" office:value="42" calcext:value-type="float">
            <text:p>42</text:p>
          </table:table-cell>
          <table:table-cell table:style-name="ce3" table:formula="of:=60/[.E45]*1000*120" office:value-type="float" office:value="171428.571428571" calcext:value-type="float">
            <text:p>171428,571428571</text:p>
          </table:table-cell>
          <table:table-cell table:style-name="ce3" office:value-type="string" calcext:value-type="string">
            <text:p>Você exercitou a terceira corda!</text:p>
          </table:table-cell>
          <table:table-cell table:number-columns-repeated="1017"/>
        </table:table-row>
        <table:table-row table:style-name="ro2">
          <table:table-cell table:style-name="ce1" table:formula="of:=[.A45]+1" office:value-type="float" office:value="45" calcext:value-type="float">
            <text:p>45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5]+1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E45]" office:value-type="float" office:value="42" calcext:value-type="float">
            <text:p>42</text:p>
          </table:table-cell>
          <table:table-cell table:style-name="ce3" table:formula="of:=60/[.E46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6]+1" office:value-type="float" office:value="46" calcext:value-type="float">
            <text:p>46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6]" office:value-type="float" office:value="2" calcext:value-type="float">
            <text:p>2</text:p>
          </table:table-cell>
          <table:table-cell table:style-name="ce3" table:formula="of:=[.D46]" office:value-type="float" office:value="4" calcext:value-type="float">
            <text:p>4</text:p>
          </table:table-cell>
          <table:table-cell table:style-name="ce3" table:formula="of:=[.E46]+2" office:value-type="float" office:value="44" calcext:value-type="float">
            <text:p>44</text:p>
          </table:table-cell>
          <table:table-cell table:style-name="ce3" table:formula="of:=60/[.E47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7]+1" office:value-type="float" office:value="47" calcext:value-type="float">
            <text:p>47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7]+1" office:value-type="float" office:value="3" calcext:value-type="float">
            <text:p>3</text:p>
          </table:table-cell>
          <table:table-cell table:style-name="ce3" table:formula="of:=[.D47]" office:value-type="float" office:value="4" calcext:value-type="float">
            <text:p>4</text:p>
          </table:table-cell>
          <table:table-cell table:style-name="ce3" table:formula="of:=[.E47]" office:value-type="float" office:value="44" calcext:value-type="float">
            <text:p>44</text:p>
          </table:table-cell>
          <table:table-cell table:style-name="ce3" table:formula="of:=60/[.E48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8]+1" office:value-type="float" office:value="48" calcext:value-type="float">
            <text:p>48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8]" office:value-type="float" office:value="3" calcext:value-type="float">
            <text:p>3</text:p>
          </table:table-cell>
          <table:table-cell table:style-name="ce3" table:formula="of:=[.D48]" office:value-type="float" office:value="4" calcext:value-type="float">
            <text:p>4</text:p>
          </table:table-cell>
          <table:table-cell table:style-name="ce3" table:formula="of:=[.E48]+2" office:value-type="float" office:value="46" calcext:value-type="float">
            <text:p>46</text:p>
          </table:table-cell>
          <table:table-cell table:style-name="ce3" table:formula="of:=60/[.E49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9]+1" office:value-type="float" office:value="49" calcext:value-type="float">
            <text:p>49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9]+1" office:value-type="float" office:value="4" calcext:value-type="float">
            <text:p>4</text:p>
          </table:table-cell>
          <table:table-cell table:style-name="ce3" table:formula="of:=[.D49]" office:value-type="float" office:value="4" calcext:value-type="float">
            <text:p>4</text:p>
          </table:table-cell>
          <table:table-cell table:style-name="ce3" table:formula="of:=[.E49]" office:value-type="float" office:value="46" calcext:value-type="float">
            <text:p>46</text:p>
          </table:table-cell>
          <table:table-cell table:style-name="ce3" table:formula="of:=60/[.E50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0]+1" office:value-type="float" office:value="50" calcext:value-type="float">
            <text:p>50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0]" office:value-type="float" office:value="4" calcext:value-type="float">
            <text:p>4</text:p>
          </table:table-cell>
          <table:table-cell table:style-name="ce3" table:formula="of:=[.D50]" office:value-type="float" office:value="4" calcext:value-type="float">
            <text:p>4</text:p>
          </table:table-cell>
          <table:table-cell table:style-name="ce3" table:formula="of:=[.E50]+2" office:value-type="float" office:value="48" calcext:value-type="float">
            <text:p>48</text:p>
          </table:table-cell>
          <table:table-cell table:style-name="ce3" table:formula="of:=60/[.E51]*1000*120" office:value-type="float" office:value="150000" calcext:value-type="float">
            <text:p>15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1]+1" office:value-type="float" office:value="51" calcext:value-type="float">
            <text:p>51</text:p>
          </table:table-cell>
          <table:table-cell table:style-name="ce3" office:value-type="string" calcext:value-type="string">
            <text:p>a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51]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60/[.E52]*1000*120" office:value-type="float" office:value="180000" calcext:value-type="float">
            <text:p>1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2]+1" office:value-type="float" office:value="52" calcext:value-type="float">
            <text:p>52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2]" office:value-type="float" office:value="1" calcext:value-type="float">
            <text:p>1</text:p>
          </table:table-cell>
          <table:table-cell table:style-name="ce3" table:formula="of:=[.D52]" office:value-type="float" office:value="4" calcext:value-type="float">
            <text:p>4</text:p>
          </table:table-cell>
          <table:table-cell table:style-name="ce3" table:formula="of:=[.E52]+2" office:value-type="float" office:value="42" calcext:value-type="float">
            <text:p>42</text:p>
          </table:table-cell>
          <table:table-cell table:style-name="ce3" table:formula="of:=60/[.E53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3]+1" office:value-type="float" office:value="53" calcext:value-type="float">
            <text:p>53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3]+1" office:value-type="float" office:value="2" calcext:value-type="float">
            <text:p>2</text:p>
          </table:table-cell>
          <table:table-cell table:style-name="ce3" table:formula="of:=[.D53]" office:value-type="float" office:value="4" calcext:value-type="float">
            <text:p>4</text:p>
          </table:table-cell>
          <table:table-cell table:style-name="ce3" table:formula="of:=[.E53]" office:value-type="float" office:value="42" calcext:value-type="float">
            <text:p>42</text:p>
          </table:table-cell>
          <table:table-cell table:style-name="ce3" table:formula="of:=60/[.E54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4]+1" office:value-type="float" office:value="54" calcext:value-type="float">
            <text:p>54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4]" office:value-type="float" office:value="2" calcext:value-type="float">
            <text:p>2</text:p>
          </table:table-cell>
          <table:table-cell table:style-name="ce3" table:formula="of:=[.D54]" office:value-type="float" office:value="4" calcext:value-type="float">
            <text:p>4</text:p>
          </table:table-cell>
          <table:table-cell table:style-name="ce3" table:formula="of:=[.E54]+2" office:value-type="float" office:value="44" calcext:value-type="float">
            <text:p>44</text:p>
          </table:table-cell>
          <table:table-cell table:style-name="ce3" table:formula="of:=60/[.E55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5]+1" office:value-type="float" office:value="55" calcext:value-type="float">
            <text:p>55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5]+1" office:value-type="float" office:value="3" calcext:value-type="float">
            <text:p>3</text:p>
          </table:table-cell>
          <table:table-cell table:style-name="ce3" table:formula="of:=[.D55]" office:value-type="float" office:value="4" calcext:value-type="float">
            <text:p>4</text:p>
          </table:table-cell>
          <table:table-cell table:style-name="ce3" table:formula="of:=[.E55]" office:value-type="float" office:value="44" calcext:value-type="float">
            <text:p>44</text:p>
          </table:table-cell>
          <table:table-cell table:style-name="ce3" table:formula="of:=60/[.E56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6]+1" office:value-type="float" office:value="56" calcext:value-type="float">
            <text:p>56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6]" office:value-type="float" office:value="3" calcext:value-type="float">
            <text:p>3</text:p>
          </table:table-cell>
          <table:table-cell table:style-name="ce3" table:formula="of:=[.D56]" office:value-type="float" office:value="4" calcext:value-type="float">
            <text:p>4</text:p>
          </table:table-cell>
          <table:table-cell table:style-name="ce3" table:formula="of:=[.E56]+2" office:value-type="float" office:value="46" calcext:value-type="float">
            <text:p>46</text:p>
          </table:table-cell>
          <table:table-cell table:style-name="ce3" table:formula="of:=60/[.E57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7]+1" office:value-type="float" office:value="57" calcext:value-type="float">
            <text:p>57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7]+1" office:value-type="float" office:value="4" calcext:value-type="float">
            <text:p>4</text:p>
          </table:table-cell>
          <table:table-cell table:style-name="ce3" table:formula="of:=[.D57]" office:value-type="float" office:value="4" calcext:value-type="float">
            <text:p>4</text:p>
          </table:table-cell>
          <table:table-cell table:style-name="ce3" table:formula="of:=[.E57]" office:value-type="float" office:value="46" calcext:value-type="float">
            <text:p>46</text:p>
          </table:table-cell>
          <table:table-cell table:style-name="ce3" table:formula="of:=60/[.E58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 table:formula="of:=[.A58]+1" office:value-type="float" office:value="58" calcext:value-type="float">
            <text:p>58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8]" office:value-type="float" office:value="4" calcext:value-type="float">
            <text:p>4</text:p>
          </table:table-cell>
          <table:table-cell table:style-name="ce3" table:formula="of:=[.D58]" office:value-type="float" office:value="4" calcext:value-type="float">
            <text:p>4</text:p>
          </table:table-cell>
          <table:table-cell table:style-name="ce3" table:formula="of:=[.E58]+2" office:value-type="float" office:value="48" calcext:value-type="float">
            <text:p>48</text:p>
          </table:table-cell>
          <table:table-cell table:style-name="ce3" table:formula="of:=60/[.E59]*1000*120" office:value-type="float" office:value="150000" calcext:value-type="float">
            <text:p>150000</text:p>
          </table:table-cell>
          <table:table-cell table:style-name="ce3" office:value-type="string" calcext:value-type="string">
            <text:p>Você exercitou todas as cordas! Que tal dar uma acelerada? Ganhou o quarto troféu!</text:p>
          </table:table-cell>
          <table:table-cell table:number-columns-repeated="1017"/>
        </table:table-row>
        <table:table-row table:style-name="ro2">
          <table:table-cell table:style-name="ce1" table:formula="of:=[.A59]+1" office:value-type="float" office:value="59" calcext:value-type="float">
            <text:p>59</text:p>
          </table:table-cell>
          <table:table-cell table:style-name="ce3" office:value-type="string" calcext:value-type="string">
            <text:p>b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60/[.E60]*1000*120" office:value-type="float" office:value="144000" calcext:value-type="float">
            <text:p>144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0]+1" office:value-type="float" office:value="60" calcext:value-type="float">
            <text:p>60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0]+1" office:value-type="float" office:value="2" calcext:value-type="float">
            <text:p>2</text:p>
          </table:table-cell>
          <table:table-cell table:style-name="ce3" table:formula="of:=[.D60]" office:value-type="float" office:value="1" calcext:value-type="float">
            <text:p>1</text:p>
          </table:table-cell>
          <table:table-cell table:style-name="ce3" table:formula="of:=[.E60]+2" office:value-type="float" office:value="52" calcext:value-type="float">
            <text:p>52</text:p>
          </table:table-cell>
          <table:table-cell table:style-name="ce3" table:formula="of:=60/[.E61]*1000*120" office:value-type="float" office:value="138461.538461538" calcext:value-type="float">
            <text:p>138461,53846153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1]+1" office:value-type="float" office:value="61" calcext:value-type="float">
            <text:p>61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1]+1" office:value-type="float" office:value="3" calcext:value-type="float">
            <text:p>3</text:p>
          </table:table-cell>
          <table:table-cell table:style-name="ce3" table:formula="of:=[.D61]" office:value-type="float" office:value="1" calcext:value-type="float">
            <text:p>1</text:p>
          </table:table-cell>
          <table:table-cell table:style-name="ce3" table:formula="of:=[.E61]+2" office:value-type="float" office:value="54" calcext:value-type="float">
            <text:p>54</text:p>
          </table:table-cell>
          <table:table-cell table:style-name="ce3" table:formula="of:=60/[.E62]*1000*120" office:value-type="float" office:value="133333.333333333" calcext:value-type="float">
            <text:p>133333,33333333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2]+1" office:value-type="float" office:value="62" calcext:value-type="float">
            <text:p>62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2]+1" office:value-type="float" office:value="4" calcext:value-type="float">
            <text:p>4</text:p>
          </table:table-cell>
          <table:table-cell table:style-name="ce3" table:formula="of:=[.D62]" office:value-type="float" office:value="1" calcext:value-type="float">
            <text:p>1</text:p>
          </table:table-cell>
          <table:table-cell table:style-name="ce3" table:formula="of:=[.E62]+2" office:value-type="float" office:value="56" calcext:value-type="float">
            <text:p>56</text:p>
          </table:table-cell>
          <table:table-cell table:style-name="ce3" table:formula="of:=60/[.E63]*1000*120" office:value-type="float" office:value="128571.428571429" calcext:value-type="float">
            <text:p>128571,42857142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3]+1" office:value-type="float" office:value="63" calcext:value-type="float">
            <text:p>63</text:p>
          </table:table-cell>
          <table:table-cell table:style-name="ce3" office:value-type="string" calcext:value-type="string">
            <text:p>b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[.E63]+2" office:value-type="float" office:value="58" calcext:value-type="float">
            <text:p>58</text:p>
          </table:table-cell>
          <table:table-cell table:style-name="ce3" table:formula="of:=60/[.E64]*1000*120" office:value-type="float" office:value="124137.931034483" calcext:value-type="float">
            <text:p>124137,93103448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4]+1" office:value-type="float" office:value="64" calcext:value-type="float">
            <text:p>64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4]+1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E64]+2" office:value-type="float" office:value="60" calcext:value-type="float">
            <text:p>60</text:p>
          </table:table-cell>
          <table:table-cell table:style-name="ce3" table:formula="of:=60/[.E65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5]+1" office:value-type="float" office:value="65" calcext:value-type="float">
            <text:p>65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5]+1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E65]+2" office:value-type="float" office:value="62" calcext:value-type="float">
            <text:p>62</text:p>
          </table:table-cell>
          <table:table-cell table:style-name="ce3" table:formula="of:=60/[.E66]*1000*120" office:value-type="float" office:value="116129.032258065" calcext:value-type="float">
            <text:p>116129,03225806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6]+1" office:value-type="float" office:value="66" calcext:value-type="float">
            <text:p>66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6]+1" office:value-type="float" office:value="4" calcext:value-type="float">
            <text:p>4</text:p>
          </table:table-cell>
          <table:table-cell table:style-name="ce3" table:formula="of:=[.D66]" office:value-type="float" office:value="2" calcext:value-type="float">
            <text:p>2</text:p>
          </table:table-cell>
          <table:table-cell table:style-name="ce3" table:formula="of:=[.E66]+2" office:value-type="float" office:value="64" calcext:value-type="float">
            <text:p>64</text:p>
          </table:table-cell>
          <table:table-cell table:style-name="ce3" table:formula="of:=60/[.E67]*1000*120" office:value-type="float" office:value="112500" calcext:value-type="float">
            <text:p>1125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7]+1" office:value-type="float" office:value="67" calcext:value-type="float">
            <text:p>67</text:p>
          </table:table-cell>
          <table:table-cell table:style-name="ce3" office:value-type="string" calcext:value-type="string">
            <text:p>b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67]" office:value-type="float" office:value="2" calcext:value-type="float">
            <text:p>2</text:p>
          </table:table-cell>
          <table:table-cell table:style-name="ce3" table:formula="of:=[.E67]+2" office:value-type="float" office:value="66" calcext:value-type="float">
            <text:p>66</text:p>
          </table:table-cell>
          <table:table-cell table:style-name="ce3" table:formula="of:=60/[.E68]*1000*120" office:value-type="float" office:value="109090.909090909" calcext:value-type="float">
            <text:p>109090,90909090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8]+1" office:value-type="float" office:value="68" calcext:value-type="float">
            <text:p>68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8]+1" office:value-type="float" office:value="2" calcext:value-type="float">
            <text:p>2</text:p>
          </table:table-cell>
          <table:table-cell table:style-name="ce3" table:formula="of:=[.D68]" office:value-type="float" office:value="2" calcext:value-type="float">
            <text:p>2</text:p>
          </table:table-cell>
          <table:table-cell table:style-name="ce3" table:formula="of:=[.E68]+2" office:value-type="float" office:value="68" calcext:value-type="float">
            <text:p>68</text:p>
          </table:table-cell>
          <table:table-cell table:style-name="ce3" table:formula="of:=60/[.E69]*1000*120" office:value-type="float" office:value="105882.352941176" calcext:value-type="float">
            <text:p>105882,35294117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9]+1" office:value-type="float" office:value="69" calcext:value-type="float">
            <text:p>69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9]+1" office:value-type="float" office:value="3" calcext:value-type="float">
            <text:p>3</text:p>
          </table:table-cell>
          <table:table-cell table:style-name="ce3" table:formula="of:=[.D69]" office:value-type="float" office:value="2" calcext:value-type="float">
            <text:p>2</text:p>
          </table:table-cell>
          <table:table-cell table:style-name="ce3" table:formula="of:=[.E69]+2" office:value-type="float" office:value="70" calcext:value-type="float">
            <text:p>70</text:p>
          </table:table-cell>
          <table:table-cell table:style-name="ce3" table:formula="of:=60/[.E70]*1000*120" office:value-type="float" office:value="102857.142857143" calcext:value-type="float">
            <text:p>102857,14285714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0]+1" office:value-type="float" office:value="70" calcext:value-type="float">
            <text:p>70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0]+1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E70]+2" office:value-type="float" office:value="72" calcext:value-type="float">
            <text:p>72</text:p>
          </table:table-cell>
          <table:table-cell table:style-name="ce3" table:formula="of:=60/[.E71]*1000*120" office:value-type="float" office:value="100000" calcext:value-type="float">
            <text:p>10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1]+1" office:value-type="float" office:value="71" calcext:value-type="float">
            <text:p>71</text:p>
          </table:table-cell>
          <table:table-cell table:style-name="ce3" office:value-type="string" calcext:value-type="string">
            <text:p>b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E71]+2" office:value-type="float" office:value="74" calcext:value-type="float">
            <text:p>74</text:p>
          </table:table-cell>
          <table:table-cell table:style-name="ce3" table:formula="of:=60/[.E72]*1000*120" office:value-type="float" office:value="97297.2972972973" calcext:value-type="float">
            <text:p>97297,297297297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2]+1" office:value-type="float" office:value="72" calcext:value-type="float">
            <text:p>72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2]+1" office:value-type="float" office:value="2" calcext:value-type="float">
            <text:p>2</text:p>
          </table:table-cell>
          <table:table-cell table:style-name="ce3" table:formula="of:=[.D72]" office:value-type="float" office:value="3" calcext:value-type="float">
            <text:p>3</text:p>
          </table:table-cell>
          <table:table-cell table:style-name="ce3" table:formula="of:=[.E72]+2" office:value-type="float" office:value="76" calcext:value-type="float">
            <text:p>76</text:p>
          </table:table-cell>
          <table:table-cell table:style-name="ce3" table:formula="of:=60/[.E73]*1000*120" office:value-type="float" office:value="94736.8421052632" calcext:value-type="float">
            <text:p>94736,842105263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3]+1" office:value-type="float" office:value="73" calcext:value-type="float">
            <text:p>73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3]+1" office:value-type="float" office:value="3" calcext:value-type="float">
            <text:p>3</text:p>
          </table:table-cell>
          <table:table-cell table:style-name="ce3" table:formula="of:=[.D73]" office:value-type="float" office:value="3" calcext:value-type="float">
            <text:p>3</text:p>
          </table:table-cell>
          <table:table-cell table:style-name="ce3" table:formula="of:=[.E73]+2" office:value-type="float" office:value="78" calcext:value-type="float">
            <text:p>78</text:p>
          </table:table-cell>
          <table:table-cell table:style-name="ce3" table:formula="of:=60/[.E74]*1000*120" office:value-type="float" office:value="92307.6923076923" calcext:value-type="float">
            <text:p>92307,692307692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4]+1" office:value-type="float" office:value="74" calcext:value-type="float">
            <text:p>74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4]+1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E74]+2" office:value-type="float" office:value="80" calcext:value-type="float">
            <text:p>80</text:p>
          </table:table-cell>
          <table:table-cell table:style-name="ce3" table:formula="of:=60/[.E75]*1000*120" office:value-type="float" office:value="90000" calcext:value-type="float">
            <text:p>9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5]+1" office:value-type="float" office:value="75" calcext:value-type="float">
            <text:p>75</text:p>
          </table:table-cell>
          <table:table-cell table:style-name="ce3" office:value-type="string" calcext:value-type="string">
            <text:p>b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E75]+2" office:value-type="float" office:value="82" calcext:value-type="float">
            <text:p>82</text:p>
          </table:table-cell>
          <table:table-cell table:style-name="ce3" table:formula="of:=60/[.E76]*1000*120" office:value-type="float" office:value="87804.8780487805" calcext:value-type="float">
            <text:p>87804,878048780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6]+1" office:value-type="float" office:value="76" calcext:value-type="float">
            <text:p>76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6]+1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E76]+2" office:value-type="float" office:value="84" calcext:value-type="float">
            <text:p>84</text:p>
          </table:table-cell>
          <table:table-cell table:style-name="ce3" table:formula="of:=60/[.E77]*1000*120" office:value-type="float" office:value="85714.2857142857" calcext:value-type="float">
            <text:p>85714,285714285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7]+1" office:value-type="float" office:value="77" calcext:value-type="float">
            <text:p>77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7]+1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E77]+2" office:value-type="float" office:value="86" calcext:value-type="float">
            <text:p>86</text:p>
          </table:table-cell>
          <table:table-cell table:style-name="ce3" table:formula="of:=60/[.E78]*1000*120" office:value-type="float" office:value="83720.9302325581" calcext:value-type="float">
            <text:p>83720,930232558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8]+1" office:value-type="float" office:value="78" calcext:value-type="float">
            <text:p>78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8]+1" office:value-type="float" office:value="4" calcext:value-type="float">
            <text:p>4</text:p>
          </table:table-cell>
          <table:table-cell table:style-name="ce3" table:formula="of:=[.D78]" office:value-type="float" office:value="4" calcext:value-type="float">
            <text:p>4</text:p>
          </table:table-cell>
          <table:table-cell table:style-name="ce3" table:formula="of:=[.E78]+2" office:value-type="float" office:value="88" calcext:value-type="float">
            <text:p>88</text:p>
          </table:table-cell>
          <table:table-cell table:style-name="ce3" table:formula="of:=60/[.E79]*1000*120" office:value-type="float" office:value="81818.1818181818" calcext:value-type="float">
            <text:p>81818,181818181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9]+1" office:value-type="float" office:value="79" calcext:value-type="float">
            <text:p>79</text:p>
          </table:table-cell>
          <table:table-cell table:style-name="ce3" office:value-type="string" calcext:value-type="string">
            <text:p>b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E79]+2" office:value-type="float" office:value="90" calcext:value-type="float">
            <text:p>90</text:p>
          </table:table-cell>
          <table:table-cell table:style-name="ce3" table:formula="of:=60/[.E80]*1000*120" office:value-type="float" office:value="80000" calcext:value-type="float">
            <text:p>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0]+1" office:value-type="float" office:value="80" calcext:value-type="float">
            <text:p>80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80]+1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E80]+2" office:value-type="float" office:value="92" calcext:value-type="float">
            <text:p>92</text:p>
          </table:table-cell>
          <table:table-cell table:style-name="ce3" table:formula="of:=60/[.E81]*1000*120" office:value-type="float" office:value="78260.8695652174" calcext:value-type="float">
            <text:p>78260,869565217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1]+1" office:value-type="float" office:value="81" calcext:value-type="float">
            <text:p>81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81]+1" office:value-type="float" office:value="3" calcext:value-type="float">
            <text:p>3</text:p>
          </table:table-cell>
          <table:table-cell table:style-name="ce3" table:formula="of:=[.D81]" office:value-type="float" office:value="4" calcext:value-type="float">
            <text:p>4</text:p>
          </table:table-cell>
          <table:table-cell table:style-name="ce3" table:formula="of:=[.E81]+2" office:value-type="float" office:value="94" calcext:value-type="float">
            <text:p>94</text:p>
          </table:table-cell>
          <table:table-cell table:style-name="ce3" table:formula="of:=60/[.E82]*1000*120" office:value-type="float" office:value="76595.7446808511" calcext:value-type="float">
            <text:p>76595,7446808511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 table:formula="of:=[.A82]+1" office:value-type="float" office:value="82" calcext:value-type="float">
            <text:p>82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82]+1" office:value-type="float" office:value="4" calcext:value-type="float">
            <text:p>4</text:p>
          </table:table-cell>
          <table:table-cell table:style-name="ce3" table:formula="of:=[.D82]" office:value-type="float" office:value="4" calcext:value-type="float">
            <text:p>4</text:p>
          </table:table-cell>
          <table:table-cell table:style-name="ce3" table:formula="of:=[.E82]+2" office:value-type="float" office:value="96" calcext:value-type="float">
            <text:p>96</text:p>
          </table:table-cell>
          <table:table-cell table:style-name="ce3" table:formula="of:=60/[.E83]*1000*120" office:value-type="float" office:value="75000" calcext:value-type="float">
            <text:p>75000</text:p>
          </table:table-cell>
          <table:table-cell table:style-name="ce3" office:value-type="string" calcext:value-type="string">
            <text:p>Você pegou o jeito! Vamos tentar com várias cordas? Ganhou o quinto troféu</text:p>
          </table:table-cell>
          <table:table-cell table:number-columns-repeated="1017"/>
        </table:table-row>
        <table:table-row table:style-name="ro2">
          <table:table-cell table:style-name="ce1" table:formula="of:=[.A83]+1" office:value-type="float" office:value="83" calcext:value-type="float">
            <text:p>83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wn-to-up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60/[.E84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4]+1" office:value-type="float" office:value="84" calcext:value-type="float">
            <text:p>84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84]+1" office:value-type="float" office:value="2" calcext:value-type="float">
            <text:p>2</text:p>
          </table:table-cell>
          <table:table-cell table:style-name="ce3" table:formula="of:=[.D84]" office:value-type="string" office:string-value="down-to-up" calcext:value-type="string">
            <text:p>down-to-up</text:p>
          </table:table-cell>
          <table:table-cell table:style-name="ce3" table:formula="of:=[.E84]" office:value-type="float" office:value="60" calcext:value-type="float">
            <text:p>60</text:p>
          </table:table-cell>
          <table:table-cell table:style-name="ce3" table:formula="of:=60/[.E85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5]+1" office:value-type="float" office:value="85" calcext:value-type="float">
            <text:p>85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85]+1" office:value-type="float" office:value="3" calcext:value-type="float">
            <text:p>3</text:p>
          </table:table-cell>
          <table:table-cell table:style-name="ce3" table:formula="of:=[.D85]" office:value-type="string" office:string-value="down-to-up" calcext:value-type="string">
            <text:p>down-to-up</text:p>
          </table:table-cell>
          <table:table-cell table:style-name="ce3" table:formula="of:=[.E85]" office:value-type="float" office:value="60" calcext:value-type="float">
            <text:p>60</text:p>
          </table:table-cell>
          <table:table-cell table:style-name="ce3" table:formula="of:=60/[.E86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6]+1" office:value-type="float" office:value="86" calcext:value-type="float">
            <text:p>86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86]+1" office:value-type="float" office:value="4" calcext:value-type="float">
            <text:p>4</text:p>
          </table:table-cell>
          <table:table-cell table:style-name="ce3" table:formula="of:=[.D86]" office:value-type="string" office:string-value="down-to-up" calcext:value-type="string">
            <text:p>down-to-up</text:p>
          </table:table-cell>
          <table:table-cell table:style-name="ce3" table:formula="of:=[.E86]" office:value-type="float" office:value="60" calcext:value-type="float">
            <text:p>60</text:p>
          </table:table-cell>
          <table:table-cell table:style-name="ce3" table:formula="of:=60/[.E87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7]+1" office:value-type="float" office:value="87" calcext:value-type="float">
            <text:p>87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p-to-down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60/[.E88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8]+1" office:value-type="float" office:value="88" calcext:value-type="float">
            <text:p>88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88]+1" office:value-type="float" office:value="2" calcext:value-type="float">
            <text:p>2</text:p>
          </table:table-cell>
          <table:table-cell table:style-name="ce3" office:value-type="string" calcext:value-type="string">
            <text:p>up-to-down</text:p>
          </table:table-cell>
          <table:table-cell table:style-name="ce3" table:formula="of:=[.E88]" office:value-type="float" office:value="60" calcext:value-type="float">
            <text:p>60</text:p>
          </table:table-cell>
          <table:table-cell table:style-name="ce3" table:formula="of:=60/[.E89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9]+1" office:value-type="float" office:value="89" calcext:value-type="float">
            <text:p>89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89]+1" office:value-type="float" office:value="3" calcext:value-type="float">
            <text:p>3</text:p>
          </table:table-cell>
          <table:table-cell table:style-name="ce3" table:formula="of:=[.D88]" office:value-type="string" office:string-value="up-to-down" calcext:value-type="string">
            <text:p>up-to-down</text:p>
          </table:table-cell>
          <table:table-cell table:style-name="ce3" table:formula="of:=[.E89]" office:value-type="float" office:value="60" calcext:value-type="float">
            <text:p>60</text:p>
          </table:table-cell>
          <table:table-cell table:style-name="ce3" table:formula="of:=60/[.E90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0]+1" office:value-type="float" office:value="90" calcext:value-type="float">
            <text:p>90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0]+1" office:value-type="float" office:value="4" calcext:value-type="float">
            <text:p>4</text:p>
          </table:table-cell>
          <table:table-cell table:style-name="ce3" office:value-type="string" calcext:value-type="string">
            <text:p>up-to-down</text:p>
          </table:table-cell>
          <table:table-cell table:style-name="ce3" table:formula="of:=[.E90]" office:value-type="float" office:value="60" calcext:value-type="float">
            <text:p>60</text:p>
          </table:table-cell>
          <table:table-cell table:style-name="ce3" table:formula="of:=60/[.E91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1]+1" office:value-type="float" office:value="91" calcext:value-type="float">
            <text:p>91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wn-to-up</text:p>
          </table:table-cell>
          <table:table-cell table:style-name="ce3" table:formula="of:=[.E91]+2" office:value-type="float" office:value="62" calcext:value-type="float">
            <text:p>62</text:p>
          </table:table-cell>
          <table:table-cell table:style-name="ce3" table:formula="of:=60/[.E92]*1000*120" office:value-type="float" office:value="116129.032258065" calcext:value-type="float">
            <text:p>116129,03225806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2]+1" office:value-type="float" office:value="92" calcext:value-type="float">
            <text:p>92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2]+1" office:value-type="float" office:value="2" calcext:value-type="float">
            <text:p>2</text:p>
          </table:table-cell>
          <table:table-cell table:style-name="ce3" table:formula="of:=[.D91]" office:value-type="string" office:string-value="up-to-down" calcext:value-type="string">
            <text:p>up-to-down</text:p>
          </table:table-cell>
          <table:table-cell table:style-name="ce3" table:formula="of:=[.E92]+2" office:value-type="float" office:value="64" calcext:value-type="float">
            <text:p>64</text:p>
          </table:table-cell>
          <table:table-cell table:style-name="ce3" table:formula="of:=60/[.E93]*1000*120" office:value-type="float" office:value="112500" calcext:value-type="float">
            <text:p>1125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3]+1" office:value-type="float" office:value="93" calcext:value-type="float">
            <text:p>93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3]+1" office:value-type="float" office:value="3" calcext:value-type="float">
            <text:p>3</text:p>
          </table:table-cell>
          <table:table-cell table:style-name="ce3" table:formula="of:=[.D92]" office:value-type="string" office:string-value="down-to-up" calcext:value-type="string">
            <text:p>down-to-up</text:p>
          </table:table-cell>
          <table:table-cell table:style-name="ce3" table:formula="of:=[.E93]+2" office:value-type="float" office:value="66" calcext:value-type="float">
            <text:p>66</text:p>
          </table:table-cell>
          <table:table-cell table:style-name="ce3" table:formula="of:=60/[.E94]*1000*120" office:value-type="float" office:value="109090.909090909" calcext:value-type="float">
            <text:p>109090,90909090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4]+1" office:value-type="float" office:value="94" calcext:value-type="float">
            <text:p>94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4]+1" office:value-type="float" office:value="4" calcext:value-type="float">
            <text:p>4</text:p>
          </table:table-cell>
          <table:table-cell table:style-name="ce3" table:formula="of:=[.D93]" office:value-type="string" office:string-value="up-to-down" calcext:value-type="string">
            <text:p>up-to-down</text:p>
          </table:table-cell>
          <table:table-cell table:style-name="ce3" table:formula="of:=[.E94]+2" office:value-type="float" office:value="68" calcext:value-type="float">
            <text:p>68</text:p>
          </table:table-cell>
          <table:table-cell table:style-name="ce3" table:formula="of:=60/[.E95]*1000*120" office:value-type="float" office:value="105882.352941176" calcext:value-type="float">
            <text:p>105882,35294117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5]+1" office:value-type="float" office:value="95" calcext:value-type="float">
            <text:p>95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94]" office:value-type="string" office:string-value="down-to-up" calcext:value-type="string">
            <text:p>down-to-up</text:p>
          </table:table-cell>
          <table:table-cell table:style-name="ce3" table:formula="of:=[.E95]+2" office:value-type="float" office:value="70" calcext:value-type="float">
            <text:p>70</text:p>
          </table:table-cell>
          <table:table-cell table:style-name="ce3" table:formula="of:=60/[.E96]*1000*120" office:value-type="float" office:value="102857.142857143" calcext:value-type="float">
            <text:p>102857,14285714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6]+1" office:value-type="float" office:value="96" calcext:value-type="float">
            <text:p>96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6]+1" office:value-type="float" office:value="2" calcext:value-type="float">
            <text:p>2</text:p>
          </table:table-cell>
          <table:table-cell table:style-name="ce3" table:formula="of:=[.D95]" office:value-type="string" office:string-value="up-to-down" calcext:value-type="string">
            <text:p>up-to-down</text:p>
          </table:table-cell>
          <table:table-cell table:style-name="ce3" table:formula="of:=[.E96]+2" office:value-type="float" office:value="72" calcext:value-type="float">
            <text:p>72</text:p>
          </table:table-cell>
          <table:table-cell table:style-name="ce3" table:formula="of:=60/[.E97]*1000*120" office:value-type="float" office:value="100000" calcext:value-type="float">
            <text:p>10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7]+1" office:value-type="float" office:value="97" calcext:value-type="float">
            <text:p>97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7]+1" office:value-type="float" office:value="3" calcext:value-type="float">
            <text:p>3</text:p>
          </table:table-cell>
          <table:table-cell table:style-name="ce3" table:formula="of:=[.D96]" office:value-type="string" office:string-value="down-to-up" calcext:value-type="string">
            <text:p>down-to-up</text:p>
          </table:table-cell>
          <table:table-cell table:style-name="ce3" table:formula="of:=[.E97]+2" office:value-type="float" office:value="74" calcext:value-type="float">
            <text:p>74</text:p>
          </table:table-cell>
          <table:table-cell table:style-name="ce3" table:formula="of:=60/[.E98]*1000*120" office:value-type="float" office:value="97297.2972972973" calcext:value-type="float">
            <text:p>97297,297297297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8]+1" office:value-type="float" office:value="98" calcext:value-type="float">
            <text:p>98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8]+1" office:value-type="float" office:value="4" calcext:value-type="float">
            <text:p>4</text:p>
          </table:table-cell>
          <table:table-cell table:style-name="ce3" table:formula="of:=[.D97]" office:value-type="string" office:string-value="up-to-down" calcext:value-type="string">
            <text:p>up-to-down</text:p>
          </table:table-cell>
          <table:table-cell table:style-name="ce3" table:formula="of:=[.E98]+2" office:value-type="float" office:value="76" calcext:value-type="float">
            <text:p>76</text:p>
          </table:table-cell>
          <table:table-cell table:style-name="ce3" table:formula="of:=60/[.E99]*1000*120" office:value-type="float" office:value="94736.8421052632" calcext:value-type="float">
            <text:p>94736,842105263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9]+1" office:value-type="float" office:value="99" calcext:value-type="float">
            <text:p>99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98]" office:value-type="string" office:string-value="down-to-up" calcext:value-type="string">
            <text:p>down-to-up</text:p>
          </table:table-cell>
          <table:table-cell table:style-name="ce3" table:formula="of:=[.E99]+2" office:value-type="float" office:value="78" calcext:value-type="float">
            <text:p>78</text:p>
          </table:table-cell>
          <table:table-cell table:style-name="ce3" table:formula="of:=60/[.E100]*1000*120" office:value-type="float" office:value="92307.6923076923" calcext:value-type="float">
            <text:p>92307,692307692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0]+1" office:value-type="float" office:value="100" calcext:value-type="float">
            <text:p>100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0]+1" office:value-type="float" office:value="2" calcext:value-type="float">
            <text:p>2</text:p>
          </table:table-cell>
          <table:table-cell table:style-name="ce3" table:formula="of:=[.D99]" office:value-type="string" office:string-value="up-to-down" calcext:value-type="string">
            <text:p>up-to-down</text:p>
          </table:table-cell>
          <table:table-cell table:style-name="ce3" table:formula="of:=[.E100]+2" office:value-type="float" office:value="80" calcext:value-type="float">
            <text:p>80</text:p>
          </table:table-cell>
          <table:table-cell table:style-name="ce3" table:formula="of:=60/[.E101]*1000*120" office:value-type="float" office:value="90000" calcext:value-type="float">
            <text:p>9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1]+1" office:value-type="float" office:value="101" calcext:value-type="float">
            <text:p>101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1]+1" office:value-type="float" office:value="3" calcext:value-type="float">
            <text:p>3</text:p>
          </table:table-cell>
          <table:table-cell table:style-name="ce3" table:formula="of:=[.D100]" office:value-type="string" office:string-value="down-to-up" calcext:value-type="string">
            <text:p>down-to-up</text:p>
          </table:table-cell>
          <table:table-cell table:style-name="ce3" table:formula="of:=[.E101]+2" office:value-type="float" office:value="82" calcext:value-type="float">
            <text:p>82</text:p>
          </table:table-cell>
          <table:table-cell table:style-name="ce3" table:formula="of:=60/[.E102]*1000*120" office:value-type="float" office:value="87804.8780487805" calcext:value-type="float">
            <text:p>87804,878048780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2]+1" office:value-type="float" office:value="102" calcext:value-type="float">
            <text:p>102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2]+1" office:value-type="float" office:value="4" calcext:value-type="float">
            <text:p>4</text:p>
          </table:table-cell>
          <table:table-cell table:style-name="ce3" table:formula="of:=[.D101]" office:value-type="string" office:string-value="up-to-down" calcext:value-type="string">
            <text:p>up-to-down</text:p>
          </table:table-cell>
          <table:table-cell table:style-name="ce3" table:formula="of:=[.E102]+2" office:value-type="float" office:value="84" calcext:value-type="float">
            <text:p>84</text:p>
          </table:table-cell>
          <table:table-cell table:style-name="ce3" table:formula="of:=60/[.E103]*1000*120" office:value-type="float" office:value="85714.2857142857" calcext:value-type="float">
            <text:p>85714,285714285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3]+1" office:value-type="float" office:value="103" calcext:value-type="float">
            <text:p>103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02]" office:value-type="string" office:string-value="down-to-up" calcext:value-type="string">
            <text:p>down-to-up</text:p>
          </table:table-cell>
          <table:table-cell table:style-name="ce3" table:formula="of:=[.E103]+2" office:value-type="float" office:value="86" calcext:value-type="float">
            <text:p>86</text:p>
          </table:table-cell>
          <table:table-cell table:style-name="ce3" table:formula="of:=60/[.E104]*1000*120" office:value-type="float" office:value="83720.9302325581" calcext:value-type="float">
            <text:p>83720,930232558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4]+1" office:value-type="float" office:value="104" calcext:value-type="float">
            <text:p>104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4]+1" office:value-type="float" office:value="2" calcext:value-type="float">
            <text:p>2</text:p>
          </table:table-cell>
          <table:table-cell table:style-name="ce3" table:formula="of:=[.D103]" office:value-type="string" office:string-value="up-to-down" calcext:value-type="string">
            <text:p>up-to-down</text:p>
          </table:table-cell>
          <table:table-cell table:style-name="ce3" table:formula="of:=[.E104]+2" office:value-type="float" office:value="88" calcext:value-type="float">
            <text:p>88</text:p>
          </table:table-cell>
          <table:table-cell table:style-name="ce3" table:formula="of:=60/[.E105]*1000*120" office:value-type="float" office:value="81818.1818181818" calcext:value-type="float">
            <text:p>81818,181818181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5]+1" office:value-type="float" office:value="105" calcext:value-type="float">
            <text:p>105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5]+1" office:value-type="float" office:value="3" calcext:value-type="float">
            <text:p>3</text:p>
          </table:table-cell>
          <table:table-cell table:style-name="ce3" table:formula="of:=[.D104]" office:value-type="string" office:string-value="down-to-up" calcext:value-type="string">
            <text:p>down-to-up</text:p>
          </table:table-cell>
          <table:table-cell table:style-name="ce3" table:formula="of:=[.E105]+2" office:value-type="float" office:value="90" calcext:value-type="float">
            <text:p>90</text:p>
          </table:table-cell>
          <table:table-cell table:style-name="ce3" table:formula="of:=60/[.E106]*1000*120" office:value-type="float" office:value="80000" calcext:value-type="float">
            <text:p>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6]+1" office:value-type="float" office:value="106" calcext:value-type="float">
            <text:p>106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6]+1" office:value-type="float" office:value="4" calcext:value-type="float">
            <text:p>4</text:p>
          </table:table-cell>
          <table:table-cell table:style-name="ce3" table:formula="of:=[.D105]" office:value-type="string" office:string-value="up-to-down" calcext:value-type="string">
            <text:p>up-to-down</text:p>
          </table:table-cell>
          <table:table-cell table:style-name="ce3" table:formula="of:=[.E106]+2" office:value-type="float" office:value="92" calcext:value-type="float">
            <text:p>92</text:p>
          </table:table-cell>
          <table:table-cell table:style-name="ce3" table:formula="of:=60/[.E107]*1000*120" office:value-type="float" office:value="78260.8695652174" calcext:value-type="float">
            <text:p>78260,869565217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7]+1" office:value-type="float" office:value="107" calcext:value-type="float">
            <text:p>107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06]" office:value-type="string" office:string-value="down-to-up" calcext:value-type="string">
            <text:p>down-to-up</text:p>
          </table:table-cell>
          <table:table-cell table:style-name="ce3" table:formula="of:=[.E107]+2" office:value-type="float" office:value="94" calcext:value-type="float">
            <text:p>94</text:p>
          </table:table-cell>
          <table:table-cell table:style-name="ce3" table:formula="of:=60/[.E108]*1000*120" office:value-type="float" office:value="76595.7446808511" calcext:value-type="float">
            <text:p>76595,744680851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8]+1" office:value-type="float" office:value="108" calcext:value-type="float">
            <text:p>108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8]+1" office:value-type="float" office:value="2" calcext:value-type="float">
            <text:p>2</text:p>
          </table:table-cell>
          <table:table-cell table:style-name="ce3" table:formula="of:=[.D107]" office:value-type="string" office:string-value="up-to-down" calcext:value-type="string">
            <text:p>up-to-down</text:p>
          </table:table-cell>
          <table:table-cell table:style-name="ce3" table:formula="of:=[.E108]+2" office:value-type="float" office:value="96" calcext:value-type="float">
            <text:p>96</text:p>
          </table:table-cell>
          <table:table-cell table:style-name="ce3" table:formula="of:=60/[.E109]*1000*120" office:value-type="float" office:value="75000" calcext:value-type="float">
            <text:p>75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9]+1" office:value-type="float" office:value="109" calcext:value-type="float">
            <text:p>109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9]+1" office:value-type="float" office:value="3" calcext:value-type="float">
            <text:p>3</text:p>
          </table:table-cell>
          <table:table-cell table:style-name="ce3" table:formula="of:=[.D108]" office:value-type="string" office:string-value="down-to-up" calcext:value-type="string">
            <text:p>down-to-up</text:p>
          </table:table-cell>
          <table:table-cell table:style-name="ce3" table:formula="of:=[.E109]+2" office:value-type="float" office:value="98" calcext:value-type="float">
            <text:p>98</text:p>
          </table:table-cell>
          <table:table-cell table:style-name="ce3" table:formula="of:=60/[.E110]*1000*120" office:value-type="float" office:value="73469.387755102" calcext:value-type="float">
            <text:p>73469,38775510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0]+1" office:value-type="float" office:value="110" calcext:value-type="float">
            <text:p>110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0]+1" office:value-type="float" office:value="4" calcext:value-type="float">
            <text:p>4</text:p>
          </table:table-cell>
          <table:table-cell table:style-name="ce3" table:formula="of:=[.D109]" office:value-type="string" office:string-value="up-to-down" calcext:value-type="string">
            <text:p>up-to-down</text:p>
          </table:table-cell>
          <table:table-cell table:style-name="ce3" table:formula="of:=[.E110]+2" office:value-type="float" office:value="100" calcext:value-type="float">
            <text:p>100</text:p>
          </table:table-cell>
          <table:table-cell table:style-name="ce3" table:formula="of:=60/[.E111]*1000*120" office:value-type="float" office:value="72000" calcext:value-type="float">
            <text:p>72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1]+1" office:value-type="float" office:value="111" calcext:value-type="float">
            <text:p>111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10]" office:value-type="string" office:string-value="down-to-up" calcext:value-type="string">
            <text:p>down-to-up</text:p>
          </table:table-cell>
          <table:table-cell table:style-name="ce3" table:formula="of:=[.E111]+2" office:value-type="float" office:value="102" calcext:value-type="float">
            <text:p>102</text:p>
          </table:table-cell>
          <table:table-cell table:style-name="ce3" table:formula="of:=60/[.E112]*1000*120" office:value-type="float" office:value="70588.2352941177" calcext:value-type="float">
            <text:p>70588,235294117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2]+1" office:value-type="float" office:value="112" calcext:value-type="float">
            <text:p>112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2]+1" office:value-type="float" office:value="2" calcext:value-type="float">
            <text:p>2</text:p>
          </table:table-cell>
          <table:table-cell table:style-name="ce3" table:formula="of:=[.D111]" office:value-type="string" office:string-value="up-to-down" calcext:value-type="string">
            <text:p>up-to-down</text:p>
          </table:table-cell>
          <table:table-cell table:style-name="ce3" table:formula="of:=[.E112]+2" office:value-type="float" office:value="104" calcext:value-type="float">
            <text:p>104</text:p>
          </table:table-cell>
          <table:table-cell table:style-name="ce3" table:formula="of:=60/[.E113]*1000*120" office:value-type="float" office:value="69230.7692307692" calcext:value-type="float">
            <text:p>69230,769230769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3]+1" office:value-type="float" office:value="113" calcext:value-type="float">
            <text:p>113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3]+1" office:value-type="float" office:value="3" calcext:value-type="float">
            <text:p>3</text:p>
          </table:table-cell>
          <table:table-cell table:style-name="ce3" table:formula="of:=[.D112]" office:value-type="string" office:string-value="down-to-up" calcext:value-type="string">
            <text:p>down-to-up</text:p>
          </table:table-cell>
          <table:table-cell table:style-name="ce3" table:formula="of:=[.E113]+2" office:value-type="float" office:value="106" calcext:value-type="float">
            <text:p>106</text:p>
          </table:table-cell>
          <table:table-cell table:style-name="ce3" table:formula="of:=60/[.E114]*1000*120" office:value-type="float" office:value="67924.5283018868" calcext:value-type="float">
            <text:p>67924,528301886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4]+1" office:value-type="float" office:value="114" calcext:value-type="float">
            <text:p>114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4]+1" office:value-type="float" office:value="4" calcext:value-type="float">
            <text:p>4</text:p>
          </table:table-cell>
          <table:table-cell table:style-name="ce3" table:formula="of:=[.D113]" office:value-type="string" office:string-value="up-to-down" calcext:value-type="string">
            <text:p>up-to-down</text:p>
          </table:table-cell>
          <table:table-cell table:style-name="ce3" table:formula="of:=[.E114]+2" office:value-type="float" office:value="108" calcext:value-type="float">
            <text:p>108</text:p>
          </table:table-cell>
          <table:table-cell table:style-name="ce3" table:formula="of:=60/[.E115]*1000*120" office:value-type="float" office:value="66666.6666666667" calcext:value-type="float">
            <text:p>66666,666666666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5]+1" office:value-type="float" office:value="115" calcext:value-type="float">
            <text:p>115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14]" office:value-type="string" office:string-value="down-to-up" calcext:value-type="string">
            <text:p>down-to-up</text:p>
          </table:table-cell>
          <table:table-cell table:style-name="ce3" table:formula="of:=[.E115]+2" office:value-type="float" office:value="110" calcext:value-type="float">
            <text:p>110</text:p>
          </table:table-cell>
          <table:table-cell table:style-name="ce3" table:formula="of:=60/[.E116]*1000*120" office:value-type="float" office:value="65454.5454545455" calcext:value-type="float">
            <text:p>65454,545454545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6]+1" office:value-type="float" office:value="116" calcext:value-type="float">
            <text:p>116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6]+1" office:value-type="float" office:value="2" calcext:value-type="float">
            <text:p>2</text:p>
          </table:table-cell>
          <table:table-cell table:style-name="ce3" table:formula="of:=[.D115]" office:value-type="string" office:string-value="up-to-down" calcext:value-type="string">
            <text:p>up-to-down</text:p>
          </table:table-cell>
          <table:table-cell table:style-name="ce3" table:formula="of:=[.E116]+2" office:value-type="float" office:value="112" calcext:value-type="float">
            <text:p>112</text:p>
          </table:table-cell>
          <table:table-cell table:style-name="ce3" table:formula="of:=60/[.E117]*1000*120" office:value-type="float" office:value="64285.7142857143" calcext:value-type="float">
            <text:p>64285,714285714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7]+1" office:value-type="float" office:value="117" calcext:value-type="float">
            <text:p>117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7]+1" office:value-type="float" office:value="3" calcext:value-type="float">
            <text:p>3</text:p>
          </table:table-cell>
          <table:table-cell table:style-name="ce3" table:formula="of:=[.D116]" office:value-type="string" office:string-value="down-to-up" calcext:value-type="string">
            <text:p>down-to-up</text:p>
          </table:table-cell>
          <table:table-cell table:style-name="ce3" table:formula="of:=[.E117]+2" office:value-type="float" office:value="114" calcext:value-type="float">
            <text:p>114</text:p>
          </table:table-cell>
          <table:table-cell table:style-name="ce3" table:formula="of:=60/[.E118]*1000*120" office:value-type="float" office:value="63157.8947368421" calcext:value-type="float">
            <text:p>63157,894736842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8]+1" office:value-type="float" office:value="118" calcext:value-type="float">
            <text:p>118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8]+1" office:value-type="float" office:value="4" calcext:value-type="float">
            <text:p>4</text:p>
          </table:table-cell>
          <table:table-cell table:style-name="ce3" table:formula="of:=[.D117]" office:value-type="string" office:string-value="up-to-down" calcext:value-type="string">
            <text:p>up-to-down</text:p>
          </table:table-cell>
          <table:table-cell table:style-name="ce3" table:formula="of:=[.E118]+2" office:value-type="float" office:value="116" calcext:value-type="float">
            <text:p>116</text:p>
          </table:table-cell>
          <table:table-cell table:style-name="ce3" table:formula="of:=60/[.E119]*1000*120" office:value-type="float" office:value="62068.9655172414" calcext:value-type="float">
            <text:p>62068,965517241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9]+1" office:value-type="float" office:value="119" calcext:value-type="float">
            <text:p>119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18]" office:value-type="string" office:string-value="down-to-up" calcext:value-type="string">
            <text:p>down-to-up</text:p>
          </table:table-cell>
          <table:table-cell table:style-name="ce3" table:formula="of:=[.E119]+2" office:value-type="float" office:value="118" calcext:value-type="float">
            <text:p>118</text:p>
          </table:table-cell>
          <table:table-cell table:style-name="ce3" table:formula="of:=60/[.E120]*1000*120" office:value-type="float" office:value="61016.9491525424" calcext:value-type="float">
            <text:p>61016,9491525424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 table:formula="of:=[.A120]+1" office:value-type="float" office:value="120" calcext:value-type="float">
            <text:p>120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20]+1" office:value-type="float" office:value="2" calcext:value-type="float">
            <text:p>2</text:p>
          </table:table-cell>
          <table:table-cell table:style-name="ce3" table:formula="of:=[.D119]" office:value-type="string" office:string-value="up-to-down" calcext:value-type="string">
            <text:p>up-to-down</text:p>
          </table:table-cell>
          <table:table-cell table:style-name="ce3" table:formula="of:=[.E120]+2" office:value-type="float" office:value="120" calcext:value-type="float">
            <text:p>120</text:p>
          </table:table-cell>
          <table:table-cell table:style-name="ce3" table:formula="of:=60/[.E121]*1000*120" office:value-type="float" office:value="60000" calcext:value-type="float">
            <text:p>60000</text:p>
          </table:table-cell>
          <table:table-cell table:style-name="ce3" office:value-type="string" calcext:value-type="string">
            <text:p>Você está ficando fera! Ganhou o sexto troféu!</text:p>
          </table:table-cell>
          <table:table-cell table:number-columns-repeated="1017"/>
        </table:table-row>
        <table:table-row table:style-name="ro2">
          <table:table-cell table:style-name="ce1" table:formula="of:=[.A121]+1" office:value-type="float" office:value="121" calcext:value-type="float">
            <text:p>121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1]+1" office:value-type="float" office:value="3" calcext:value-type="float">
            <text:p>3</text:p>
          </table:table-cell>
          <table:table-cell table:style-name="ce3" table:formula="of:=[.D120]" office:value-type="string" office:string-value="down-to-up" calcext:value-type="string">
            <text:p>down-to-up</text:p>
          </table:table-cell>
          <table:table-cell table:style-name="ce3" table:formula="of:=[.E121]+1" office:value-type="float" office:value="121" calcext:value-type="float">
            <text:p>121</text:p>
          </table:table-cell>
          <table:table-cell table:style-name="ce3" table:formula="of:=60/[.E122]*1000*120" office:value-type="float" office:value="59504.132231405" calcext:value-type="float">
            <text:p>59504,13223140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2]+1" office:value-type="float" office:value="122" calcext:value-type="float">
            <text:p>122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2]+1" office:value-type="float" office:value="4" calcext:value-type="float">
            <text:p>4</text:p>
          </table:table-cell>
          <table:table-cell table:style-name="ce3" table:formula="of:=[.D121]" office:value-type="string" office:string-value="up-to-down" calcext:value-type="string">
            <text:p>up-to-down</text:p>
          </table:table-cell>
          <table:table-cell table:style-name="ce3" table:formula="of:=[.E122]+1" office:value-type="float" office:value="122" calcext:value-type="float">
            <text:p>122</text:p>
          </table:table-cell>
          <table:table-cell table:style-name="ce3" table:formula="of:=60/[.E123]*1000*120" office:value-type="float" office:value="59016.393442623" calcext:value-type="float">
            <text:p>59016,39344262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3]+1" office:value-type="float" office:value="123" calcext:value-type="float">
            <text:p>123</text:p>
          </table:table-cell>
          <table:table-cell table:style-name="ce3" office:value-type="string" calcext:value-type="string">
            <text:p>c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22]" office:value-type="string" office:string-value="down-to-up" calcext:value-type="string">
            <text:p>down-to-up</text:p>
          </table:table-cell>
          <table:table-cell table:style-name="ce3" table:formula="of:=[.E123]+1" office:value-type="float" office:value="123" calcext:value-type="float">
            <text:p>123</text:p>
          </table:table-cell>
          <table:table-cell table:style-name="ce3" table:formula="of:=60/[.E124]*1000*120" office:value-type="float" office:value="58536.5853658537" calcext:value-type="float">
            <text:p>58536,585365853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4]+1" office:value-type="float" office:value="124" calcext:value-type="float">
            <text:p>124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4]+1" office:value-type="float" office:value="2" calcext:value-type="float">
            <text:p>2</text:p>
          </table:table-cell>
          <table:table-cell table:style-name="ce3" table:formula="of:=[.D123]" office:value-type="string" office:string-value="up-to-down" calcext:value-type="string">
            <text:p>up-to-down</text:p>
          </table:table-cell>
          <table:table-cell table:style-name="ce3" table:formula="of:=[.E124]+1" office:value-type="float" office:value="124" calcext:value-type="float">
            <text:p>124</text:p>
          </table:table-cell>
          <table:table-cell table:style-name="ce3" table:formula="of:=60/[.E125]*1000*120" office:value-type="float" office:value="58064.5161290323" calcext:value-type="float">
            <text:p>58064,516129032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5]+1" office:value-type="float" office:value="125" calcext:value-type="float">
            <text:p>125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5]+1" office:value-type="float" office:value="3" calcext:value-type="float">
            <text:p>3</text:p>
          </table:table-cell>
          <table:table-cell table:style-name="ce3" table:formula="of:=[.D124]" office:value-type="string" office:string-value="down-to-up" calcext:value-type="string">
            <text:p>down-to-up</text:p>
          </table:table-cell>
          <table:table-cell table:style-name="ce3" table:formula="of:=[.E125]+1" office:value-type="float" office:value="125" calcext:value-type="float">
            <text:p>125</text:p>
          </table:table-cell>
          <table:table-cell table:style-name="ce3" table:formula="of:=60/[.E126]*1000*120" office:value-type="float" office:value="57600" calcext:value-type="float">
            <text:p>576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6]+1" office:value-type="float" office:value="126" calcext:value-type="float">
            <text:p>126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6]+1" office:value-type="float" office:value="4" calcext:value-type="float">
            <text:p>4</text:p>
          </table:table-cell>
          <table:table-cell table:style-name="ce3" table:formula="of:=[.D125]" office:value-type="string" office:string-value="up-to-down" calcext:value-type="string">
            <text:p>up-to-down</text:p>
          </table:table-cell>
          <table:table-cell table:style-name="ce3" table:formula="of:=[.E126]+1" office:value-type="float" office:value="126" calcext:value-type="float">
            <text:p>126</text:p>
          </table:table-cell>
          <table:table-cell table:style-name="ce3" table:formula="of:=60/[.E127]*1000*120" office:value-type="float" office:value="57142.8571428571" calcext:value-type="float">
            <text:p>57142,8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7]+1" office:value-type="float" office:value="127" calcext:value-type="float">
            <text:p>127</text:p>
          </table:table-cell>
          <table:table-cell table:style-name="ce3" office:value-type="string" calcext:value-type="string">
            <text:p>c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26]" office:value-type="string" office:string-value="down-to-up" calcext:value-type="string">
            <text:p>down-to-up</text:p>
          </table:table-cell>
          <table:table-cell table:style-name="ce3" table:formula="of:=[.E127]+1" office:value-type="float" office:value="127" calcext:value-type="float">
            <text:p>127</text:p>
          </table:table-cell>
          <table:table-cell table:style-name="ce3" table:formula="of:=60/[.E128]*1000*120" office:value-type="float" office:value="56692.9133858268" calcext:value-type="float">
            <text:p>56692,913385826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8]+1" office:value-type="float" office:value="128" calcext:value-type="float">
            <text:p>128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8]+1" office:value-type="float" office:value="2" calcext:value-type="float">
            <text:p>2</text:p>
          </table:table-cell>
          <table:table-cell table:style-name="ce3" table:formula="of:=[.D127]" office:value-type="string" office:string-value="up-to-down" calcext:value-type="string">
            <text:p>up-to-down</text:p>
          </table:table-cell>
          <table:table-cell table:style-name="ce3" table:formula="of:=[.E128]+1" office:value-type="float" office:value="128" calcext:value-type="float">
            <text:p>128</text:p>
          </table:table-cell>
          <table:table-cell table:style-name="ce3" table:formula="of:=60/[.E129]*1000*120" office:value-type="float" office:value="56250" calcext:value-type="float">
            <text:p>5625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9]+1" office:value-type="float" office:value="129" calcext:value-type="float">
            <text:p>129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9]+1" office:value-type="float" office:value="3" calcext:value-type="float">
            <text:p>3</text:p>
          </table:table-cell>
          <table:table-cell table:style-name="ce3" table:formula="of:=[.D128]" office:value-type="string" office:string-value="down-to-up" calcext:value-type="string">
            <text:p>down-to-up</text:p>
          </table:table-cell>
          <table:table-cell table:style-name="ce3" table:formula="of:=[.E129]+1" office:value-type="float" office:value="129" calcext:value-type="float">
            <text:p>129</text:p>
          </table:table-cell>
          <table:table-cell table:style-name="ce3" table:formula="of:=60/[.E130]*1000*120" office:value-type="float" office:value="55813.9534883721" calcext:value-type="float">
            <text:p>55813,953488372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0]+1" office:value-type="float" office:value="130" calcext:value-type="float">
            <text:p>130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30]+1" office:value-type="float" office:value="4" calcext:value-type="float">
            <text:p>4</text:p>
          </table:table-cell>
          <table:table-cell table:style-name="ce3" table:formula="of:=[.D129]" office:value-type="string" office:string-value="up-to-down" calcext:value-type="string">
            <text:p>up-to-down</text:p>
          </table:table-cell>
          <table:table-cell table:style-name="ce3" table:formula="of:=[.E130]+1" office:value-type="float" office:value="130" calcext:value-type="float">
            <text:p>130</text:p>
          </table:table-cell>
          <table:table-cell table:style-name="ce3" table:formula="of:=60/[.E131]*1000*120" office:value-type="float" office:value="55384.6153846154" calcext:value-type="float">
            <text:p>55384,615384615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1]+1" office:value-type="float" office:value="131" calcext:value-type="float">
            <text:p>131</text:p>
          </table:table-cell>
          <table:table-cell table:style-name="ce3" office:value-type="string" calcext:value-type="string">
            <text:p>c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30]" office:value-type="string" office:string-value="down-to-up" calcext:value-type="string">
            <text:p>down-to-up</text:p>
          </table:table-cell>
          <table:table-cell table:style-name="ce3" table:formula="of:=[.E131]+1" office:value-type="float" office:value="131" calcext:value-type="float">
            <text:p>131</text:p>
          </table:table-cell>
          <table:table-cell table:style-name="ce3" table:formula="of:=60/[.E132]*1000*120" office:value-type="float" office:value="54961.8320610687" calcext:value-type="float">
            <text:p>54961,832061068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2]+1" office:value-type="float" office:value="132" calcext:value-type="float">
            <text:p>132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32]+1" office:value-type="float" office:value="2" calcext:value-type="float">
            <text:p>2</text:p>
          </table:table-cell>
          <table:table-cell table:style-name="ce3" table:formula="of:=[.D131]" office:value-type="string" office:string-value="up-to-down" calcext:value-type="string">
            <text:p>up-to-down</text:p>
          </table:table-cell>
          <table:table-cell table:style-name="ce3" table:formula="of:=[.E132]+1" office:value-type="float" office:value="132" calcext:value-type="float">
            <text:p>132</text:p>
          </table:table-cell>
          <table:table-cell table:style-name="ce3" table:formula="of:=60/[.E133]*1000*120" office:value-type="float" office:value="54545.4545454545" calcext:value-type="float">
            <text:p>54545,454545454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3]+1" office:value-type="float" office:value="133" calcext:value-type="float">
            <text:p>133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33]+1" office:value-type="float" office:value="3" calcext:value-type="float">
            <text:p>3</text:p>
          </table:table-cell>
          <table:table-cell table:style-name="ce3" table:formula="of:=[.D132]" office:value-type="string" office:string-value="down-to-up" calcext:value-type="string">
            <text:p>down-to-up</text:p>
          </table:table-cell>
          <table:table-cell table:style-name="ce3" table:formula="of:=[.E133]+1" office:value-type="float" office:value="133" calcext:value-type="float">
            <text:p>133</text:p>
          </table:table-cell>
          <table:table-cell table:style-name="ce3" table:formula="of:=60/[.E134]*1000*120" office:value-type="float" office:value="54135.3383458647" calcext:value-type="float">
            <text:p>54135,338345864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4]+1" office:value-type="float" office:value="134" calcext:value-type="float">
            <text:p>134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34]+1" office:value-type="float" office:value="4" calcext:value-type="float">
            <text:p>4</text:p>
          </table:table-cell>
          <table:table-cell table:style-name="ce3" table:formula="of:=[.D133]" office:value-type="string" office:string-value="up-to-down" calcext:value-type="string">
            <text:p>up-to-down</text:p>
          </table:table-cell>
          <table:table-cell table:style-name="ce3" table:formula="of:=[.E134]+1" office:value-type="float" office:value="134" calcext:value-type="float">
            <text:p>134</text:p>
          </table:table-cell>
          <table:table-cell table:style-name="ce3" table:formula="of:=60/[.E135]*1000*120" office:value-type="float" office:value="53731.3432835821" calcext:value-type="float">
            <text:p>53731,343283582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5]+1" office:value-type="float" office:value="135" calcext:value-type="float">
            <text:p>135</text:p>
          </table:table-cell>
          <table:table-cell table:style-name="ce3" office:value-type="string" calcext:value-type="string">
            <text:p>c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34]" office:value-type="string" office:string-value="down-to-up" calcext:value-type="string">
            <text:p>down-to-up</text:p>
          </table:table-cell>
          <table:table-cell table:style-name="ce3" table:formula="of:=[.E135]+1" office:value-type="float" office:value="135" calcext:value-type="float">
            <text:p>135</text:p>
          </table:table-cell>
          <table:table-cell table:style-name="ce3" table:formula="of:=60/[.E136]*1000*120" office:value-type="float" office:value="53333.3333333333" calcext:value-type="float">
            <text:p>53333,3333333333</text:p>
          </table:table-cell>
          <table:table-cell table:style-name="ce3" office:value-type="string" calcext:value-type="string">
            <text:p>Ganhou o sétimo troféu!</text:p>
          </table:table-cell>
          <table:table-cell table:number-columns-repeated="1017"/>
        </table:table-row>
        <table:table-row table:style-name="ro2">
          <table:table-cell table:style-name="ce1" table:formula="of:=[.A136]+1" office:value-type="float" office:value="136" calcext:value-type="float">
            <text:p>136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36]+1" office:value-type="float" office:value="2" calcext:value-type="float">
            <text:p>2</text:p>
          </table:table-cell>
          <table:table-cell table:style-name="ce3" table:formula="of:=[.D135]" office:value-type="string" office:string-value="up-to-down" calcext:value-type="string">
            <text:p>up-to-down</text:p>
          </table:table-cell>
          <table:table-cell table:style-name="ce3" table:formula="of:=[.E136]+1" office:value-type="float" office:value="136" calcext:value-type="float">
            <text:p>136</text:p>
          </table:table-cell>
          <table:table-cell table:style-name="ce3" table:formula="of:=60/[.E137]*1000*120" office:value-type="float" office:value="52941.1764705882" calcext:value-type="float">
            <text:p>52941,176470588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7]+1" office:value-type="float" office:value="137" calcext:value-type="float">
            <text:p>137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37]+1" office:value-type="float" office:value="3" calcext:value-type="float">
            <text:p>3</text:p>
          </table:table-cell>
          <table:table-cell table:style-name="ce3" table:formula="of:=[.D136]" office:value-type="string" office:string-value="down-to-up" calcext:value-type="string">
            <text:p>down-to-up</text:p>
          </table:table-cell>
          <table:table-cell table:style-name="ce3" table:formula="of:=[.E137]+1" office:value-type="float" office:value="137" calcext:value-type="float">
            <text:p>137</text:p>
          </table:table-cell>
          <table:table-cell table:style-name="ce3" table:formula="of:=60/[.E138]*1000*120" office:value-type="float" office:value="52554.7445255474" calcext:value-type="float">
            <text:p>52554,744525547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8]+1" office:value-type="float" office:value="138" calcext:value-type="float">
            <text:p>138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38]+1" office:value-type="float" office:value="4" calcext:value-type="float">
            <text:p>4</text:p>
          </table:table-cell>
          <table:table-cell table:style-name="ce3" table:formula="of:=[.D137]" office:value-type="string" office:string-value="up-to-down" calcext:value-type="string">
            <text:p>up-to-down</text:p>
          </table:table-cell>
          <table:table-cell table:style-name="ce3" table:formula="of:=[.E138]+1" office:value-type="float" office:value="138" calcext:value-type="float">
            <text:p>138</text:p>
          </table:table-cell>
          <table:table-cell table:style-name="ce3" table:formula="of:=60/[.E139]*1000*120" office:value-type="float" office:value="52173.9130434783" calcext:value-type="float">
            <text:p>52173,913043478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9]+1" office:value-type="float" office:value="139" calcext:value-type="float">
            <text:p>139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38]" office:value-type="string" office:string-value="down-to-up" calcext:value-type="string">
            <text:p>down-to-up</text:p>
          </table:table-cell>
          <table:table-cell table:style-name="ce3" table:formula="of:=[.E139]+1" office:value-type="float" office:value="139" calcext:value-type="float">
            <text:p>139</text:p>
          </table:table-cell>
          <table:table-cell table:style-name="ce3" table:formula="of:=60/[.E140]*1000*120" office:value-type="float" office:value="51798.5611510791" calcext:value-type="float">
            <text:p>51798,561151079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0]+1" office:value-type="float" office:value="140" calcext:value-type="float">
            <text:p>140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0]+1" office:value-type="float" office:value="2" calcext:value-type="float">
            <text:p>2</text:p>
          </table:table-cell>
          <table:table-cell table:style-name="ce3" table:formula="of:=[.D139]" office:value-type="string" office:string-value="up-to-down" calcext:value-type="string">
            <text:p>up-to-down</text:p>
          </table:table-cell>
          <table:table-cell table:style-name="ce3" table:formula="of:=[.E140]+1" office:value-type="float" office:value="140" calcext:value-type="float">
            <text:p>140</text:p>
          </table:table-cell>
          <table:table-cell table:style-name="ce3" table:formula="of:=60/[.E141]*1000*120" office:value-type="float" office:value="51428.5714285714" calcext:value-type="float">
            <text:p>51428,571428571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1]+1" office:value-type="float" office:value="141" calcext:value-type="float">
            <text:p>141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1]+1" office:value-type="float" office:value="3" calcext:value-type="float">
            <text:p>3</text:p>
          </table:table-cell>
          <table:table-cell table:style-name="ce3" table:formula="of:=[.D140]" office:value-type="string" office:string-value="down-to-up" calcext:value-type="string">
            <text:p>down-to-up</text:p>
          </table:table-cell>
          <table:table-cell table:style-name="ce3" table:formula="of:=[.E141]+1" office:value-type="float" office:value="141" calcext:value-type="float">
            <text:p>141</text:p>
          </table:table-cell>
          <table:table-cell table:style-name="ce3" table:formula="of:=60/[.E142]*1000*120" office:value-type="float" office:value="51063.829787234" calcext:value-type="float">
            <text:p>51063,82978723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2]+1" office:value-type="float" office:value="142" calcext:value-type="float">
            <text:p>142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2]+1" office:value-type="float" office:value="4" calcext:value-type="float">
            <text:p>4</text:p>
          </table:table-cell>
          <table:table-cell table:style-name="ce3" table:formula="of:=[.D141]" office:value-type="string" office:string-value="up-to-down" calcext:value-type="string">
            <text:p>up-to-down</text:p>
          </table:table-cell>
          <table:table-cell table:style-name="ce3" table:formula="of:=[.E142]+1" office:value-type="float" office:value="142" calcext:value-type="float">
            <text:p>142</text:p>
          </table:table-cell>
          <table:table-cell table:style-name="ce3" table:formula="of:=60/[.E143]*1000*120" office:value-type="float" office:value="50704.2253521127" calcext:value-type="float">
            <text:p>50704,225352112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3]+1" office:value-type="float" office:value="143" calcext:value-type="float">
            <text:p>143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42]" office:value-type="string" office:string-value="down-to-up" calcext:value-type="string">
            <text:p>down-to-up</text:p>
          </table:table-cell>
          <table:table-cell table:style-name="ce3" table:formula="of:=[.E143]+1" office:value-type="float" office:value="143" calcext:value-type="float">
            <text:p>143</text:p>
          </table:table-cell>
          <table:table-cell table:style-name="ce3" table:formula="of:=60/[.E144]*1000*120" office:value-type="float" office:value="50349.6503496504" calcext:value-type="float">
            <text:p>50349,650349650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4]+1" office:value-type="float" office:value="144" calcext:value-type="float">
            <text:p>144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4]+1" office:value-type="float" office:value="2" calcext:value-type="float">
            <text:p>2</text:p>
          </table:table-cell>
          <table:table-cell table:style-name="ce3" table:formula="of:=[.D143]" office:value-type="string" office:string-value="up-to-down" calcext:value-type="string">
            <text:p>up-to-down</text:p>
          </table:table-cell>
          <table:table-cell table:style-name="ce3" table:formula="of:=[.E144]+1" office:value-type="float" office:value="144" calcext:value-type="float">
            <text:p>144</text:p>
          </table:table-cell>
          <table:table-cell table:style-name="ce3" table:formula="of:=60/[.E145]*1000*120" office:value-type="float" office:value="50000" calcext:value-type="float">
            <text:p>5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5]+1" office:value-type="float" office:value="145" calcext:value-type="float">
            <text:p>145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5]+1" office:value-type="float" office:value="3" calcext:value-type="float">
            <text:p>3</text:p>
          </table:table-cell>
          <table:table-cell table:style-name="ce3" table:formula="of:=[.D144]" office:value-type="string" office:string-value="down-to-up" calcext:value-type="string">
            <text:p>down-to-up</text:p>
          </table:table-cell>
          <table:table-cell table:style-name="ce3" table:formula="of:=[.E145]+1" office:value-type="float" office:value="145" calcext:value-type="float">
            <text:p>145</text:p>
          </table:table-cell>
          <table:table-cell table:style-name="ce3" table:formula="of:=60/[.E146]*1000*120" office:value-type="float" office:value="49655.1724137931" calcext:value-type="float">
            <text:p>49655,172413793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6]+1" office:value-type="float" office:value="146" calcext:value-type="float">
            <text:p>146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6]+1" office:value-type="float" office:value="4" calcext:value-type="float">
            <text:p>4</text:p>
          </table:table-cell>
          <table:table-cell table:style-name="ce3" table:formula="of:=[.D145]" office:value-type="string" office:string-value="up-to-down" calcext:value-type="string">
            <text:p>up-to-down</text:p>
          </table:table-cell>
          <table:table-cell table:style-name="ce3" table:formula="of:=[.E146]+1" office:value-type="float" office:value="146" calcext:value-type="float">
            <text:p>146</text:p>
          </table:table-cell>
          <table:table-cell table:style-name="ce3" table:formula="of:=60/[.E147]*1000*120" office:value-type="float" office:value="49315.0684931507" calcext:value-type="float">
            <text:p>49315,068493150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7]+1" office:value-type="float" office:value="147" calcext:value-type="float">
            <text:p>147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46]" office:value-type="string" office:string-value="down-to-up" calcext:value-type="string">
            <text:p>down-to-up</text:p>
          </table:table-cell>
          <table:table-cell table:style-name="ce3" table:formula="of:=[.E147]+1" office:value-type="float" office:value="147" calcext:value-type="float">
            <text:p>147</text:p>
          </table:table-cell>
          <table:table-cell table:style-name="ce3" table:formula="of:=60/[.E148]*1000*120" office:value-type="float" office:value="48979.5918367347" calcext:value-type="float">
            <text:p>48979,591836734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8]+1" office:value-type="float" office:value="148" calcext:value-type="float">
            <text:p>148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8]+1" office:value-type="float" office:value="2" calcext:value-type="float">
            <text:p>2</text:p>
          </table:table-cell>
          <table:table-cell table:style-name="ce3" table:formula="of:=[.D147]" office:value-type="string" office:string-value="up-to-down" calcext:value-type="string">
            <text:p>up-to-down</text:p>
          </table:table-cell>
          <table:table-cell table:style-name="ce3" table:formula="of:=[.E148]+1" office:value-type="float" office:value="148" calcext:value-type="float">
            <text:p>148</text:p>
          </table:table-cell>
          <table:table-cell table:style-name="ce3" table:formula="of:=60/[.E149]*1000*120" office:value-type="float" office:value="48648.6486486487" calcext:value-type="float">
            <text:p>48648,648648648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9]+1" office:value-type="float" office:value="149" calcext:value-type="float">
            <text:p>149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9]+1" office:value-type="float" office:value="3" calcext:value-type="float">
            <text:p>3</text:p>
          </table:table-cell>
          <table:table-cell table:style-name="ce3" table:formula="of:=[.D148]" office:value-type="string" office:string-value="down-to-up" calcext:value-type="string">
            <text:p>down-to-up</text:p>
          </table:table-cell>
          <table:table-cell table:style-name="ce3" table:formula="of:=[.E149]+1" office:value-type="float" office:value="149" calcext:value-type="float">
            <text:p>149</text:p>
          </table:table-cell>
          <table:table-cell table:style-name="ce3" table:formula="of:=60/[.E150]*1000*120" office:value-type="float" office:value="48322.1476510067" calcext:value-type="float">
            <text:p>48322,147651006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0]+1" office:value-type="float" office:value="150" calcext:value-type="float">
            <text:p>150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0]+1" office:value-type="float" office:value="4" calcext:value-type="float">
            <text:p>4</text:p>
          </table:table-cell>
          <table:table-cell table:style-name="ce3" table:formula="of:=[.D149]" office:value-type="string" office:string-value="up-to-down" calcext:value-type="string">
            <text:p>up-to-down</text:p>
          </table:table-cell>
          <table:table-cell table:style-name="ce3" table:formula="of:=[.E150]+1" office:value-type="float" office:value="150" calcext:value-type="float">
            <text:p>150</text:p>
          </table:table-cell>
          <table:table-cell table:style-name="ce3" table:formula="of:=60/[.E151]*1000*120" office:value-type="float" office:value="48000" calcext:value-type="float">
            <text:p>48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1]+1" office:value-type="float" office:value="151" calcext:value-type="float">
            <text:p>151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50]" office:value-type="string" office:string-value="down-to-up" calcext:value-type="string">
            <text:p>down-to-up</text:p>
          </table:table-cell>
          <table:table-cell table:style-name="ce3" table:formula="of:=[.E151]+1" office:value-type="float" office:value="151" calcext:value-type="float">
            <text:p>151</text:p>
          </table:table-cell>
          <table:table-cell table:style-name="ce3" table:formula="of:=60/[.E152]*1000*120" office:value-type="float" office:value="47682.119205298" calcext:value-type="float">
            <text:p>47682,11920529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2]+1" office:value-type="float" office:value="152" calcext:value-type="float">
            <text:p>152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2]+1" office:value-type="float" office:value="2" calcext:value-type="float">
            <text:p>2</text:p>
          </table:table-cell>
          <table:table-cell table:style-name="ce3" table:formula="of:=[.D151]" office:value-type="string" office:string-value="up-to-down" calcext:value-type="string">
            <text:p>up-to-down</text:p>
          </table:table-cell>
          <table:table-cell table:style-name="ce3" table:formula="of:=[.E152]+1" office:value-type="float" office:value="152" calcext:value-type="float">
            <text:p>152</text:p>
          </table:table-cell>
          <table:table-cell table:style-name="ce3" table:formula="of:=60/[.E153]*1000*120" office:value-type="float" office:value="47368.4210526316" calcext:value-type="float">
            <text:p>47368,421052631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3]+1" office:value-type="float" office:value="153" calcext:value-type="float">
            <text:p>153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3]+1" office:value-type="float" office:value="3" calcext:value-type="float">
            <text:p>3</text:p>
          </table:table-cell>
          <table:table-cell table:style-name="ce3" table:formula="of:=[.D152]" office:value-type="string" office:string-value="down-to-up" calcext:value-type="string">
            <text:p>down-to-up</text:p>
          </table:table-cell>
          <table:table-cell table:style-name="ce3" table:formula="of:=[.E153]+1" office:value-type="float" office:value="153" calcext:value-type="float">
            <text:p>153</text:p>
          </table:table-cell>
          <table:table-cell table:style-name="ce3" table:formula="of:=60/[.E154]*1000*120" office:value-type="float" office:value="47058.8235294118" calcext:value-type="float">
            <text:p>47058,823529411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4]+1" office:value-type="float" office:value="154" calcext:value-type="float">
            <text:p>154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4]+1" office:value-type="float" office:value="4" calcext:value-type="float">
            <text:p>4</text:p>
          </table:table-cell>
          <table:table-cell table:style-name="ce3" table:formula="of:=[.D153]" office:value-type="string" office:string-value="up-to-down" calcext:value-type="string">
            <text:p>up-to-down</text:p>
          </table:table-cell>
          <table:table-cell table:style-name="ce3" table:formula="of:=[.E154]+1" office:value-type="float" office:value="154" calcext:value-type="float">
            <text:p>154</text:p>
          </table:table-cell>
          <table:table-cell table:style-name="ce3" table:formula="of:=60/[.E155]*1000*120" office:value-type="float" office:value="46753.2467532468" calcext:value-type="float">
            <text:p>46753,246753246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5]+1" office:value-type="float" office:value="155" calcext:value-type="float">
            <text:p>155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54]" office:value-type="string" office:string-value="down-to-up" calcext:value-type="string">
            <text:p>down-to-up</text:p>
          </table:table-cell>
          <table:table-cell table:style-name="ce3" table:formula="of:=[.E155]+1" office:value-type="float" office:value="155" calcext:value-type="float">
            <text:p>155</text:p>
          </table:table-cell>
          <table:table-cell table:style-name="ce3" table:formula="of:=60/[.E156]*1000*120" office:value-type="float" office:value="46451.6129032258" calcext:value-type="float">
            <text:p>46451,612903225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6]+1" office:value-type="float" office:value="156" calcext:value-type="float">
            <text:p>156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6]+1" office:value-type="float" office:value="2" calcext:value-type="float">
            <text:p>2</text:p>
          </table:table-cell>
          <table:table-cell table:style-name="ce3" table:formula="of:=[.D155]" office:value-type="string" office:string-value="up-to-down" calcext:value-type="string">
            <text:p>up-to-down</text:p>
          </table:table-cell>
          <table:table-cell table:style-name="ce3" table:formula="of:=[.E156]+1" office:value-type="float" office:value="156" calcext:value-type="float">
            <text:p>156</text:p>
          </table:table-cell>
          <table:table-cell table:style-name="ce3" table:formula="of:=60/[.E157]*1000*120" office:value-type="float" office:value="46153.8461538462" calcext:value-type="float">
            <text:p>46153,846153846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7]+1" office:value-type="float" office:value="157" calcext:value-type="float">
            <text:p>157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7]+1" office:value-type="float" office:value="3" calcext:value-type="float">
            <text:p>3</text:p>
          </table:table-cell>
          <table:table-cell table:style-name="ce3" table:formula="of:=[.D156]" office:value-type="string" office:string-value="down-to-up" calcext:value-type="string">
            <text:p>down-to-up</text:p>
          </table:table-cell>
          <table:table-cell table:style-name="ce3" table:formula="of:=[.E157]+1" office:value-type="float" office:value="157" calcext:value-type="float">
            <text:p>157</text:p>
          </table:table-cell>
          <table:table-cell table:style-name="ce3" table:formula="of:=60/[.E158]*1000*120" office:value-type="float" office:value="45859.872611465" calcext:value-type="float">
            <text:p>45859,87261146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8]+1" office:value-type="float" office:value="158" calcext:value-type="float">
            <text:p>158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8]+1" office:value-type="float" office:value="4" calcext:value-type="float">
            <text:p>4</text:p>
          </table:table-cell>
          <table:table-cell table:style-name="ce3" table:formula="of:=[.D157]" office:value-type="string" office:string-value="up-to-down" calcext:value-type="string">
            <text:p>up-to-down</text:p>
          </table:table-cell>
          <table:table-cell table:style-name="ce3" table:formula="of:=[.E158]+1" office:value-type="float" office:value="158" calcext:value-type="float">
            <text:p>158</text:p>
          </table:table-cell>
          <table:table-cell table:style-name="ce3" table:formula="of:=60/[.E159]*1000*120" office:value-type="float" office:value="45569.6202531646" calcext:value-type="float">
            <text:p>45569,620253164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9]+1" office:value-type="float" office:value="159" calcext:value-type="float">
            <text:p>159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58]" office:value-type="string" office:string-value="down-to-up" calcext:value-type="string">
            <text:p>down-to-up</text:p>
          </table:table-cell>
          <table:table-cell table:style-name="ce3" table:formula="of:=[.E159]+1" office:value-type="float" office:value="159" calcext:value-type="float">
            <text:p>159</text:p>
          </table:table-cell>
          <table:table-cell table:style-name="ce3" table:formula="of:=60/[.E160]*1000*120" office:value-type="float" office:value="45283.0188679245" calcext:value-type="float">
            <text:p>45283,018867924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0]+1" office:value-type="float" office:value="160" calcext:value-type="float">
            <text:p>160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0]+1" office:value-type="float" office:value="2" calcext:value-type="float">
            <text:p>2</text:p>
          </table:table-cell>
          <table:table-cell table:style-name="ce3" table:formula="of:=[.D159]" office:value-type="string" office:string-value="up-to-down" calcext:value-type="string">
            <text:p>up-to-down</text:p>
          </table:table-cell>
          <table:table-cell table:style-name="ce3" table:formula="of:=[.E160]+1" office:value-type="float" office:value="160" calcext:value-type="float">
            <text:p>160</text:p>
          </table:table-cell>
          <table:table-cell table:style-name="ce3" table:formula="of:=60/[.E161]*1000*120" office:value-type="float" office:value="45000" calcext:value-type="float">
            <text:p>45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1]+1" office:value-type="float" office:value="161" calcext:value-type="float">
            <text:p>161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1]+1" office:value-type="float" office:value="3" calcext:value-type="float">
            <text:p>3</text:p>
          </table:table-cell>
          <table:table-cell table:style-name="ce3" table:formula="of:=[.D160]" office:value-type="string" office:string-value="down-to-up" calcext:value-type="string">
            <text:p>down-to-up</text:p>
          </table:table-cell>
          <table:table-cell table:style-name="ce3" table:formula="of:=[.E161]+1" office:value-type="float" office:value="161" calcext:value-type="float">
            <text:p>161</text:p>
          </table:table-cell>
          <table:table-cell table:style-name="ce3" table:formula="of:=60/[.E162]*1000*120" office:value-type="float" office:value="44720.4968944099" calcext:value-type="float">
            <text:p>44720,496894409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2]+1" office:value-type="float" office:value="162" calcext:value-type="float">
            <text:p>162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2]+1" office:value-type="float" office:value="4" calcext:value-type="float">
            <text:p>4</text:p>
          </table:table-cell>
          <table:table-cell table:style-name="ce3" table:formula="of:=[.D161]" office:value-type="string" office:string-value="up-to-down" calcext:value-type="string">
            <text:p>up-to-down</text:p>
          </table:table-cell>
          <table:table-cell table:style-name="ce3" table:formula="of:=[.E162]+1" office:value-type="float" office:value="162" calcext:value-type="float">
            <text:p>162</text:p>
          </table:table-cell>
          <table:table-cell table:style-name="ce3" table:formula="of:=60/[.E163]*1000*120" office:value-type="float" office:value="44444.4444444444" calcext:value-type="float">
            <text:p>44444,444444444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3]+1" office:value-type="float" office:value="163" calcext:value-type="float">
            <text:p>163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62]" office:value-type="string" office:string-value="down-to-up" calcext:value-type="string">
            <text:p>down-to-up</text:p>
          </table:table-cell>
          <table:table-cell table:style-name="ce3" table:formula="of:=[.E163]+1" office:value-type="float" office:value="163" calcext:value-type="float">
            <text:p>163</text:p>
          </table:table-cell>
          <table:table-cell table:style-name="ce3" table:formula="of:=60/[.E164]*1000*120" office:value-type="float" office:value="44171.7791411043" calcext:value-type="float">
            <text:p>44171,779141104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4]+1" office:value-type="float" office:value="164" calcext:value-type="float">
            <text:p>164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4]+1" office:value-type="float" office:value="2" calcext:value-type="float">
            <text:p>2</text:p>
          </table:table-cell>
          <table:table-cell table:style-name="ce3" table:formula="of:=[.D163]" office:value-type="string" office:string-value="up-to-down" calcext:value-type="string">
            <text:p>up-to-down</text:p>
          </table:table-cell>
          <table:table-cell table:style-name="ce3" table:formula="of:=[.E164]+1" office:value-type="float" office:value="164" calcext:value-type="float">
            <text:p>164</text:p>
          </table:table-cell>
          <table:table-cell table:style-name="ce3" table:formula="of:=60/[.E165]*1000*120" office:value-type="float" office:value="43902.4390243903" calcext:value-type="float">
            <text:p>43902,439024390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5]+1" office:value-type="float" office:value="165" calcext:value-type="float">
            <text:p>165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5]+1" office:value-type="float" office:value="3" calcext:value-type="float">
            <text:p>3</text:p>
          </table:table-cell>
          <table:table-cell table:style-name="ce3" table:formula="of:=[.D164]" office:value-type="string" office:string-value="down-to-up" calcext:value-type="string">
            <text:p>down-to-up</text:p>
          </table:table-cell>
          <table:table-cell table:style-name="ce3" table:formula="of:=[.E165]+1" office:value-type="float" office:value="165" calcext:value-type="float">
            <text:p>165</text:p>
          </table:table-cell>
          <table:table-cell table:style-name="ce3" table:formula="of:=60/[.E166]*1000*120" office:value-type="float" office:value="43636.3636363636" calcext:value-type="float">
            <text:p>43636,363636363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6]+1" office:value-type="float" office:value="166" calcext:value-type="float">
            <text:p>166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6]+1" office:value-type="float" office:value="4" calcext:value-type="float">
            <text:p>4</text:p>
          </table:table-cell>
          <table:table-cell table:style-name="ce3" table:formula="of:=[.D165]" office:value-type="string" office:string-value="up-to-down" calcext:value-type="string">
            <text:p>up-to-down</text:p>
          </table:table-cell>
          <table:table-cell table:style-name="ce3" table:formula="of:=[.E166]+1" office:value-type="float" office:value="166" calcext:value-type="float">
            <text:p>166</text:p>
          </table:table-cell>
          <table:table-cell table:style-name="ce3" table:formula="of:=60/[.E167]*1000*120" office:value-type="float" office:value="43373.4939759036" calcext:value-type="float">
            <text:p>43373,493975903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7]+1" office:value-type="float" office:value="167" calcext:value-type="float">
            <text:p>167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66]" office:value-type="string" office:string-value="down-to-up" calcext:value-type="string">
            <text:p>down-to-up</text:p>
          </table:table-cell>
          <table:table-cell table:style-name="ce3" table:formula="of:=[.E167]+1" office:value-type="float" office:value="167" calcext:value-type="float">
            <text:p>167</text:p>
          </table:table-cell>
          <table:table-cell table:style-name="ce3" table:formula="of:=60/[.E168]*1000*120" office:value-type="float" office:value="43113.7724550898" calcext:value-type="float">
            <text:p>43113,772455089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8]+1" office:value-type="float" office:value="168" calcext:value-type="float">
            <text:p>168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8]+1" office:value-type="float" office:value="2" calcext:value-type="float">
            <text:p>2</text:p>
          </table:table-cell>
          <table:table-cell table:style-name="ce3" table:formula="of:=[.D167]" office:value-type="string" office:string-value="up-to-down" calcext:value-type="string">
            <text:p>up-to-down</text:p>
          </table:table-cell>
          <table:table-cell table:style-name="ce3" table:formula="of:=[.E168]+1" office:value-type="float" office:value="168" calcext:value-type="float">
            <text:p>168</text:p>
          </table:table-cell>
          <table:table-cell table:style-name="ce3" table:formula="of:=60/[.E169]*1000*120" office:value-type="float" office:value="42857.1428571429" calcext:value-type="float">
            <text:p>42857,142857142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9]+1" office:value-type="float" office:value="169" calcext:value-type="float">
            <text:p>169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9]+1" office:value-type="float" office:value="3" calcext:value-type="float">
            <text:p>3</text:p>
          </table:table-cell>
          <table:table-cell table:style-name="ce3" table:formula="of:=[.D168]" office:value-type="string" office:string-value="down-to-up" calcext:value-type="string">
            <text:p>down-to-up</text:p>
          </table:table-cell>
          <table:table-cell table:style-name="ce3" table:formula="of:=[.E169]+1" office:value-type="float" office:value="169" calcext:value-type="float">
            <text:p>169</text:p>
          </table:table-cell>
          <table:table-cell table:style-name="ce3" table:formula="of:=60/[.E170]*1000*120" office:value-type="float" office:value="42603.550295858" calcext:value-type="float">
            <text:p>42603,55029585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0]+1" office:value-type="float" office:value="170" calcext:value-type="float">
            <text:p>170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0]+1" office:value-type="float" office:value="4" calcext:value-type="float">
            <text:p>4</text:p>
          </table:table-cell>
          <table:table-cell table:style-name="ce3" table:formula="of:=[.D169]" office:value-type="string" office:string-value="up-to-down" calcext:value-type="string">
            <text:p>up-to-down</text:p>
          </table:table-cell>
          <table:table-cell table:style-name="ce3" table:formula="of:=[.E170]+1" office:value-type="float" office:value="170" calcext:value-type="float">
            <text:p>170</text:p>
          </table:table-cell>
          <table:table-cell table:style-name="ce3" table:formula="of:=60/[.E171]*1000*120" office:value-type="float" office:value="42352.9411764706" calcext:value-type="float">
            <text:p>42352,941176470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1]+1" office:value-type="float" office:value="171" calcext:value-type="float">
            <text:p>171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70]" office:value-type="string" office:string-value="down-to-up" calcext:value-type="string">
            <text:p>down-to-up</text:p>
          </table:table-cell>
          <table:table-cell table:style-name="ce3" table:formula="of:=[.E171]+1" office:value-type="float" office:value="171" calcext:value-type="float">
            <text:p>171</text:p>
          </table:table-cell>
          <table:table-cell table:style-name="ce3" table:formula="of:=60/[.E172]*1000*120" office:value-type="float" office:value="42105.2631578947" calcext:value-type="float">
            <text:p>42105,263157894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2]+1" office:value-type="float" office:value="172" calcext:value-type="float">
            <text:p>172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2]+1" office:value-type="float" office:value="2" calcext:value-type="float">
            <text:p>2</text:p>
          </table:table-cell>
          <table:table-cell table:style-name="ce3" table:formula="of:=[.D171]" office:value-type="string" office:string-value="up-to-down" calcext:value-type="string">
            <text:p>up-to-down</text:p>
          </table:table-cell>
          <table:table-cell table:style-name="ce3" table:formula="of:=[.E172]+1" office:value-type="float" office:value="172" calcext:value-type="float">
            <text:p>172</text:p>
          </table:table-cell>
          <table:table-cell table:style-name="ce3" table:formula="of:=60/[.E173]*1000*120" office:value-type="float" office:value="41860.4651162791" calcext:value-type="float">
            <text:p>41860,465116279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3]+1" office:value-type="float" office:value="173" calcext:value-type="float">
            <text:p>173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3]+1" office:value-type="float" office:value="3" calcext:value-type="float">
            <text:p>3</text:p>
          </table:table-cell>
          <table:table-cell table:style-name="ce3" table:formula="of:=[.D172]" office:value-type="string" office:string-value="down-to-up" calcext:value-type="string">
            <text:p>down-to-up</text:p>
          </table:table-cell>
          <table:table-cell table:style-name="ce3" table:formula="of:=[.E173]+1" office:value-type="float" office:value="173" calcext:value-type="float">
            <text:p>173</text:p>
          </table:table-cell>
          <table:table-cell table:style-name="ce3" table:formula="of:=60/[.E174]*1000*120" office:value-type="float" office:value="41618.4971098266" calcext:value-type="float">
            <text:p>41618,497109826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4]+1" office:value-type="float" office:value="174" calcext:value-type="float">
            <text:p>174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4]+1" office:value-type="float" office:value="4" calcext:value-type="float">
            <text:p>4</text:p>
          </table:table-cell>
          <table:table-cell table:style-name="ce3" table:formula="of:=[.D173]" office:value-type="string" office:string-value="up-to-down" calcext:value-type="string">
            <text:p>up-to-down</text:p>
          </table:table-cell>
          <table:table-cell table:style-name="ce3" table:formula="of:=[.E174]+1" office:value-type="float" office:value="174" calcext:value-type="float">
            <text:p>174</text:p>
          </table:table-cell>
          <table:table-cell table:style-name="ce3" table:formula="of:=60/[.E175]*1000*120" office:value-type="float" office:value="41379.3103448276" calcext:value-type="float">
            <text:p>41379,310344827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5]+1" office:value-type="float" office:value="175" calcext:value-type="float">
            <text:p>175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74]" office:value-type="string" office:string-value="down-to-up" calcext:value-type="string">
            <text:p>down-to-up</text:p>
          </table:table-cell>
          <table:table-cell table:style-name="ce3" table:formula="of:=[.E175]+1" office:value-type="float" office:value="175" calcext:value-type="float">
            <text:p>175</text:p>
          </table:table-cell>
          <table:table-cell table:style-name="ce3" table:formula="of:=60/[.E176]*1000*120" office:value-type="float" office:value="41142.8571428571" calcext:value-type="float">
            <text:p>41142,8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6]+1" office:value-type="float" office:value="176" calcext:value-type="float">
            <text:p>176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6]+1" office:value-type="float" office:value="2" calcext:value-type="float">
            <text:p>2</text:p>
          </table:table-cell>
          <table:table-cell table:style-name="ce3" table:formula="of:=[.D175]" office:value-type="string" office:string-value="up-to-down" calcext:value-type="string">
            <text:p>up-to-down</text:p>
          </table:table-cell>
          <table:table-cell table:style-name="ce3" table:formula="of:=[.E176]+1" office:value-type="float" office:value="176" calcext:value-type="float">
            <text:p>176</text:p>
          </table:table-cell>
          <table:table-cell table:style-name="ce3" table:formula="of:=60/[.E177]*1000*120" office:value-type="float" office:value="40909.0909090909" calcext:value-type="float">
            <text:p>40909,090909090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7]+1" office:value-type="float" office:value="177" calcext:value-type="float">
            <text:p>177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7]+1" office:value-type="float" office:value="3" calcext:value-type="float">
            <text:p>3</text:p>
          </table:table-cell>
          <table:table-cell table:style-name="ce3" table:formula="of:=[.D176]" office:value-type="string" office:string-value="down-to-up" calcext:value-type="string">
            <text:p>down-to-up</text:p>
          </table:table-cell>
          <table:table-cell table:style-name="ce3" table:formula="of:=[.E177]+1" office:value-type="float" office:value="177" calcext:value-type="float">
            <text:p>177</text:p>
          </table:table-cell>
          <table:table-cell table:style-name="ce3" table:formula="of:=60/[.E178]*1000*120" office:value-type="float" office:value="40677.9661016949" calcext:value-type="float">
            <text:p>40677,966101694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8]+1" office:value-type="float" office:value="178" calcext:value-type="float">
            <text:p>178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8]+1" office:value-type="float" office:value="4" calcext:value-type="float">
            <text:p>4</text:p>
          </table:table-cell>
          <table:table-cell table:style-name="ce3" table:formula="of:=[.D177]" office:value-type="string" office:string-value="up-to-down" calcext:value-type="string">
            <text:p>up-to-down</text:p>
          </table:table-cell>
          <table:table-cell table:style-name="ce3" table:formula="of:=[.E178]+1" office:value-type="float" office:value="178" calcext:value-type="float">
            <text:p>178</text:p>
          </table:table-cell>
          <table:table-cell table:style-name="ce3" table:formula="of:=60/[.E179]*1000*120" office:value-type="float" office:value="40449.4382022472" calcext:value-type="float">
            <text:p>40449,438202247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9]+1" office:value-type="float" office:value="179" calcext:value-type="float">
            <text:p>179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D178]" office:value-type="string" office:string-value="down-to-up" calcext:value-type="string">
            <text:p>down-to-up</text:p>
          </table:table-cell>
          <table:table-cell table:style-name="ce3" table:formula="of:=[.E179]+1" office:value-type="float" office:value="179" calcext:value-type="float">
            <text:p>179</text:p>
          </table:table-cell>
          <table:table-cell table:style-name="ce3" table:formula="of:=60/[.E180]*1000*120" office:value-type="float" office:value="40223.4636871508" calcext:value-type="float">
            <text:p>40223,4636871508</text:p>
          </table:table-cell>
          <table:table-cell table:style-name="ce3"/>
          <table:table-cell table:number-columns-repeated="1017"/>
        </table:table-row>
        <table:table-row table:style-name="ro3">
          <table:table-cell table:style-name="ce1" table:formula="of:=[.A180]+1" office:value-type="float" office:value="180" calcext:value-type="float">
            <text:p>180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D179]" office:value-type="string" office:string-value="up-to-down" calcext:value-type="string">
            <text:p>up-to-down</text:p>
          </table:table-cell>
          <table:table-cell table:style-name="ce3" table:formula="of:=[.E180]+1" office:value-type="float" office:value="180" calcext:value-type="float">
            <text:p>180</text:p>
          </table:table-cell>
          <table:table-cell table:style-name="ce3" table:formula="of:=60/[.E181]*1000*120" office:value-type="float" office:value="40000" calcext:value-type="float">
            <text:p>40000</text:p>
          </table:table-cell>
          <table:table-cell table:style-name="ce3" office:value-type="string" calcext:value-type="string">
            <text:p>Você zerou o jogo! Parabéns! Ganhou o mega troféu e seu nome na lista de usuário mestre!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formula="of:=SUM([.F2:.F181])" office:value-type="float" office:value="18804689.002456" calcext:value-type="float">
            <text:p>18804689,002456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Segundos</text:p>
          </table:table-cell>
          <table:table-cell table:formula="of:=[.F184]/1000" office:value-type="float" office:value="18804.689002456" calcext:value-type="float">
            <text:p>18804,689002456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Minutos</text:p>
          </table:table-cell>
          <table:table-cell table:formula="of:=[.F185]/60" office:value-type="float" office:value="313.411483374267" calcext:value-type="float">
            <text:p>313,411483374267</text:p>
          </table:table-cell>
          <table:table-cell table:formula="of:=[.F186]/10" office:value-type="float" office:value="31.3411483374267" calcext:value-type="float">
            <text:p>31,3411483374267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Horas</text:p>
          </table:table-cell>
          <table:table-cell table:formula="of:=[.F186]/60" office:value-type="float" office:value="5.22352472290444" calcext:value-type="float">
            <text:p>5,22352472290444</text:p>
          </table:table-cell>
          <table:table-cell table:number-columns-repeated="1018"/>
        </table:table-row>
        <table:table-row table:style-name="ro2" table:number-rows-repeated="10483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strings" table:style-name="ta1">
        <table:table-column table:style-name="co1" table:default-cell-style-name="ce2"/>
        <table:table-column table:style-name="co1" table:number-columns-repeated="5" table:default-cell-style-name="ce4"/>
        <table:table-column table:style-name="co2" table:default-cell-style-name="ce4"/>
        <table:table-column table:style-name="co1" table:number-columns-repeated="1017" table:default-cell-style-name="ce4"/>
        <table:table-row table:style-name="ro1">
          <table:table-cell table:style-name="ce1" office:value-type="string" calcext:value-type="string">
            <text:p>lesson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firstfinger</text:p>
          </table:table-cell>
          <table:table-cell table:style-name="ce1" office:value-type="string" calcext:value-type="string">
            <text:p>stringnumber</text:p>
          </table:table-cell>
          <table:table-cell table:style-name="ce1" office:value-type="string" calcext:value-type="string">
            <text:p>bpm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message</text:p>
          </table:table-cell>
          <table:table-cell table:style-name="ce2"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60/[.E2]*1000*120" office:value-type="float" office:value="240000" calcext:value-type="float">
            <text:p>24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]+1" office:value-type="float" office:value="2" calcext:value-type="float">
            <text:p>2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30" office:value-type="float" office:value="30" calcext:value-type="float">
            <text:p>30</text:p>
          </table:table-cell>
          <table:table-cell table:style-name="ce3" table:formula="of:=60/[.E3]*1000*120" office:value-type="float" office:value="240000" calcext:value-type="float">
            <text:p>24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]+1" office:value-type="float" office:value="3" calcext:value-type="float">
            <text:p>3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60/[.E4]*1000*120" office:value-type="float" office:value="225000" calcext:value-type="float">
            <text:p>225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]+1" office:value-type="float" office:value="4" calcext:value-type="float">
            <text:p>4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60/[.E5]*1000*120" office:value-type="float" office:value="225000" calcext:value-type="float">
            <text:p>225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]+1" office:value-type="float" office:value="5" calcext:value-type="float">
            <text:p>5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60/[.E6]*1000*120" office:value-type="float" office:value="211764.705882353" calcext:value-type="float">
            <text:p>211764,70588235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]+1" office:value-type="float" office:value="6" calcext:value-type="float">
            <text:p>6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60/[.E7]*1000*120" office:value-type="float" office:value="211764.705882353" calcext:value-type="float">
            <text:p>211764,70588235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]+1" office:value-type="float" office:value="7" calcext:value-type="float">
            <text:p>7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60/[.E8]*1000*120" office:value-type="float" office:value="200000" calcext:value-type="float">
            <text:p>20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]+1" office:value-type="float" office:value="8" calcext:value-type="float">
            <text:p>8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60/[.E9]*1000*120" office:value-type="float" office:value="200000" calcext:value-type="float">
            <text:p>20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]+1" office:value-type="float" office:value="9" calcext:value-type="float">
            <text:p>9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60/[.E10]*1000*120" office:value-type="float" office:value="189473.684210526" calcext:value-type="float">
            <text:p>189473,68421052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]+1" office:value-type="float" office:value="10" calcext:value-type="float">
            <text:p>10</text:p>
          </table:table-cell>
          <table:table-cell table:style-name="ce3" office:value-type="string" calcext:value-type="string">
            <text:p>tutori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60/[.E11]*1000*120" office:value-type="float" office:value="189473.684210526" calcext:value-type="float">
            <text:p>189473,684210526</text:p>
          </table:table-cell>
          <table:table-cell table:style-name="ce3" office:value-type="string" calcext:value-type="string">
            <text:p>Você concluiu o tutorial! Ganhou o 1º troféu!</text:p>
          </table:table-cell>
          <table:table-cell table:number-columns-repeated="1017"/>
        </table:table-row>
        <table:table-row table:style-name="ro2">
          <table:table-cell table:style-name="ce1" table:formula="of:=[.A11]+1" office:value-type="float" office:value="11" calcext:value-type="float">
            <text:p>11</text:p>
          </table:table-cell>
          <table:table-cell table:style-name="ce3" office:value-type="string" calcext:value-type="string">
            <text:p>beginner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60/[.E12]*1000*120" office:value-type="float" office:value="180000" calcext:value-type="float">
            <text:p>1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]+1" office:value-type="float" office:value="12" calcext:value-type="float">
            <text:p>12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2]" office:value-type="float" office:value="1" calcext:value-type="float">
            <text:p>1</text:p>
          </table:table-cell>
          <table:table-cell table:style-name="ce3" table:formula="of:=[.D12]" office:value-type="float" office:value="1" calcext:value-type="float">
            <text:p>1</text:p>
          </table:table-cell>
          <table:table-cell table:style-name="ce3" table:formula="of:=[.E12]+2" office:value-type="float" office:value="42" calcext:value-type="float">
            <text:p>42</text:p>
          </table:table-cell>
          <table:table-cell table:style-name="ce3" table:formula="of:=60/[.E13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]+1" office:value-type="float" office:value="13" calcext:value-type="float">
            <text:p>13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3]+1" office:value-type="float" office:value="2" calcext:value-type="float">
            <text:p>2</text:p>
          </table:table-cell>
          <table:table-cell table:style-name="ce3" table:formula="of:=[.D13]" office:value-type="float" office:value="1" calcext:value-type="float">
            <text:p>1</text:p>
          </table:table-cell>
          <table:table-cell table:style-name="ce3" table:formula="of:=[.E13]" office:value-type="float" office:value="42" calcext:value-type="float">
            <text:p>42</text:p>
          </table:table-cell>
          <table:table-cell table:style-name="ce3" table:formula="of:=60/[.E14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]+1" office:value-type="float" office:value="14" calcext:value-type="float">
            <text:p>14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4]" office:value-type="float" office:value="2" calcext:value-type="float">
            <text:p>2</text:p>
          </table:table-cell>
          <table:table-cell table:style-name="ce3" table:formula="of:=[.D14]" office:value-type="float" office:value="1" calcext:value-type="float">
            <text:p>1</text:p>
          </table:table-cell>
          <table:table-cell table:style-name="ce3" table:formula="of:=[.E14]+2" office:value-type="float" office:value="44" calcext:value-type="float">
            <text:p>44</text:p>
          </table:table-cell>
          <table:table-cell table:style-name="ce3" table:formula="of:=60/[.E15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]+1" office:value-type="float" office:value="15" calcext:value-type="float">
            <text:p>15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5]+1" office:value-type="float" office:value="3" calcext:value-type="float">
            <text:p>3</text:p>
          </table:table-cell>
          <table:table-cell table:style-name="ce3" table:formula="of:=[.D15]" office:value-type="float" office:value="1" calcext:value-type="float">
            <text:p>1</text:p>
          </table:table-cell>
          <table:table-cell table:style-name="ce3" table:formula="of:=[.E15]" office:value-type="float" office:value="44" calcext:value-type="float">
            <text:p>44</text:p>
          </table:table-cell>
          <table:table-cell table:style-name="ce3" table:formula="of:=60/[.E16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]+1" office:value-type="float" office:value="16" calcext:value-type="float">
            <text:p>16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6]" office:value-type="float" office:value="3" calcext:value-type="float">
            <text:p>3</text:p>
          </table:table-cell>
          <table:table-cell table:style-name="ce3" table:formula="of:=[.D16]" office:value-type="float" office:value="1" calcext:value-type="float">
            <text:p>1</text:p>
          </table:table-cell>
          <table:table-cell table:style-name="ce3" table:formula="of:=[.E16]+2" office:value-type="float" office:value="46" calcext:value-type="float">
            <text:p>46</text:p>
          </table:table-cell>
          <table:table-cell table:style-name="ce3" table:formula="of:=60/[.E17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]+1" office:value-type="float" office:value="17" calcext:value-type="float">
            <text:p>17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7]+1" office:value-type="float" office:value="4" calcext:value-type="float">
            <text:p>4</text:p>
          </table:table-cell>
          <table:table-cell table:style-name="ce3" table:formula="of:=[.D17]" office:value-type="float" office:value="1" calcext:value-type="float">
            <text:p>1</text:p>
          </table:table-cell>
          <table:table-cell table:style-name="ce3" table:formula="of:=[.E17]" office:value-type="float" office:value="46" calcext:value-type="float">
            <text:p>46</text:p>
          </table:table-cell>
          <table:table-cell table:style-name="ce3" table:formula="of:=60/[.E18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4">
          <table:table-cell table:style-name="ce1" table:formula="of:=[.A18]+1" office:value-type="float" office:value="18" calcext:value-type="float">
            <text:p>18</text:p>
          </table:table-cell>
          <table:table-cell table:style-name="ce3" office:value-type="string" calcext:value-type="string">
            <text:p>beginner</text:p>
          </table:table-cell>
          <table:table-cell table:style-name="ce3" table:formula="of:=[.C18]" office:value-type="float" office:value="4" calcext:value-type="float">
            <text:p>4</text:p>
          </table:table-cell>
          <table:table-cell table:style-name="ce3" table:formula="of:=[.D18]" office:value-type="float" office:value="1" calcext:value-type="float">
            <text:p>1</text:p>
          </table:table-cell>
          <table:table-cell table:style-name="ce3" table:formula="of:=[.E18]+2" office:value-type="float" office:value="48" calcext:value-type="float">
            <text:p>48</text:p>
          </table:table-cell>
          <table:table-cell table:style-name="ce3" table:formula="of:=60/[.E19]*1000*120" office:value-type="float" office:value="150000" calcext:value-type="float">
            <text:p>150000</text:p>
          </table:table-cell>
          <table:table-cell table:style-name="ce3" office:value-type="string" calcext:value-type="string">
            <text:p>Você exercitou todos os dedos. Agora vamos tentar o mesmo com outras cordas! Ganhou o 2º troféu!</text:p>
          </table:table-cell>
          <table:table-cell table:number-columns-repeated="1017"/>
        </table:table-row>
        <table:table-row table:style-name="ro2">
          <table:table-cell table:style-name="ce1" table:formula="of:=[.A19]+1" office:value-type="float" office:value="19" calcext:value-type="float">
            <text:p>19</text:p>
          </table:table-cell>
          <table:table-cell table:style-name="ce3" office:value-type="string" calcext:value-type="string">
            <text:p>a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9]+1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60/[.E20]*1000*120" office:value-type="float" office:value="180000" calcext:value-type="float">
            <text:p>1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0]+1" office:value-type="float" office:value="20" calcext:value-type="float">
            <text:p>20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0]" office:value-type="float" office:value="1" calcext:value-type="float">
            <text:p>1</text:p>
          </table:table-cell>
          <table:table-cell table:style-name="ce3" table:formula="of:=[.D20]" office:value-type="float" office:value="2" calcext:value-type="float">
            <text:p>2</text:p>
          </table:table-cell>
          <table:table-cell table:style-name="ce3" table:formula="of:=[.E20]+2" office:value-type="float" office:value="42" calcext:value-type="float">
            <text:p>42</text:p>
          </table:table-cell>
          <table:table-cell table:style-name="ce3" table:formula="of:=60/[.E21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1]+1" office:value-type="float" office:value="21" calcext:value-type="float">
            <text:p>21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1]+1" office:value-type="float" office:value="2" calcext:value-type="float">
            <text:p>2</text:p>
          </table:table-cell>
          <table:table-cell table:style-name="ce3" table:formula="of:=[.D21]" office:value-type="float" office:value="2" calcext:value-type="float">
            <text:p>2</text:p>
          </table:table-cell>
          <table:table-cell table:style-name="ce3" table:formula="of:=[.E21]" office:value-type="float" office:value="42" calcext:value-type="float">
            <text:p>42</text:p>
          </table:table-cell>
          <table:table-cell table:style-name="ce3" table:formula="of:=60/[.E22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2]+1" office:value-type="float" office:value="22" calcext:value-type="float">
            <text:p>22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2]" office:value-type="float" office:value="2" calcext:value-type="float">
            <text:p>2</text:p>
          </table:table-cell>
          <table:table-cell table:style-name="ce3" table:formula="of:=[.D22]" office:value-type="float" office:value="2" calcext:value-type="float">
            <text:p>2</text:p>
          </table:table-cell>
          <table:table-cell table:style-name="ce3" table:formula="of:=[.E22]+2" office:value-type="float" office:value="44" calcext:value-type="float">
            <text:p>44</text:p>
          </table:table-cell>
          <table:table-cell table:style-name="ce3" table:formula="of:=60/[.E23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3]+1" office:value-type="float" office:value="23" calcext:value-type="float">
            <text:p>23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3]+1" office:value-type="float" office:value="3" calcext:value-type="float">
            <text:p>3</text:p>
          </table:table-cell>
          <table:table-cell table:style-name="ce3" table:formula="of:=[.D23]" office:value-type="float" office:value="2" calcext:value-type="float">
            <text:p>2</text:p>
          </table:table-cell>
          <table:table-cell table:style-name="ce3" table:formula="of:=[.E23]" office:value-type="float" office:value="44" calcext:value-type="float">
            <text:p>44</text:p>
          </table:table-cell>
          <table:table-cell table:style-name="ce3" table:formula="of:=60/[.E24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4]+1" office:value-type="float" office:value="24" calcext:value-type="float">
            <text:p>24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4]" office:value-type="float" office:value="3" calcext:value-type="float">
            <text:p>3</text:p>
          </table:table-cell>
          <table:table-cell table:style-name="ce3" table:formula="of:=[.D24]" office:value-type="float" office:value="2" calcext:value-type="float">
            <text:p>2</text:p>
          </table:table-cell>
          <table:table-cell table:style-name="ce3" table:formula="of:=[.E24]+2" office:value-type="float" office:value="46" calcext:value-type="float">
            <text:p>46</text:p>
          </table:table-cell>
          <table:table-cell table:style-name="ce3" table:formula="of:=60/[.E25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5]+1" office:value-type="float" office:value="25" calcext:value-type="float">
            <text:p>25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5]+1" office:value-type="float" office:value="4" calcext:value-type="float">
            <text:p>4</text:p>
          </table:table-cell>
          <table:table-cell table:style-name="ce3" table:formula="of:=[.D25]" office:value-type="float" office:value="2" calcext:value-type="float">
            <text:p>2</text:p>
          </table:table-cell>
          <table:table-cell table:style-name="ce3" table:formula="of:=[.E25]" office:value-type="float" office:value="46" calcext:value-type="float">
            <text:p>46</text:p>
          </table:table-cell>
          <table:table-cell table:style-name="ce3" table:formula="of:=60/[.E26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6]+1" office:value-type="float" office:value="26" calcext:value-type="float">
            <text:p>26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6]" office:value-type="float" office:value="4" calcext:value-type="float">
            <text:p>4</text:p>
          </table:table-cell>
          <table:table-cell table:style-name="ce3" table:formula="of:=[.D26]" office:value-type="float" office:value="2" calcext:value-type="float">
            <text:p>2</text:p>
          </table:table-cell>
          <table:table-cell table:style-name="ce3" table:formula="of:=[.E26]+2" office:value-type="float" office:value="48" calcext:value-type="float">
            <text:p>48</text:p>
          </table:table-cell>
          <table:table-cell table:style-name="ce3" table:formula="of:=60/[.E27]*1000*120" office:value-type="float" office:value="150000" calcext:value-type="float">
            <text:p>150000</text:p>
          </table:table-cell>
          <table:table-cell table:style-name="ce3" office:value-type="string" calcext:value-type="string">
            <text:p>Você exercitou a segunda corda!</text:p>
          </table:table-cell>
          <table:table-cell table:number-columns-repeated="1017"/>
        </table:table-row>
        <table:table-row table:style-name="ro2">
          <table:table-cell table:style-name="ce1" table:formula="of:=[.A27]+1" office:value-type="float" office:value="27" calcext:value-type="float">
            <text:p>27</text:p>
          </table:table-cell>
          <table:table-cell table:style-name="ce3" office:value-type="string" calcext:value-type="string">
            <text:p>a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27]+1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60/[.E28]*1000*120" office:value-type="float" office:value="180000" calcext:value-type="float">
            <text:p>1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8]+1" office:value-type="float" office:value="28" calcext:value-type="float">
            <text:p>28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8]" office:value-type="float" office:value="1" calcext:value-type="float">
            <text:p>1</text:p>
          </table:table-cell>
          <table:table-cell table:style-name="ce3" table:formula="of:=[.D28]" office:value-type="float" office:value="3" calcext:value-type="float">
            <text:p>3</text:p>
          </table:table-cell>
          <table:table-cell table:style-name="ce3" table:formula="of:=[.E28]+2" office:value-type="float" office:value="42" calcext:value-type="float">
            <text:p>42</text:p>
          </table:table-cell>
          <table:table-cell table:style-name="ce3" table:formula="of:=60/[.E29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29]+1" office:value-type="float" office:value="29" calcext:value-type="float">
            <text:p>29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29]+1" office:value-type="float" office:value="2" calcext:value-type="float">
            <text:p>2</text:p>
          </table:table-cell>
          <table:table-cell table:style-name="ce3" table:formula="of:=[.D29]" office:value-type="float" office:value="3" calcext:value-type="float">
            <text:p>3</text:p>
          </table:table-cell>
          <table:table-cell table:style-name="ce3" table:formula="of:=[.E29]" office:value-type="float" office:value="42" calcext:value-type="float">
            <text:p>42</text:p>
          </table:table-cell>
          <table:table-cell table:style-name="ce3" table:formula="of:=60/[.E30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0]+1" office:value-type="float" office:value="30" calcext:value-type="float">
            <text:p>30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30]" office:value-type="float" office:value="2" calcext:value-type="float">
            <text:p>2</text:p>
          </table:table-cell>
          <table:table-cell table:style-name="ce3" table:formula="of:=[.D30]" office:value-type="float" office:value="3" calcext:value-type="float">
            <text:p>3</text:p>
          </table:table-cell>
          <table:table-cell table:style-name="ce3" table:formula="of:=[.E30]+2" office:value-type="float" office:value="44" calcext:value-type="float">
            <text:p>44</text:p>
          </table:table-cell>
          <table:table-cell table:style-name="ce3" table:formula="of:=60/[.E31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1]+1" office:value-type="float" office:value="31" calcext:value-type="float">
            <text:p>31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31]+1" office:value-type="float" office:value="3" calcext:value-type="float">
            <text:p>3</text:p>
          </table:table-cell>
          <table:table-cell table:style-name="ce3" table:formula="of:=[.D31]" office:value-type="float" office:value="3" calcext:value-type="float">
            <text:p>3</text:p>
          </table:table-cell>
          <table:table-cell table:style-name="ce3" table:formula="of:=[.E31]" office:value-type="float" office:value="44" calcext:value-type="float">
            <text:p>44</text:p>
          </table:table-cell>
          <table:table-cell table:style-name="ce3" table:formula="of:=60/[.E32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2]+1" office:value-type="float" office:value="32" calcext:value-type="float">
            <text:p>32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32]" office:value-type="float" office:value="3" calcext:value-type="float">
            <text:p>3</text:p>
          </table:table-cell>
          <table:table-cell table:style-name="ce3" table:formula="of:=[.D32]" office:value-type="float" office:value="3" calcext:value-type="float">
            <text:p>3</text:p>
          </table:table-cell>
          <table:table-cell table:style-name="ce3" table:formula="of:=[.E32]+2" office:value-type="float" office:value="46" calcext:value-type="float">
            <text:p>46</text:p>
          </table:table-cell>
          <table:table-cell table:style-name="ce3" table:formula="of:=60/[.E33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3]+1" office:value-type="float" office:value="33" calcext:value-type="float">
            <text:p>33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33]+1" office:value-type="float" office:value="4" calcext:value-type="float">
            <text:p>4</text:p>
          </table:table-cell>
          <table:table-cell table:style-name="ce3" table:formula="of:=[.D33]" office:value-type="float" office:value="3" calcext:value-type="float">
            <text:p>3</text:p>
          </table:table-cell>
          <table:table-cell table:style-name="ce3" table:formula="of:=[.E33]" office:value-type="float" office:value="46" calcext:value-type="float">
            <text:p>46</text:p>
          </table:table-cell>
          <table:table-cell table:style-name="ce3" table:formula="of:=60/[.E34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 table:formula="of:=[.A34]+1" office:value-type="float" office:value="34" calcext:value-type="float">
            <text:p>34</text:p>
          </table:table-cell>
          <table:table-cell table:style-name="ce3" office:value-type="string" calcext:value-type="string">
            <text:p>a1</text:p>
          </table:table-cell>
          <table:table-cell table:style-name="ce3" table:formula="of:=[.C34]" office:value-type="float" office:value="4" calcext:value-type="float">
            <text:p>4</text:p>
          </table:table-cell>
          <table:table-cell table:style-name="ce3" table:formula="of:=[.D34]" office:value-type="float" office:value="3" calcext:value-type="float">
            <text:p>3</text:p>
          </table:table-cell>
          <table:table-cell table:style-name="ce3" table:formula="of:=[.E34]+2" office:value-type="float" office:value="48" calcext:value-type="float">
            <text:p>48</text:p>
          </table:table-cell>
          <table:table-cell table:style-name="ce3" table:formula="of:=60/[.E35]*1000*120" office:value-type="float" office:value="150000" calcext:value-type="float">
            <text:p>150000</text:p>
          </table:table-cell>
          <table:table-cell table:style-name="ce3" office:value-type="string" calcext:value-type="string">
            <text:p>Você exercitou a terceira corda! Ganhou o terceiro troféu!</text:p>
          </table:table-cell>
          <table:table-cell table:number-columns-repeated="1017"/>
        </table:table-row>
        <table:table-row table:style-name="ro2">
          <table:table-cell table:style-name="ce1" table:formula="of:=[.A35]+1" office:value-type="float" office:value="35" calcext:value-type="float">
            <text:p>35</text:p>
          </table:table-cell>
          <table:table-cell table:style-name="ce3" office:value-type="string" calcext:value-type="string">
            <text:p>a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35]+1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60/[.E36]*1000*120" office:value-type="float" office:value="180000" calcext:value-type="float">
            <text:p>1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6]+1" office:value-type="float" office:value="36" calcext:value-type="float">
            <text:p>36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36]" office:value-type="float" office:value="1" calcext:value-type="float">
            <text:p>1</text:p>
          </table:table-cell>
          <table:table-cell table:style-name="ce3" table:formula="of:=[.D36]" office:value-type="float" office:value="4" calcext:value-type="float">
            <text:p>4</text:p>
          </table:table-cell>
          <table:table-cell table:style-name="ce3" table:formula="of:=[.E36]+2" office:value-type="float" office:value="42" calcext:value-type="float">
            <text:p>42</text:p>
          </table:table-cell>
          <table:table-cell table:style-name="ce3" table:formula="of:=60/[.E37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7]+1" office:value-type="float" office:value="37" calcext:value-type="float">
            <text:p>37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37]+1" office:value-type="float" office:value="2" calcext:value-type="float">
            <text:p>2</text:p>
          </table:table-cell>
          <table:table-cell table:style-name="ce3" table:formula="of:=[.D37]" office:value-type="float" office:value="4" calcext:value-type="float">
            <text:p>4</text:p>
          </table:table-cell>
          <table:table-cell table:style-name="ce3" table:formula="of:=[.E37]" office:value-type="float" office:value="42" calcext:value-type="float">
            <text:p>42</text:p>
          </table:table-cell>
          <table:table-cell table:style-name="ce3" table:formula="of:=60/[.E38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8]+1" office:value-type="float" office:value="38" calcext:value-type="float">
            <text:p>38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38]" office:value-type="float" office:value="2" calcext:value-type="float">
            <text:p>2</text:p>
          </table:table-cell>
          <table:table-cell table:style-name="ce3" table:formula="of:=[.D38]" office:value-type="float" office:value="4" calcext:value-type="float">
            <text:p>4</text:p>
          </table:table-cell>
          <table:table-cell table:style-name="ce3" table:formula="of:=[.E38]+2" office:value-type="float" office:value="44" calcext:value-type="float">
            <text:p>44</text:p>
          </table:table-cell>
          <table:table-cell table:style-name="ce3" table:formula="of:=60/[.E39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39]+1" office:value-type="float" office:value="39" calcext:value-type="float">
            <text:p>39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39]+1" office:value-type="float" office:value="3" calcext:value-type="float">
            <text:p>3</text:p>
          </table:table-cell>
          <table:table-cell table:style-name="ce3" table:formula="of:=[.D39]" office:value-type="float" office:value="4" calcext:value-type="float">
            <text:p>4</text:p>
          </table:table-cell>
          <table:table-cell table:style-name="ce3" table:formula="of:=[.E39]" office:value-type="float" office:value="44" calcext:value-type="float">
            <text:p>44</text:p>
          </table:table-cell>
          <table:table-cell table:style-name="ce3" table:formula="of:=60/[.E40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0]+1" office:value-type="float" office:value="40" calcext:value-type="float">
            <text:p>40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0]" office:value-type="float" office:value="3" calcext:value-type="float">
            <text:p>3</text:p>
          </table:table-cell>
          <table:table-cell table:style-name="ce3" table:formula="of:=[.D40]" office:value-type="float" office:value="4" calcext:value-type="float">
            <text:p>4</text:p>
          </table:table-cell>
          <table:table-cell table:style-name="ce3" table:formula="of:=[.E40]+2" office:value-type="float" office:value="46" calcext:value-type="float">
            <text:p>46</text:p>
          </table:table-cell>
          <table:table-cell table:style-name="ce3" table:formula="of:=60/[.E41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1]+1" office:value-type="float" office:value="41" calcext:value-type="float">
            <text:p>41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1]+1" office:value-type="float" office:value="4" calcext:value-type="float">
            <text:p>4</text:p>
          </table:table-cell>
          <table:table-cell table:style-name="ce3" table:formula="of:=[.D41]" office:value-type="float" office:value="4" calcext:value-type="float">
            <text:p>4</text:p>
          </table:table-cell>
          <table:table-cell table:style-name="ce3" table:formula="of:=[.E41]" office:value-type="float" office:value="46" calcext:value-type="float">
            <text:p>46</text:p>
          </table:table-cell>
          <table:table-cell table:style-name="ce3" table:formula="of:=60/[.E42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2]+1" office:value-type="float" office:value="42" calcext:value-type="float">
            <text:p>42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2]" office:value-type="float" office:value="4" calcext:value-type="float">
            <text:p>4</text:p>
          </table:table-cell>
          <table:table-cell table:style-name="ce3" table:formula="of:=[.D42]" office:value-type="float" office:value="4" calcext:value-type="float">
            <text:p>4</text:p>
          </table:table-cell>
          <table:table-cell table:style-name="ce3" table:formula="of:=[.E42]+2" office:value-type="float" office:value="48" calcext:value-type="float">
            <text:p>48</text:p>
          </table:table-cell>
          <table:table-cell table:style-name="ce3" table:formula="of:=60/[.E43]*1000*120" office:value-type="float" office:value="150000" calcext:value-type="float">
            <text:p>150000</text:p>
          </table:table-cell>
          <table:table-cell table:style-name="ce3" office:value-type="string" calcext:value-type="string">
            <text:p>Você exercitou a quarta corda!</text:p>
          </table:table-cell>
          <table:table-cell table:number-columns-repeated="1017"/>
        </table:table-row>
        <table:table-row table:style-name="ro2">
          <table:table-cell table:style-name="ce1" table:formula="of:=[.A43]+1" office:value-type="float" office:value="43" calcext:value-type="float">
            <text:p>43</text:p>
          </table:table-cell>
          <table:table-cell table:style-name="ce3" office:value-type="string" calcext:value-type="string">
            <text:p>a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43]+1" office:value-type="float" office:value="5" calcext:value-type="float">
            <text:p>5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60/[.E44]*1000*120" office:value-type="float" office:value="180000" calcext:value-type="float">
            <text:p>1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4]+1" office:value-type="float" office:value="44" calcext:value-type="float">
            <text:p>44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4]" office:value-type="float" office:value="1" calcext:value-type="float">
            <text:p>1</text:p>
          </table:table-cell>
          <table:table-cell table:style-name="ce3" table:formula="of:=[.D44]" office:value-type="float" office:value="5" calcext:value-type="float">
            <text:p>5</text:p>
          </table:table-cell>
          <table:table-cell table:style-name="ce3" table:formula="of:=[.E44]+2" office:value-type="float" office:value="42" calcext:value-type="float">
            <text:p>42</text:p>
          </table:table-cell>
          <table:table-cell table:style-name="ce3" table:formula="of:=60/[.E45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5]+1" office:value-type="float" office:value="45" calcext:value-type="float">
            <text:p>45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5]+1" office:value-type="float" office:value="2" calcext:value-type="float">
            <text:p>2</text:p>
          </table:table-cell>
          <table:table-cell table:style-name="ce3" table:formula="of:=[.D45]" office:value-type="float" office:value="5" calcext:value-type="float">
            <text:p>5</text:p>
          </table:table-cell>
          <table:table-cell table:style-name="ce3" table:formula="of:=[.E45]" office:value-type="float" office:value="42" calcext:value-type="float">
            <text:p>42</text:p>
          </table:table-cell>
          <table:table-cell table:style-name="ce3" table:formula="of:=60/[.E46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6]+1" office:value-type="float" office:value="46" calcext:value-type="float">
            <text:p>46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6]" office:value-type="float" office:value="2" calcext:value-type="float">
            <text:p>2</text:p>
          </table:table-cell>
          <table:table-cell table:style-name="ce3" table:formula="of:=[.D46]" office:value-type="float" office:value="5" calcext:value-type="float">
            <text:p>5</text:p>
          </table:table-cell>
          <table:table-cell table:style-name="ce3" table:formula="of:=[.E46]+2" office:value-type="float" office:value="44" calcext:value-type="float">
            <text:p>44</text:p>
          </table:table-cell>
          <table:table-cell table:style-name="ce3" table:formula="of:=60/[.E47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7]+1" office:value-type="float" office:value="47" calcext:value-type="float">
            <text:p>47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7]+1" office:value-type="float" office:value="3" calcext:value-type="float">
            <text:p>3</text:p>
          </table:table-cell>
          <table:table-cell table:style-name="ce3" table:formula="of:=[.D47]" office:value-type="float" office:value="5" calcext:value-type="float">
            <text:p>5</text:p>
          </table:table-cell>
          <table:table-cell table:style-name="ce3" table:formula="of:=[.E47]" office:value-type="float" office:value="44" calcext:value-type="float">
            <text:p>44</text:p>
          </table:table-cell>
          <table:table-cell table:style-name="ce3" table:formula="of:=60/[.E48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8]+1" office:value-type="float" office:value="48" calcext:value-type="float">
            <text:p>48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8]" office:value-type="float" office:value="3" calcext:value-type="float">
            <text:p>3</text:p>
          </table:table-cell>
          <table:table-cell table:style-name="ce3" table:formula="of:=[.D48]" office:value-type="float" office:value="5" calcext:value-type="float">
            <text:p>5</text:p>
          </table:table-cell>
          <table:table-cell table:style-name="ce3" table:formula="of:=[.E48]+2" office:value-type="float" office:value="46" calcext:value-type="float">
            <text:p>46</text:p>
          </table:table-cell>
          <table:table-cell table:style-name="ce3" table:formula="of:=60/[.E49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49]+1" office:value-type="float" office:value="49" calcext:value-type="float">
            <text:p>49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49]+1" office:value-type="float" office:value="4" calcext:value-type="float">
            <text:p>4</text:p>
          </table:table-cell>
          <table:table-cell table:style-name="ce3" table:formula="of:=[.D49]" office:value-type="float" office:value="5" calcext:value-type="float">
            <text:p>5</text:p>
          </table:table-cell>
          <table:table-cell table:style-name="ce3" table:formula="of:=[.E49]" office:value-type="float" office:value="46" calcext:value-type="float">
            <text:p>46</text:p>
          </table:table-cell>
          <table:table-cell table:style-name="ce3" table:formula="of:=60/[.E50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0]+1" office:value-type="float" office:value="50" calcext:value-type="float">
            <text:p>50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0]" office:value-type="float" office:value="4" calcext:value-type="float">
            <text:p>4</text:p>
          </table:table-cell>
          <table:table-cell table:style-name="ce3" table:formula="of:=[.D50]" office:value-type="float" office:value="5" calcext:value-type="float">
            <text:p>5</text:p>
          </table:table-cell>
          <table:table-cell table:style-name="ce3" table:formula="of:=[.E50]+2" office:value-type="float" office:value="48" calcext:value-type="float">
            <text:p>48</text:p>
          </table:table-cell>
          <table:table-cell table:style-name="ce3" table:formula="of:=60/[.E51]*1000*120" office:value-type="float" office:value="150000" calcext:value-type="float">
            <text:p>150000</text:p>
          </table:table-cell>
          <table:table-cell table:style-name="ce3" office:value-type="string" calcext:value-type="string">
            <text:p>Você exercitou a quinta corda!</text:p>
          </table:table-cell>
          <table:table-cell table:number-columns-repeated="1017"/>
        </table:table-row>
        <table:table-row table:style-name="ro2">
          <table:table-cell table:style-name="ce1" table:formula="of:=[.A51]+1" office:value-type="float" office:value="51" calcext:value-type="float">
            <text:p>51</text:p>
          </table:table-cell>
          <table:table-cell table:style-name="ce3" office:value-type="string" calcext:value-type="string">
            <text:p>a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51]+1" office:value-type="float" office:value="6" calcext:value-type="float">
            <text:p>6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60/[.E52]*1000*120" office:value-type="float" office:value="180000" calcext:value-type="float">
            <text:p>1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2]+1" office:value-type="float" office:value="52" calcext:value-type="float">
            <text:p>52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2]" office:value-type="float" office:value="1" calcext:value-type="float">
            <text:p>1</text:p>
          </table:table-cell>
          <table:table-cell table:style-name="ce3" table:formula="of:=[.D52]" office:value-type="float" office:value="6" calcext:value-type="float">
            <text:p>6</text:p>
          </table:table-cell>
          <table:table-cell table:style-name="ce3" table:formula="of:=[.E52]+2" office:value-type="float" office:value="42" calcext:value-type="float">
            <text:p>42</text:p>
          </table:table-cell>
          <table:table-cell table:style-name="ce3" table:formula="of:=60/[.E53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3]+1" office:value-type="float" office:value="53" calcext:value-type="float">
            <text:p>53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3]+1" office:value-type="float" office:value="2" calcext:value-type="float">
            <text:p>2</text:p>
          </table:table-cell>
          <table:table-cell table:style-name="ce3" table:formula="of:=[.D53]" office:value-type="float" office:value="6" calcext:value-type="float">
            <text:p>6</text:p>
          </table:table-cell>
          <table:table-cell table:style-name="ce3" table:formula="of:=[.E53]" office:value-type="float" office:value="42" calcext:value-type="float">
            <text:p>42</text:p>
          </table:table-cell>
          <table:table-cell table:style-name="ce3" table:formula="of:=60/[.E54]*1000*120" office:value-type="float" office:value="171428.571428571" calcext:value-type="float">
            <text:p>171428,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4]+1" office:value-type="float" office:value="54" calcext:value-type="float">
            <text:p>54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4]" office:value-type="float" office:value="2" calcext:value-type="float">
            <text:p>2</text:p>
          </table:table-cell>
          <table:table-cell table:style-name="ce3" table:formula="of:=[.D54]" office:value-type="float" office:value="6" calcext:value-type="float">
            <text:p>6</text:p>
          </table:table-cell>
          <table:table-cell table:style-name="ce3" table:formula="of:=[.E54]+2" office:value-type="float" office:value="44" calcext:value-type="float">
            <text:p>44</text:p>
          </table:table-cell>
          <table:table-cell table:style-name="ce3" table:formula="of:=60/[.E55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5]+1" office:value-type="float" office:value="55" calcext:value-type="float">
            <text:p>55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5]+1" office:value-type="float" office:value="3" calcext:value-type="float">
            <text:p>3</text:p>
          </table:table-cell>
          <table:table-cell table:style-name="ce3" table:formula="of:=[.D55]" office:value-type="float" office:value="6" calcext:value-type="float">
            <text:p>6</text:p>
          </table:table-cell>
          <table:table-cell table:style-name="ce3" table:formula="of:=[.E55]" office:value-type="float" office:value="44" calcext:value-type="float">
            <text:p>44</text:p>
          </table:table-cell>
          <table:table-cell table:style-name="ce3" table:formula="of:=60/[.E56]*1000*120" office:value-type="float" office:value="163636.363636364" calcext:value-type="float">
            <text:p>163636,36363636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6]+1" office:value-type="float" office:value="56" calcext:value-type="float">
            <text:p>56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6]" office:value-type="float" office:value="3" calcext:value-type="float">
            <text:p>3</text:p>
          </table:table-cell>
          <table:table-cell table:style-name="ce3" table:formula="of:=[.D56]" office:value-type="float" office:value="6" calcext:value-type="float">
            <text:p>6</text:p>
          </table:table-cell>
          <table:table-cell table:style-name="ce3" table:formula="of:=[.E56]+2" office:value-type="float" office:value="46" calcext:value-type="float">
            <text:p>46</text:p>
          </table:table-cell>
          <table:table-cell table:style-name="ce3" table:formula="of:=60/[.E57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57]+1" office:value-type="float" office:value="57" calcext:value-type="float">
            <text:p>57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7]+1" office:value-type="float" office:value="4" calcext:value-type="float">
            <text:p>4</text:p>
          </table:table-cell>
          <table:table-cell table:style-name="ce3" table:formula="of:=[.D57]" office:value-type="float" office:value="6" calcext:value-type="float">
            <text:p>6</text:p>
          </table:table-cell>
          <table:table-cell table:style-name="ce3" table:formula="of:=[.E57]" office:value-type="float" office:value="46" calcext:value-type="float">
            <text:p>46</text:p>
          </table:table-cell>
          <table:table-cell table:style-name="ce3" table:formula="of:=60/[.E58]*1000*120" office:value-type="float" office:value="156521.739130435" calcext:value-type="float">
            <text:p>156521,739130435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 table:formula="of:=[.A58]+1" office:value-type="float" office:value="58" calcext:value-type="float">
            <text:p>58</text:p>
          </table:table-cell>
          <table:table-cell table:style-name="ce3" office:value-type="string" calcext:value-type="string">
            <text:p>a2</text:p>
          </table:table-cell>
          <table:table-cell table:style-name="ce3" table:formula="of:=[.C58]" office:value-type="float" office:value="4" calcext:value-type="float">
            <text:p>4</text:p>
          </table:table-cell>
          <table:table-cell table:style-name="ce3" table:formula="of:=[.D58]" office:value-type="float" office:value="6" calcext:value-type="float">
            <text:p>6</text:p>
          </table:table-cell>
          <table:table-cell table:style-name="ce3" table:formula="of:=[.E58]+2" office:value-type="float" office:value="48" calcext:value-type="float">
            <text:p>48</text:p>
          </table:table-cell>
          <table:table-cell table:style-name="ce3" table:formula="of:=60/[.E59]*1000*120" office:value-type="float" office:value="150000" calcext:value-type="float">
            <text:p>150000</text:p>
          </table:table-cell>
          <table:table-cell table:style-name="ce3" office:value-type="string" calcext:value-type="string">
            <text:p>Você exercitou todas as cordas! Que tal dar uma acelerada? Ganhou o quarto troféu!</text:p>
          </table:table-cell>
          <table:table-cell table:number-columns-repeated="1017"/>
        </table:table-row>
        <table:table-row table:style-name="ro2">
          <table:table-cell table:style-name="ce1" table:formula="of:=[.A59]+1" office:value-type="float" office:value="59" calcext:value-type="float">
            <text:p>59</text:p>
          </table:table-cell>
          <table:table-cell table:style-name="ce3" office:value-type="string" calcext:value-type="string">
            <text:p>b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60/[.E60]*1000*120" office:value-type="float" office:value="144000" calcext:value-type="float">
            <text:p>144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0]+1" office:value-type="float" office:value="60" calcext:value-type="float">
            <text:p>60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0]+1" office:value-type="float" office:value="2" calcext:value-type="float">
            <text:p>2</text:p>
          </table:table-cell>
          <table:table-cell table:style-name="ce3" table:formula="of:=[.D60]" office:value-type="float" office:value="1" calcext:value-type="float">
            <text:p>1</text:p>
          </table:table-cell>
          <table:table-cell table:style-name="ce3" table:formula="of:=[.E60]+2" office:value-type="float" office:value="52" calcext:value-type="float">
            <text:p>52</text:p>
          </table:table-cell>
          <table:table-cell table:style-name="ce3" table:formula="of:=60/[.E61]*1000*120" office:value-type="float" office:value="138461.538461538" calcext:value-type="float">
            <text:p>138461,53846153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1]+1" office:value-type="float" office:value="61" calcext:value-type="float">
            <text:p>61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1]+1" office:value-type="float" office:value="3" calcext:value-type="float">
            <text:p>3</text:p>
          </table:table-cell>
          <table:table-cell table:style-name="ce3" table:formula="of:=[.D61]" office:value-type="float" office:value="1" calcext:value-type="float">
            <text:p>1</text:p>
          </table:table-cell>
          <table:table-cell table:style-name="ce3" table:formula="of:=[.E61]+2" office:value-type="float" office:value="54" calcext:value-type="float">
            <text:p>54</text:p>
          </table:table-cell>
          <table:table-cell table:style-name="ce3" table:formula="of:=60/[.E62]*1000*120" office:value-type="float" office:value="133333.333333333" calcext:value-type="float">
            <text:p>133333,33333333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2]+1" office:value-type="float" office:value="62" calcext:value-type="float">
            <text:p>62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2]+1" office:value-type="float" office:value="4" calcext:value-type="float">
            <text:p>4</text:p>
          </table:table-cell>
          <table:table-cell table:style-name="ce3" table:formula="of:=[.D62]" office:value-type="float" office:value="1" calcext:value-type="float">
            <text:p>1</text:p>
          </table:table-cell>
          <table:table-cell table:style-name="ce3" table:formula="of:=[.E62]+2" office:value-type="float" office:value="56" calcext:value-type="float">
            <text:p>56</text:p>
          </table:table-cell>
          <table:table-cell table:style-name="ce3" table:formula="of:=60/[.E63]*1000*120" office:value-type="float" office:value="128571.428571429" calcext:value-type="float">
            <text:p>128571,42857142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3]+1" office:value-type="float" office:value="63" calcext:value-type="float">
            <text:p>63</text:p>
          </table:table-cell>
          <table:table-cell table:style-name="ce3" office:value-type="string" calcext:value-type="string">
            <text:p>b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63]+1" office:value-type="float" office:value="2" calcext:value-type="float">
            <text:p>2</text:p>
          </table:table-cell>
          <table:table-cell table:style-name="ce3" table:formula="of:=[.E63]+2" office:value-type="float" office:value="58" calcext:value-type="float">
            <text:p>58</text:p>
          </table:table-cell>
          <table:table-cell table:style-name="ce3" table:formula="of:=60/[.E64]*1000*120" office:value-type="float" office:value="124137.931034483" calcext:value-type="float">
            <text:p>124137,93103448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4]+1" office:value-type="float" office:value="64" calcext:value-type="float">
            <text:p>64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4]+1" office:value-type="float" office:value="2" calcext:value-type="float">
            <text:p>2</text:p>
          </table:table-cell>
          <table:table-cell table:style-name="ce3" table:formula="of:=[.D64]" office:value-type="float" office:value="2" calcext:value-type="float">
            <text:p>2</text:p>
          </table:table-cell>
          <table:table-cell table:style-name="ce3" table:formula="of:=[.E64]+2" office:value-type="float" office:value="60" calcext:value-type="float">
            <text:p>60</text:p>
          </table:table-cell>
          <table:table-cell table:style-name="ce3" table:formula="of:=60/[.E65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5]+1" office:value-type="float" office:value="65" calcext:value-type="float">
            <text:p>65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5]+1" office:value-type="float" office:value="3" calcext:value-type="float">
            <text:p>3</text:p>
          </table:table-cell>
          <table:table-cell table:style-name="ce3" table:formula="of:=[.D65]" office:value-type="float" office:value="2" calcext:value-type="float">
            <text:p>2</text:p>
          </table:table-cell>
          <table:table-cell table:style-name="ce3" table:formula="of:=[.E65]+2" office:value-type="float" office:value="62" calcext:value-type="float">
            <text:p>62</text:p>
          </table:table-cell>
          <table:table-cell table:style-name="ce3" table:formula="of:=60/[.E66]*1000*120" office:value-type="float" office:value="116129.032258065" calcext:value-type="float">
            <text:p>116129,03225806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6]+1" office:value-type="float" office:value="66" calcext:value-type="float">
            <text:p>66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6]+1" office:value-type="float" office:value="4" calcext:value-type="float">
            <text:p>4</text:p>
          </table:table-cell>
          <table:table-cell table:style-name="ce3" table:formula="of:=[.D66]" office:value-type="float" office:value="2" calcext:value-type="float">
            <text:p>2</text:p>
          </table:table-cell>
          <table:table-cell table:style-name="ce3" table:formula="of:=[.E66]+2" office:value-type="float" office:value="64" calcext:value-type="float">
            <text:p>64</text:p>
          </table:table-cell>
          <table:table-cell table:style-name="ce3" table:formula="of:=60/[.E67]*1000*120" office:value-type="float" office:value="112500" calcext:value-type="float">
            <text:p>1125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7]+1" office:value-type="float" office:value="67" calcext:value-type="float">
            <text:p>67</text:p>
          </table:table-cell>
          <table:table-cell table:style-name="ce3" office:value-type="string" calcext:value-type="string">
            <text:p>b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67]+1" office:value-type="float" office:value="3" calcext:value-type="float">
            <text:p>3</text:p>
          </table:table-cell>
          <table:table-cell table:style-name="ce3" table:formula="of:=[.E67]+2" office:value-type="float" office:value="66" calcext:value-type="float">
            <text:p>66</text:p>
          </table:table-cell>
          <table:table-cell table:style-name="ce3" table:formula="of:=60/[.E68]*1000*120" office:value-type="float" office:value="109090.909090909" calcext:value-type="float">
            <text:p>109090,90909090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8]+1" office:value-type="float" office:value="68" calcext:value-type="float">
            <text:p>68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8]+1" office:value-type="float" office:value="2" calcext:value-type="float">
            <text:p>2</text:p>
          </table:table-cell>
          <table:table-cell table:style-name="ce3" table:formula="of:=[.D68]" office:value-type="float" office:value="3" calcext:value-type="float">
            <text:p>3</text:p>
          </table:table-cell>
          <table:table-cell table:style-name="ce3" table:formula="of:=[.E68]+2" office:value-type="float" office:value="68" calcext:value-type="float">
            <text:p>68</text:p>
          </table:table-cell>
          <table:table-cell table:style-name="ce3" table:formula="of:=60/[.E69]*1000*120" office:value-type="float" office:value="105882.352941176" calcext:value-type="float">
            <text:p>105882,35294117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69]+1" office:value-type="float" office:value="69" calcext:value-type="float">
            <text:p>69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69]+1" office:value-type="float" office:value="3" calcext:value-type="float">
            <text:p>3</text:p>
          </table:table-cell>
          <table:table-cell table:style-name="ce3" table:formula="of:=[.D69]" office:value-type="float" office:value="3" calcext:value-type="float">
            <text:p>3</text:p>
          </table:table-cell>
          <table:table-cell table:style-name="ce3" table:formula="of:=[.E69]+2" office:value-type="float" office:value="70" calcext:value-type="float">
            <text:p>70</text:p>
          </table:table-cell>
          <table:table-cell table:style-name="ce3" table:formula="of:=60/[.E70]*1000*120" office:value-type="float" office:value="102857.142857143" calcext:value-type="float">
            <text:p>102857,14285714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0]+1" office:value-type="float" office:value="70" calcext:value-type="float">
            <text:p>70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0]+1" office:value-type="float" office:value="4" calcext:value-type="float">
            <text:p>4</text:p>
          </table:table-cell>
          <table:table-cell table:style-name="ce3" table:formula="of:=[.D70]" office:value-type="float" office:value="3" calcext:value-type="float">
            <text:p>3</text:p>
          </table:table-cell>
          <table:table-cell table:style-name="ce3" table:formula="of:=[.E70]+2" office:value-type="float" office:value="72" calcext:value-type="float">
            <text:p>72</text:p>
          </table:table-cell>
          <table:table-cell table:style-name="ce3" table:formula="of:=60/[.E71]*1000*120" office:value-type="float" office:value="100000" calcext:value-type="float">
            <text:p>10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1]+1" office:value-type="float" office:value="71" calcext:value-type="float">
            <text:p>71</text:p>
          </table:table-cell>
          <table:table-cell table:style-name="ce3" office:value-type="string" calcext:value-type="string">
            <text:p>b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71]+1" office:value-type="float" office:value="4" calcext:value-type="float">
            <text:p>4</text:p>
          </table:table-cell>
          <table:table-cell table:style-name="ce3" table:formula="of:=[.E71]+2" office:value-type="float" office:value="74" calcext:value-type="float">
            <text:p>74</text:p>
          </table:table-cell>
          <table:table-cell table:style-name="ce3" table:formula="of:=60/[.E72]*1000*120" office:value-type="float" office:value="97297.2972972973" calcext:value-type="float">
            <text:p>97297,297297297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2]+1" office:value-type="float" office:value="72" calcext:value-type="float">
            <text:p>72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2]+1" office:value-type="float" office:value="2" calcext:value-type="float">
            <text:p>2</text:p>
          </table:table-cell>
          <table:table-cell table:style-name="ce3" table:formula="of:=[.D72]" office:value-type="float" office:value="4" calcext:value-type="float">
            <text:p>4</text:p>
          </table:table-cell>
          <table:table-cell table:style-name="ce3" table:formula="of:=[.E72]+2" office:value-type="float" office:value="76" calcext:value-type="float">
            <text:p>76</text:p>
          </table:table-cell>
          <table:table-cell table:style-name="ce3" table:formula="of:=60/[.E73]*1000*120" office:value-type="float" office:value="94736.8421052632" calcext:value-type="float">
            <text:p>94736,842105263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3]+1" office:value-type="float" office:value="73" calcext:value-type="float">
            <text:p>73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3]+1" office:value-type="float" office:value="3" calcext:value-type="float">
            <text:p>3</text:p>
          </table:table-cell>
          <table:table-cell table:style-name="ce3" table:formula="of:=[.D73]" office:value-type="float" office:value="4" calcext:value-type="float">
            <text:p>4</text:p>
          </table:table-cell>
          <table:table-cell table:style-name="ce3" table:formula="of:=[.E73]+2" office:value-type="float" office:value="78" calcext:value-type="float">
            <text:p>78</text:p>
          </table:table-cell>
          <table:table-cell table:style-name="ce3" table:formula="of:=60/[.E74]*1000*120" office:value-type="float" office:value="92307.6923076923" calcext:value-type="float">
            <text:p>92307,692307692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4]+1" office:value-type="float" office:value="74" calcext:value-type="float">
            <text:p>74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4]+1" office:value-type="float" office:value="4" calcext:value-type="float">
            <text:p>4</text:p>
          </table:table-cell>
          <table:table-cell table:style-name="ce3" table:formula="of:=[.D74]" office:value-type="float" office:value="4" calcext:value-type="float">
            <text:p>4</text:p>
          </table:table-cell>
          <table:table-cell table:style-name="ce3" table:formula="of:=[.E74]+2" office:value-type="float" office:value="80" calcext:value-type="float">
            <text:p>80</text:p>
          </table:table-cell>
          <table:table-cell table:style-name="ce3" table:formula="of:=60/[.E75]*1000*120" office:value-type="float" office:value="90000" calcext:value-type="float">
            <text:p>9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5]+1" office:value-type="float" office:value="75" calcext:value-type="float">
            <text:p>75</text:p>
          </table:table-cell>
          <table:table-cell table:style-name="ce3" office:value-type="string" calcext:value-type="string">
            <text:p>b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75]+1" office:value-type="float" office:value="5" calcext:value-type="float">
            <text:p>5</text:p>
          </table:table-cell>
          <table:table-cell table:style-name="ce3" table:formula="of:=[.E75]+2" office:value-type="float" office:value="82" calcext:value-type="float">
            <text:p>82</text:p>
          </table:table-cell>
          <table:table-cell table:style-name="ce3" table:formula="of:=60/[.E76]*1000*120" office:value-type="float" office:value="87804.8780487805" calcext:value-type="float">
            <text:p>87804,878048780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6]+1" office:value-type="float" office:value="76" calcext:value-type="float">
            <text:p>76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6]+1" office:value-type="float" office:value="2" calcext:value-type="float">
            <text:p>2</text:p>
          </table:table-cell>
          <table:table-cell table:style-name="ce3" table:formula="of:=[.D76]" office:value-type="float" office:value="5" calcext:value-type="float">
            <text:p>5</text:p>
          </table:table-cell>
          <table:table-cell table:style-name="ce3" table:formula="of:=[.E76]+2" office:value-type="float" office:value="84" calcext:value-type="float">
            <text:p>84</text:p>
          </table:table-cell>
          <table:table-cell table:style-name="ce3" table:formula="of:=60/[.E77]*1000*120" office:value-type="float" office:value="85714.2857142857" calcext:value-type="float">
            <text:p>85714,285714285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7]+1" office:value-type="float" office:value="77" calcext:value-type="float">
            <text:p>77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7]+1" office:value-type="float" office:value="3" calcext:value-type="float">
            <text:p>3</text:p>
          </table:table-cell>
          <table:table-cell table:style-name="ce3" table:formula="of:=[.D77]" office:value-type="float" office:value="5" calcext:value-type="float">
            <text:p>5</text:p>
          </table:table-cell>
          <table:table-cell table:style-name="ce3" table:formula="of:=[.E77]+2" office:value-type="float" office:value="86" calcext:value-type="float">
            <text:p>86</text:p>
          </table:table-cell>
          <table:table-cell table:style-name="ce3" table:formula="of:=60/[.E78]*1000*120" office:value-type="float" office:value="83720.9302325581" calcext:value-type="float">
            <text:p>83720,930232558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8]+1" office:value-type="float" office:value="78" calcext:value-type="float">
            <text:p>78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78]+1" office:value-type="float" office:value="4" calcext:value-type="float">
            <text:p>4</text:p>
          </table:table-cell>
          <table:table-cell table:style-name="ce3" table:formula="of:=[.D78]" office:value-type="float" office:value="5" calcext:value-type="float">
            <text:p>5</text:p>
          </table:table-cell>
          <table:table-cell table:style-name="ce3" table:formula="of:=[.E78]+2" office:value-type="float" office:value="88" calcext:value-type="float">
            <text:p>88</text:p>
          </table:table-cell>
          <table:table-cell table:style-name="ce3" table:formula="of:=60/[.E79]*1000*120" office:value-type="float" office:value="81818.1818181818" calcext:value-type="float">
            <text:p>81818,181818181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79]+1" office:value-type="float" office:value="79" calcext:value-type="float">
            <text:p>79</text:p>
          </table:table-cell>
          <table:table-cell table:style-name="ce3" office:value-type="string" calcext:value-type="string">
            <text:p>b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79]+1" office:value-type="float" office:value="6" calcext:value-type="float">
            <text:p>6</text:p>
          </table:table-cell>
          <table:table-cell table:style-name="ce3" table:formula="of:=[.E79]+2" office:value-type="float" office:value="90" calcext:value-type="float">
            <text:p>90</text:p>
          </table:table-cell>
          <table:table-cell table:style-name="ce3" table:formula="of:=60/[.E80]*1000*120" office:value-type="float" office:value="80000" calcext:value-type="float">
            <text:p>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0]+1" office:value-type="float" office:value="80" calcext:value-type="float">
            <text:p>80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80]+1" office:value-type="float" office:value="2" calcext:value-type="float">
            <text:p>2</text:p>
          </table:table-cell>
          <table:table-cell table:style-name="ce3" table:formula="of:=[.D80]" office:value-type="float" office:value="6" calcext:value-type="float">
            <text:p>6</text:p>
          </table:table-cell>
          <table:table-cell table:style-name="ce3" table:formula="of:=[.E80]+2" office:value-type="float" office:value="92" calcext:value-type="float">
            <text:p>92</text:p>
          </table:table-cell>
          <table:table-cell table:style-name="ce3" table:formula="of:=60/[.E81]*1000*120" office:value-type="float" office:value="78260.8695652174" calcext:value-type="float">
            <text:p>78260,869565217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1]+1" office:value-type="float" office:value="81" calcext:value-type="float">
            <text:p>81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81]+1" office:value-type="float" office:value="3" calcext:value-type="float">
            <text:p>3</text:p>
          </table:table-cell>
          <table:table-cell table:style-name="ce3" table:formula="of:=[.D81]" office:value-type="float" office:value="6" calcext:value-type="float">
            <text:p>6</text:p>
          </table:table-cell>
          <table:table-cell table:style-name="ce3" table:formula="of:=[.E81]+2" office:value-type="float" office:value="94" calcext:value-type="float">
            <text:p>94</text:p>
          </table:table-cell>
          <table:table-cell table:style-name="ce3" table:formula="of:=60/[.E82]*1000*120" office:value-type="float" office:value="76595.7446808511" calcext:value-type="float">
            <text:p>76595,7446808511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1" table:formula="of:=[.A82]+1" office:value-type="float" office:value="82" calcext:value-type="float">
            <text:p>82</text:p>
          </table:table-cell>
          <table:table-cell table:style-name="ce3" office:value-type="string" calcext:value-type="string">
            <text:p>b1</text:p>
          </table:table-cell>
          <table:table-cell table:style-name="ce3" table:formula="of:=[.C82]+1" office:value-type="float" office:value="4" calcext:value-type="float">
            <text:p>4</text:p>
          </table:table-cell>
          <table:table-cell table:style-name="ce3" table:formula="of:=[.D82]" office:value-type="float" office:value="6" calcext:value-type="float">
            <text:p>6</text:p>
          </table:table-cell>
          <table:table-cell table:style-name="ce3" table:formula="of:=[.E82]+2" office:value-type="float" office:value="96" calcext:value-type="float">
            <text:p>96</text:p>
          </table:table-cell>
          <table:table-cell table:style-name="ce3" table:formula="of:=60/[.E83]*1000*120" office:value-type="float" office:value="75000" calcext:value-type="float">
            <text:p>75000</text:p>
          </table:table-cell>
          <table:table-cell table:style-name="ce3" office:value-type="string" calcext:value-type="string">
            <text:p>Você pegou o jeito! Vamos tentar com várias cordas? Ganhou o quinto troféu</text:p>
          </table:table-cell>
          <table:table-cell table:number-columns-repeated="1017"/>
        </table:table-row>
        <table:table-row table:style-name="ro2">
          <table:table-cell table:style-name="ce1" table:formula="of:=[.A83]+1" office:value-type="float" office:value="83" calcext:value-type="float">
            <text:p>83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wnToUp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60/[.E84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4]+1" office:value-type="float" office:value="84" calcext:value-type="float">
            <text:p>84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84]+1" office:value-type="float" office:value="2" calcext:value-type="float">
            <text:p>2</text:p>
          </table:table-cell>
          <table:table-cell table:style-name="ce3" table:formula="of:=[.D84]" office:value-type="string" office:string-value="DownToUp" calcext:value-type="string">
            <text:p>DownToUp</text:p>
          </table:table-cell>
          <table:table-cell table:style-name="ce3" table:formula="of:=[.E84]" office:value-type="float" office:value="60" calcext:value-type="float">
            <text:p>60</text:p>
          </table:table-cell>
          <table:table-cell table:style-name="ce3" table:formula="of:=60/[.E85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5]+1" office:value-type="float" office:value="85" calcext:value-type="float">
            <text:p>85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85]+1" office:value-type="float" office:value="3" calcext:value-type="float">
            <text:p>3</text:p>
          </table:table-cell>
          <table:table-cell table:style-name="ce3" table:formula="of:=[.D85]" office:value-type="string" office:string-value="DownToUp" calcext:value-type="string">
            <text:p>DownToUp</text:p>
          </table:table-cell>
          <table:table-cell table:style-name="ce3" table:formula="of:=[.E85]" office:value-type="float" office:value="60" calcext:value-type="float">
            <text:p>60</text:p>
          </table:table-cell>
          <table:table-cell table:style-name="ce3" table:formula="of:=60/[.E86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6]+1" office:value-type="float" office:value="86" calcext:value-type="float">
            <text:p>86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86]+1" office:value-type="float" office:value="4" calcext:value-type="float">
            <text:p>4</text:p>
          </table:table-cell>
          <table:table-cell table:style-name="ce3" table:formula="of:=[.D86]" office:value-type="string" office:string-value="DownToUp" calcext:value-type="string">
            <text:p>DownToUp</text:p>
          </table:table-cell>
          <table:table-cell table:style-name="ce3" table:formula="of:=[.E86]" office:value-type="float" office:value="60" calcext:value-type="float">
            <text:p>60</text:p>
          </table:table-cell>
          <table:table-cell table:style-name="ce3" table:formula="of:=60/[.E87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7]+1" office:value-type="float" office:value="87" calcext:value-type="float">
            <text:p>87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pToDown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60/[.E88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8]+1" office:value-type="float" office:value="88" calcext:value-type="float">
            <text:p>88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88]+1" office:value-type="float" office:value="2" calcext:value-type="float">
            <text:p>2</text:p>
          </table:table-cell>
          <table:table-cell table:style-name="ce3" office:value-type="string" calcext:value-type="string">
            <text:p>UpToDown</text:p>
          </table:table-cell>
          <table:table-cell table:style-name="ce3" table:formula="of:=[.E88]" office:value-type="float" office:value="60" calcext:value-type="float">
            <text:p>60</text:p>
          </table:table-cell>
          <table:table-cell table:style-name="ce3" table:formula="of:=60/[.E89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89]+1" office:value-type="float" office:value="89" calcext:value-type="float">
            <text:p>89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89]+1" office:value-type="float" office:value="3" calcext:value-type="float">
            <text:p>3</text:p>
          </table:table-cell>
          <table:table-cell table:style-name="ce3" table:formula="of:=[.D88]" office:value-type="string" office:string-value="UpToDown" calcext:value-type="string">
            <text:p>UpToDown</text:p>
          </table:table-cell>
          <table:table-cell table:style-name="ce3" table:formula="of:=[.E89]" office:value-type="float" office:value="60" calcext:value-type="float">
            <text:p>60</text:p>
          </table:table-cell>
          <table:table-cell table:style-name="ce3" table:formula="of:=60/[.E90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0]+1" office:value-type="float" office:value="90" calcext:value-type="float">
            <text:p>90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0]+1" office:value-type="float" office:value="4" calcext:value-type="float">
            <text:p>4</text:p>
          </table:table-cell>
          <table:table-cell table:style-name="ce3" office:value-type="string" calcext:value-type="string">
            <text:p>UpToDown</text:p>
          </table:table-cell>
          <table:table-cell table:style-name="ce3" table:formula="of:=[.E90]" office:value-type="float" office:value="60" calcext:value-type="float">
            <text:p>60</text:p>
          </table:table-cell>
          <table:table-cell table:style-name="ce3" table:formula="of:=60/[.E91]*1000*120" office:value-type="float" office:value="120000" calcext:value-type="float">
            <text:p>12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1]+1" office:value-type="float" office:value="91" calcext:value-type="float">
            <text:p>91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wnToUp</text:p>
          </table:table-cell>
          <table:table-cell table:style-name="ce3" table:formula="of:=[.E91]+2" office:value-type="float" office:value="62" calcext:value-type="float">
            <text:p>62</text:p>
          </table:table-cell>
          <table:table-cell table:style-name="ce3" table:formula="of:=60/[.E92]*1000*120" office:value-type="float" office:value="116129.032258065" calcext:value-type="float">
            <text:p>116129,03225806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2]+1" office:value-type="float" office:value="92" calcext:value-type="float">
            <text:p>92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2]+1" office:value-type="float" office:value="2" calcext:value-type="float">
            <text:p>2</text:p>
          </table:table-cell>
          <table:table-cell table:style-name="ce3" table:formula="of:=[.D91]" office:value-type="string" office:string-value="UpToDown" calcext:value-type="string">
            <text:p>UpToDown</text:p>
          </table:table-cell>
          <table:table-cell table:style-name="ce3" table:formula="of:=[.E92]+2" office:value-type="float" office:value="64" calcext:value-type="float">
            <text:p>64</text:p>
          </table:table-cell>
          <table:table-cell table:style-name="ce3" table:formula="of:=60/[.E93]*1000*120" office:value-type="float" office:value="112500" calcext:value-type="float">
            <text:p>1125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3]+1" office:value-type="float" office:value="93" calcext:value-type="float">
            <text:p>93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3]+1" office:value-type="float" office:value="3" calcext:value-type="float">
            <text:p>3</text:p>
          </table:table-cell>
          <table:table-cell table:style-name="ce3" table:formula="of:=[.D92]" office:value-type="string" office:string-value="DownToUp" calcext:value-type="string">
            <text:p>DownToUp</text:p>
          </table:table-cell>
          <table:table-cell table:style-name="ce3" table:formula="of:=[.E93]+2" office:value-type="float" office:value="66" calcext:value-type="float">
            <text:p>66</text:p>
          </table:table-cell>
          <table:table-cell table:style-name="ce3" table:formula="of:=60/[.E94]*1000*120" office:value-type="float" office:value="109090.909090909" calcext:value-type="float">
            <text:p>109090,90909090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4]+1" office:value-type="float" office:value="94" calcext:value-type="float">
            <text:p>94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4]+1" office:value-type="float" office:value="4" calcext:value-type="float">
            <text:p>4</text:p>
          </table:table-cell>
          <table:table-cell table:style-name="ce3" table:formula="of:=[.D93]" office:value-type="string" office:string-value="UpToDown" calcext:value-type="string">
            <text:p>UpToDown</text:p>
          </table:table-cell>
          <table:table-cell table:style-name="ce3" table:formula="of:=[.E94]+2" office:value-type="float" office:value="68" calcext:value-type="float">
            <text:p>68</text:p>
          </table:table-cell>
          <table:table-cell table:style-name="ce3" table:formula="of:=60/[.E95]*1000*120" office:value-type="float" office:value="105882.352941176" calcext:value-type="float">
            <text:p>105882,35294117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5]+1" office:value-type="float" office:value="95" calcext:value-type="float">
            <text:p>95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94]" office:value-type="string" office:string-value="DownToUp" calcext:value-type="string">
            <text:p>DownToUp</text:p>
          </table:table-cell>
          <table:table-cell table:style-name="ce3" table:formula="of:=[.E95]+2" office:value-type="float" office:value="70" calcext:value-type="float">
            <text:p>70</text:p>
          </table:table-cell>
          <table:table-cell table:style-name="ce3" table:formula="of:=60/[.E96]*1000*120" office:value-type="float" office:value="102857.142857143" calcext:value-type="float">
            <text:p>102857,14285714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6]+1" office:value-type="float" office:value="96" calcext:value-type="float">
            <text:p>96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6]+1" office:value-type="float" office:value="2" calcext:value-type="float">
            <text:p>2</text:p>
          </table:table-cell>
          <table:table-cell table:style-name="ce3" table:formula="of:=[.D95]" office:value-type="string" office:string-value="UpToDown" calcext:value-type="string">
            <text:p>UpToDown</text:p>
          </table:table-cell>
          <table:table-cell table:style-name="ce3" table:formula="of:=[.E96]+2" office:value-type="float" office:value="72" calcext:value-type="float">
            <text:p>72</text:p>
          </table:table-cell>
          <table:table-cell table:style-name="ce3" table:formula="of:=60/[.E97]*1000*120" office:value-type="float" office:value="100000" calcext:value-type="float">
            <text:p>10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7]+1" office:value-type="float" office:value="97" calcext:value-type="float">
            <text:p>97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7]+1" office:value-type="float" office:value="3" calcext:value-type="float">
            <text:p>3</text:p>
          </table:table-cell>
          <table:table-cell table:style-name="ce3" table:formula="of:=[.D96]" office:value-type="string" office:string-value="DownToUp" calcext:value-type="string">
            <text:p>DownToUp</text:p>
          </table:table-cell>
          <table:table-cell table:style-name="ce3" table:formula="of:=[.E97]+2" office:value-type="float" office:value="74" calcext:value-type="float">
            <text:p>74</text:p>
          </table:table-cell>
          <table:table-cell table:style-name="ce3" table:formula="of:=60/[.E98]*1000*120" office:value-type="float" office:value="97297.2972972973" calcext:value-type="float">
            <text:p>97297,297297297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8]+1" office:value-type="float" office:value="98" calcext:value-type="float">
            <text:p>98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98]+1" office:value-type="float" office:value="4" calcext:value-type="float">
            <text:p>4</text:p>
          </table:table-cell>
          <table:table-cell table:style-name="ce3" table:formula="of:=[.D97]" office:value-type="string" office:string-value="UpToDown" calcext:value-type="string">
            <text:p>UpToDown</text:p>
          </table:table-cell>
          <table:table-cell table:style-name="ce3" table:formula="of:=[.E98]+2" office:value-type="float" office:value="76" calcext:value-type="float">
            <text:p>76</text:p>
          </table:table-cell>
          <table:table-cell table:style-name="ce3" table:formula="of:=60/[.E99]*1000*120" office:value-type="float" office:value="94736.8421052632" calcext:value-type="float">
            <text:p>94736,842105263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99]+1" office:value-type="float" office:value="99" calcext:value-type="float">
            <text:p>99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98]" office:value-type="string" office:string-value="DownToUp" calcext:value-type="string">
            <text:p>DownToUp</text:p>
          </table:table-cell>
          <table:table-cell table:style-name="ce3" table:formula="of:=[.E99]+2" office:value-type="float" office:value="78" calcext:value-type="float">
            <text:p>78</text:p>
          </table:table-cell>
          <table:table-cell table:style-name="ce3" table:formula="of:=60/[.E100]*1000*120" office:value-type="float" office:value="92307.6923076923" calcext:value-type="float">
            <text:p>92307,692307692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0]+1" office:value-type="float" office:value="100" calcext:value-type="float">
            <text:p>100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0]+1" office:value-type="float" office:value="2" calcext:value-type="float">
            <text:p>2</text:p>
          </table:table-cell>
          <table:table-cell table:style-name="ce3" table:formula="of:=[.D99]" office:value-type="string" office:string-value="UpToDown" calcext:value-type="string">
            <text:p>UpToDown</text:p>
          </table:table-cell>
          <table:table-cell table:style-name="ce3" table:formula="of:=[.E100]+2" office:value-type="float" office:value="80" calcext:value-type="float">
            <text:p>80</text:p>
          </table:table-cell>
          <table:table-cell table:style-name="ce3" table:formula="of:=60/[.E101]*1000*120" office:value-type="float" office:value="90000" calcext:value-type="float">
            <text:p>9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1]+1" office:value-type="float" office:value="101" calcext:value-type="float">
            <text:p>101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1]+1" office:value-type="float" office:value="3" calcext:value-type="float">
            <text:p>3</text:p>
          </table:table-cell>
          <table:table-cell table:style-name="ce3" table:formula="of:=[.D100]" office:value-type="string" office:string-value="DownToUp" calcext:value-type="string">
            <text:p>DownToUp</text:p>
          </table:table-cell>
          <table:table-cell table:style-name="ce3" table:formula="of:=[.E101]+2" office:value-type="float" office:value="82" calcext:value-type="float">
            <text:p>82</text:p>
          </table:table-cell>
          <table:table-cell table:style-name="ce3" table:formula="of:=60/[.E102]*1000*120" office:value-type="float" office:value="87804.8780487805" calcext:value-type="float">
            <text:p>87804,878048780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2]+1" office:value-type="float" office:value="102" calcext:value-type="float">
            <text:p>102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2]+1" office:value-type="float" office:value="4" calcext:value-type="float">
            <text:p>4</text:p>
          </table:table-cell>
          <table:table-cell table:style-name="ce3" table:formula="of:=[.D101]" office:value-type="string" office:string-value="UpToDown" calcext:value-type="string">
            <text:p>UpToDown</text:p>
          </table:table-cell>
          <table:table-cell table:style-name="ce3" table:formula="of:=[.E102]+2" office:value-type="float" office:value="84" calcext:value-type="float">
            <text:p>84</text:p>
          </table:table-cell>
          <table:table-cell table:style-name="ce3" table:formula="of:=60/[.E103]*1000*120" office:value-type="float" office:value="85714.2857142857" calcext:value-type="float">
            <text:p>85714,285714285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3]+1" office:value-type="float" office:value="103" calcext:value-type="float">
            <text:p>103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02]" office:value-type="string" office:string-value="DownToUp" calcext:value-type="string">
            <text:p>DownToUp</text:p>
          </table:table-cell>
          <table:table-cell table:style-name="ce3" table:formula="of:=[.E103]+2" office:value-type="float" office:value="86" calcext:value-type="float">
            <text:p>86</text:p>
          </table:table-cell>
          <table:table-cell table:style-name="ce3" table:formula="of:=60/[.E104]*1000*120" office:value-type="float" office:value="83720.9302325581" calcext:value-type="float">
            <text:p>83720,930232558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4]+1" office:value-type="float" office:value="104" calcext:value-type="float">
            <text:p>104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4]+1" office:value-type="float" office:value="2" calcext:value-type="float">
            <text:p>2</text:p>
          </table:table-cell>
          <table:table-cell table:style-name="ce3" table:formula="of:=[.D103]" office:value-type="string" office:string-value="UpToDown" calcext:value-type="string">
            <text:p>UpToDown</text:p>
          </table:table-cell>
          <table:table-cell table:style-name="ce3" table:formula="of:=[.E104]+2" office:value-type="float" office:value="88" calcext:value-type="float">
            <text:p>88</text:p>
          </table:table-cell>
          <table:table-cell table:style-name="ce3" table:formula="of:=60/[.E105]*1000*120" office:value-type="float" office:value="81818.1818181818" calcext:value-type="float">
            <text:p>81818,181818181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5]+1" office:value-type="float" office:value="105" calcext:value-type="float">
            <text:p>105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5]+1" office:value-type="float" office:value="3" calcext:value-type="float">
            <text:p>3</text:p>
          </table:table-cell>
          <table:table-cell table:style-name="ce3" table:formula="of:=[.D104]" office:value-type="string" office:string-value="DownToUp" calcext:value-type="string">
            <text:p>DownToUp</text:p>
          </table:table-cell>
          <table:table-cell table:style-name="ce3" table:formula="of:=[.E105]+2" office:value-type="float" office:value="90" calcext:value-type="float">
            <text:p>90</text:p>
          </table:table-cell>
          <table:table-cell table:style-name="ce3" table:formula="of:=60/[.E106]*1000*120" office:value-type="float" office:value="80000" calcext:value-type="float">
            <text:p>8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6]+1" office:value-type="float" office:value="106" calcext:value-type="float">
            <text:p>106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6]+1" office:value-type="float" office:value="4" calcext:value-type="float">
            <text:p>4</text:p>
          </table:table-cell>
          <table:table-cell table:style-name="ce3" table:formula="of:=[.D105]" office:value-type="string" office:string-value="UpToDown" calcext:value-type="string">
            <text:p>UpToDown</text:p>
          </table:table-cell>
          <table:table-cell table:style-name="ce3" table:formula="of:=[.E106]+2" office:value-type="float" office:value="92" calcext:value-type="float">
            <text:p>92</text:p>
          </table:table-cell>
          <table:table-cell table:style-name="ce3" table:formula="of:=60/[.E107]*1000*120" office:value-type="float" office:value="78260.8695652174" calcext:value-type="float">
            <text:p>78260,869565217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7]+1" office:value-type="float" office:value="107" calcext:value-type="float">
            <text:p>107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06]" office:value-type="string" office:string-value="DownToUp" calcext:value-type="string">
            <text:p>DownToUp</text:p>
          </table:table-cell>
          <table:table-cell table:style-name="ce3" table:formula="of:=[.E107]+2" office:value-type="float" office:value="94" calcext:value-type="float">
            <text:p>94</text:p>
          </table:table-cell>
          <table:table-cell table:style-name="ce3" table:formula="of:=60/[.E108]*1000*120" office:value-type="float" office:value="76595.7446808511" calcext:value-type="float">
            <text:p>76595,744680851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8]+1" office:value-type="float" office:value="108" calcext:value-type="float">
            <text:p>108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8]+1" office:value-type="float" office:value="2" calcext:value-type="float">
            <text:p>2</text:p>
          </table:table-cell>
          <table:table-cell table:style-name="ce3" table:formula="of:=[.D107]" office:value-type="string" office:string-value="UpToDown" calcext:value-type="string">
            <text:p>UpToDown</text:p>
          </table:table-cell>
          <table:table-cell table:style-name="ce3" table:formula="of:=[.E108]+2" office:value-type="float" office:value="96" calcext:value-type="float">
            <text:p>96</text:p>
          </table:table-cell>
          <table:table-cell table:style-name="ce3" table:formula="of:=60/[.E109]*1000*120" office:value-type="float" office:value="75000" calcext:value-type="float">
            <text:p>75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09]+1" office:value-type="float" office:value="109" calcext:value-type="float">
            <text:p>109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09]+1" office:value-type="float" office:value="3" calcext:value-type="float">
            <text:p>3</text:p>
          </table:table-cell>
          <table:table-cell table:style-name="ce3" table:formula="of:=[.D108]" office:value-type="string" office:string-value="DownToUp" calcext:value-type="string">
            <text:p>DownToUp</text:p>
          </table:table-cell>
          <table:table-cell table:style-name="ce3" table:formula="of:=[.E109]+2" office:value-type="float" office:value="98" calcext:value-type="float">
            <text:p>98</text:p>
          </table:table-cell>
          <table:table-cell table:style-name="ce3" table:formula="of:=60/[.E110]*1000*120" office:value-type="float" office:value="73469.387755102" calcext:value-type="float">
            <text:p>73469,38775510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0]+1" office:value-type="float" office:value="110" calcext:value-type="float">
            <text:p>110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0]+1" office:value-type="float" office:value="4" calcext:value-type="float">
            <text:p>4</text:p>
          </table:table-cell>
          <table:table-cell table:style-name="ce3" table:formula="of:=[.D109]" office:value-type="string" office:string-value="UpToDown" calcext:value-type="string">
            <text:p>UpToDown</text:p>
          </table:table-cell>
          <table:table-cell table:style-name="ce3" table:formula="of:=[.E110]+2" office:value-type="float" office:value="100" calcext:value-type="float">
            <text:p>100</text:p>
          </table:table-cell>
          <table:table-cell table:style-name="ce3" table:formula="of:=60/[.E111]*1000*120" office:value-type="float" office:value="72000" calcext:value-type="float">
            <text:p>72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1]+1" office:value-type="float" office:value="111" calcext:value-type="float">
            <text:p>111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10]" office:value-type="string" office:string-value="DownToUp" calcext:value-type="string">
            <text:p>DownToUp</text:p>
          </table:table-cell>
          <table:table-cell table:style-name="ce3" table:formula="of:=[.E111]+2" office:value-type="float" office:value="102" calcext:value-type="float">
            <text:p>102</text:p>
          </table:table-cell>
          <table:table-cell table:style-name="ce3" table:formula="of:=60/[.E112]*1000*120" office:value-type="float" office:value="70588.2352941177" calcext:value-type="float">
            <text:p>70588,235294117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2]+1" office:value-type="float" office:value="112" calcext:value-type="float">
            <text:p>112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2]+1" office:value-type="float" office:value="2" calcext:value-type="float">
            <text:p>2</text:p>
          </table:table-cell>
          <table:table-cell table:style-name="ce3" table:formula="of:=[.D111]" office:value-type="string" office:string-value="UpToDown" calcext:value-type="string">
            <text:p>UpToDown</text:p>
          </table:table-cell>
          <table:table-cell table:style-name="ce3" table:formula="of:=[.E112]+2" office:value-type="float" office:value="104" calcext:value-type="float">
            <text:p>104</text:p>
          </table:table-cell>
          <table:table-cell table:style-name="ce3" table:formula="of:=60/[.E113]*1000*120" office:value-type="float" office:value="69230.7692307692" calcext:value-type="float">
            <text:p>69230,769230769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3]+1" office:value-type="float" office:value="113" calcext:value-type="float">
            <text:p>113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3]+1" office:value-type="float" office:value="3" calcext:value-type="float">
            <text:p>3</text:p>
          </table:table-cell>
          <table:table-cell table:style-name="ce3" table:formula="of:=[.D112]" office:value-type="string" office:string-value="DownToUp" calcext:value-type="string">
            <text:p>DownToUp</text:p>
          </table:table-cell>
          <table:table-cell table:style-name="ce3" table:formula="of:=[.E113]+2" office:value-type="float" office:value="106" calcext:value-type="float">
            <text:p>106</text:p>
          </table:table-cell>
          <table:table-cell table:style-name="ce3" table:formula="of:=60/[.E114]*1000*120" office:value-type="float" office:value="67924.5283018868" calcext:value-type="float">
            <text:p>67924,528301886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4]+1" office:value-type="float" office:value="114" calcext:value-type="float">
            <text:p>114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4]+1" office:value-type="float" office:value="4" calcext:value-type="float">
            <text:p>4</text:p>
          </table:table-cell>
          <table:table-cell table:style-name="ce3" table:formula="of:=[.D113]" office:value-type="string" office:string-value="UpToDown" calcext:value-type="string">
            <text:p>UpToDown</text:p>
          </table:table-cell>
          <table:table-cell table:style-name="ce3" table:formula="of:=[.E114]+2" office:value-type="float" office:value="108" calcext:value-type="float">
            <text:p>108</text:p>
          </table:table-cell>
          <table:table-cell table:style-name="ce3" table:formula="of:=60/[.E115]*1000*120" office:value-type="float" office:value="66666.6666666667" calcext:value-type="float">
            <text:p>66666,666666666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5]+1" office:value-type="float" office:value="115" calcext:value-type="float">
            <text:p>115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14]" office:value-type="string" office:string-value="DownToUp" calcext:value-type="string">
            <text:p>DownToUp</text:p>
          </table:table-cell>
          <table:table-cell table:style-name="ce3" table:formula="of:=[.E115]+2" office:value-type="float" office:value="110" calcext:value-type="float">
            <text:p>110</text:p>
          </table:table-cell>
          <table:table-cell table:style-name="ce3" table:formula="of:=60/[.E116]*1000*120" office:value-type="float" office:value="65454.5454545455" calcext:value-type="float">
            <text:p>65454,545454545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6]+1" office:value-type="float" office:value="116" calcext:value-type="float">
            <text:p>116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6]+1" office:value-type="float" office:value="2" calcext:value-type="float">
            <text:p>2</text:p>
          </table:table-cell>
          <table:table-cell table:style-name="ce3" table:formula="of:=[.D115]" office:value-type="string" office:string-value="UpToDown" calcext:value-type="string">
            <text:p>UpToDown</text:p>
          </table:table-cell>
          <table:table-cell table:style-name="ce3" table:formula="of:=[.E116]+2" office:value-type="float" office:value="112" calcext:value-type="float">
            <text:p>112</text:p>
          </table:table-cell>
          <table:table-cell table:style-name="ce3" table:formula="of:=60/[.E117]*1000*120" office:value-type="float" office:value="64285.7142857143" calcext:value-type="float">
            <text:p>64285,714285714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7]+1" office:value-type="float" office:value="117" calcext:value-type="float">
            <text:p>117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7]+1" office:value-type="float" office:value="3" calcext:value-type="float">
            <text:p>3</text:p>
          </table:table-cell>
          <table:table-cell table:style-name="ce3" table:formula="of:=[.D116]" office:value-type="string" office:string-value="DownToUp" calcext:value-type="string">
            <text:p>DownToUp</text:p>
          </table:table-cell>
          <table:table-cell table:style-name="ce3" table:formula="of:=[.E117]+2" office:value-type="float" office:value="114" calcext:value-type="float">
            <text:p>114</text:p>
          </table:table-cell>
          <table:table-cell table:style-name="ce3" table:formula="of:=60/[.E118]*1000*120" office:value-type="float" office:value="63157.8947368421" calcext:value-type="float">
            <text:p>63157,894736842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8]+1" office:value-type="float" office:value="118" calcext:value-type="float">
            <text:p>118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18]+1" office:value-type="float" office:value="4" calcext:value-type="float">
            <text:p>4</text:p>
          </table:table-cell>
          <table:table-cell table:style-name="ce3" table:formula="of:=[.D117]" office:value-type="string" office:string-value="UpToDown" calcext:value-type="string">
            <text:p>UpToDown</text:p>
          </table:table-cell>
          <table:table-cell table:style-name="ce3" table:formula="of:=[.E118]+2" office:value-type="float" office:value="116" calcext:value-type="float">
            <text:p>116</text:p>
          </table:table-cell>
          <table:table-cell table:style-name="ce3" table:formula="of:=60/[.E119]*1000*120" office:value-type="float" office:value="62068.9655172414" calcext:value-type="float">
            <text:p>62068,965517241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19]+1" office:value-type="float" office:value="119" calcext:value-type="float">
            <text:p>119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18]" office:value-type="string" office:string-value="DownToUp" calcext:value-type="string">
            <text:p>DownToUp</text:p>
          </table:table-cell>
          <table:table-cell table:style-name="ce3" table:formula="of:=[.E119]+2" office:value-type="float" office:value="118" calcext:value-type="float">
            <text:p>118</text:p>
          </table:table-cell>
          <table:table-cell table:style-name="ce3" table:formula="of:=60/[.E120]*1000*120" office:value-type="float" office:value="61016.9491525424" calcext:value-type="float">
            <text:p>61016,9491525424</text:p>
          </table:table-cell>
          <table:table-cell table:style-name="ce3"/>
          <table:table-cell table:number-columns-repeated="1017"/>
        </table:table-row>
        <table:table-row table:style-name="ro5">
          <table:table-cell table:style-name="ce1" table:formula="of:=[.A120]+1" office:value-type="float" office:value="120" calcext:value-type="float">
            <text:p>120</text:p>
          </table:table-cell>
          <table:table-cell table:style-name="ce3" office:value-type="string" calcext:value-type="string">
            <text:p>b2</text:p>
          </table:table-cell>
          <table:table-cell table:style-name="ce3" table:formula="of:=[.C120]+1" office:value-type="float" office:value="2" calcext:value-type="float">
            <text:p>2</text:p>
          </table:table-cell>
          <table:table-cell table:style-name="ce3" table:formula="of:=[.D119]" office:value-type="string" office:string-value="UpToDown" calcext:value-type="string">
            <text:p>UpToDown</text:p>
          </table:table-cell>
          <table:table-cell table:style-name="ce3" table:formula="of:=[.E120]+2" office:value-type="float" office:value="120" calcext:value-type="float">
            <text:p>120</text:p>
          </table:table-cell>
          <table:table-cell table:style-name="ce3" table:formula="of:=60/[.E121]*1000*120" office:value-type="float" office:value="60000" calcext:value-type="float">
            <text:p>60000</text:p>
          </table:table-cell>
          <table:table-cell table:style-name="ce3" office:value-type="string" calcext:value-type="string">
            <text:p>Você está ficando fera! Ganhou o sexto troféu!</text:p>
          </table:table-cell>
          <table:table-cell table:number-columns-repeated="1017"/>
        </table:table-row>
        <table:table-row table:style-name="ro2">
          <table:table-cell table:style-name="ce1" table:formula="of:=[.A121]+1" office:value-type="float" office:value="121" calcext:value-type="float">
            <text:p>121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1]+1" office:value-type="float" office:value="3" calcext:value-type="float">
            <text:p>3</text:p>
          </table:table-cell>
          <table:table-cell table:style-name="ce3" table:formula="of:=[.D120]" office:value-type="string" office:string-value="DownToUp" calcext:value-type="string">
            <text:p>DownToUp</text:p>
          </table:table-cell>
          <table:table-cell table:style-name="ce3" table:formula="of:=[.E121]+1" office:value-type="float" office:value="121" calcext:value-type="float">
            <text:p>121</text:p>
          </table:table-cell>
          <table:table-cell table:style-name="ce3" table:formula="of:=60/[.E122]*1000*120" office:value-type="float" office:value="59504.132231405" calcext:value-type="float">
            <text:p>59504,13223140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2]+1" office:value-type="float" office:value="122" calcext:value-type="float">
            <text:p>122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2]+1" office:value-type="float" office:value="4" calcext:value-type="float">
            <text:p>4</text:p>
          </table:table-cell>
          <table:table-cell table:style-name="ce3" table:formula="of:=[.D121]" office:value-type="string" office:string-value="UpToDown" calcext:value-type="string">
            <text:p>UpToDown</text:p>
          </table:table-cell>
          <table:table-cell table:style-name="ce3" table:formula="of:=[.E122]+1" office:value-type="float" office:value="122" calcext:value-type="float">
            <text:p>122</text:p>
          </table:table-cell>
          <table:table-cell table:style-name="ce3" table:formula="of:=60/[.E123]*1000*120" office:value-type="float" office:value="59016.393442623" calcext:value-type="float">
            <text:p>59016,39344262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3]+1" office:value-type="float" office:value="123" calcext:value-type="float">
            <text:p>123</text:p>
          </table:table-cell>
          <table:table-cell table:style-name="ce3" office:value-type="string" calcext:value-type="string">
            <text:p>c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22]" office:value-type="string" office:string-value="DownToUp" calcext:value-type="string">
            <text:p>DownToUp</text:p>
          </table:table-cell>
          <table:table-cell table:style-name="ce3" table:formula="of:=[.E123]+1" office:value-type="float" office:value="123" calcext:value-type="float">
            <text:p>123</text:p>
          </table:table-cell>
          <table:table-cell table:style-name="ce3" table:formula="of:=60/[.E124]*1000*120" office:value-type="float" office:value="58536.5853658537" calcext:value-type="float">
            <text:p>58536,585365853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4]+1" office:value-type="float" office:value="124" calcext:value-type="float">
            <text:p>124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4]+1" office:value-type="float" office:value="2" calcext:value-type="float">
            <text:p>2</text:p>
          </table:table-cell>
          <table:table-cell table:style-name="ce3" table:formula="of:=[.D123]" office:value-type="string" office:string-value="UpToDown" calcext:value-type="string">
            <text:p>UpToDown</text:p>
          </table:table-cell>
          <table:table-cell table:style-name="ce3" table:formula="of:=[.E124]+1" office:value-type="float" office:value="124" calcext:value-type="float">
            <text:p>124</text:p>
          </table:table-cell>
          <table:table-cell table:style-name="ce3" table:formula="of:=60/[.E125]*1000*120" office:value-type="float" office:value="58064.5161290323" calcext:value-type="float">
            <text:p>58064,516129032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5]+1" office:value-type="float" office:value="125" calcext:value-type="float">
            <text:p>125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5]+1" office:value-type="float" office:value="3" calcext:value-type="float">
            <text:p>3</text:p>
          </table:table-cell>
          <table:table-cell table:style-name="ce3" table:formula="of:=[.D124]" office:value-type="string" office:string-value="DownToUp" calcext:value-type="string">
            <text:p>DownToUp</text:p>
          </table:table-cell>
          <table:table-cell table:style-name="ce3" table:formula="of:=[.E125]+1" office:value-type="float" office:value="125" calcext:value-type="float">
            <text:p>125</text:p>
          </table:table-cell>
          <table:table-cell table:style-name="ce3" table:formula="of:=60/[.E126]*1000*120" office:value-type="float" office:value="57600" calcext:value-type="float">
            <text:p>576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6]+1" office:value-type="float" office:value="126" calcext:value-type="float">
            <text:p>126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6]+1" office:value-type="float" office:value="4" calcext:value-type="float">
            <text:p>4</text:p>
          </table:table-cell>
          <table:table-cell table:style-name="ce3" table:formula="of:=[.D125]" office:value-type="string" office:string-value="UpToDown" calcext:value-type="string">
            <text:p>UpToDown</text:p>
          </table:table-cell>
          <table:table-cell table:style-name="ce3" table:formula="of:=[.E126]+1" office:value-type="float" office:value="126" calcext:value-type="float">
            <text:p>126</text:p>
          </table:table-cell>
          <table:table-cell table:style-name="ce3" table:formula="of:=60/[.E127]*1000*120" office:value-type="float" office:value="57142.8571428571" calcext:value-type="float">
            <text:p>57142,8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7]+1" office:value-type="float" office:value="127" calcext:value-type="float">
            <text:p>127</text:p>
          </table:table-cell>
          <table:table-cell table:style-name="ce3" office:value-type="string" calcext:value-type="string">
            <text:p>c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26]" office:value-type="string" office:string-value="DownToUp" calcext:value-type="string">
            <text:p>DownToUp</text:p>
          </table:table-cell>
          <table:table-cell table:style-name="ce3" table:formula="of:=[.E127]+1" office:value-type="float" office:value="127" calcext:value-type="float">
            <text:p>127</text:p>
          </table:table-cell>
          <table:table-cell table:style-name="ce3" table:formula="of:=60/[.E128]*1000*120" office:value-type="float" office:value="56692.9133858268" calcext:value-type="float">
            <text:p>56692,913385826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8]+1" office:value-type="float" office:value="128" calcext:value-type="float">
            <text:p>128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8]+1" office:value-type="float" office:value="2" calcext:value-type="float">
            <text:p>2</text:p>
          </table:table-cell>
          <table:table-cell table:style-name="ce3" table:formula="of:=[.D127]" office:value-type="string" office:string-value="UpToDown" calcext:value-type="string">
            <text:p>UpToDown</text:p>
          </table:table-cell>
          <table:table-cell table:style-name="ce3" table:formula="of:=[.E128]+1" office:value-type="float" office:value="128" calcext:value-type="float">
            <text:p>128</text:p>
          </table:table-cell>
          <table:table-cell table:style-name="ce3" table:formula="of:=60/[.E129]*1000*120" office:value-type="float" office:value="56250" calcext:value-type="float">
            <text:p>5625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29]+1" office:value-type="float" office:value="129" calcext:value-type="float">
            <text:p>129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29]+1" office:value-type="float" office:value="3" calcext:value-type="float">
            <text:p>3</text:p>
          </table:table-cell>
          <table:table-cell table:style-name="ce3" table:formula="of:=[.D128]" office:value-type="string" office:string-value="DownToUp" calcext:value-type="string">
            <text:p>DownToUp</text:p>
          </table:table-cell>
          <table:table-cell table:style-name="ce3" table:formula="of:=[.E129]+1" office:value-type="float" office:value="129" calcext:value-type="float">
            <text:p>129</text:p>
          </table:table-cell>
          <table:table-cell table:style-name="ce3" table:formula="of:=60/[.E130]*1000*120" office:value-type="float" office:value="55813.9534883721" calcext:value-type="float">
            <text:p>55813,953488372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0]+1" office:value-type="float" office:value="130" calcext:value-type="float">
            <text:p>130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30]+1" office:value-type="float" office:value="4" calcext:value-type="float">
            <text:p>4</text:p>
          </table:table-cell>
          <table:table-cell table:style-name="ce3" table:formula="of:=[.D129]" office:value-type="string" office:string-value="UpToDown" calcext:value-type="string">
            <text:p>UpToDown</text:p>
          </table:table-cell>
          <table:table-cell table:style-name="ce3" table:formula="of:=[.E130]+1" office:value-type="float" office:value="130" calcext:value-type="float">
            <text:p>130</text:p>
          </table:table-cell>
          <table:table-cell table:style-name="ce3" table:formula="of:=60/[.E131]*1000*120" office:value-type="float" office:value="55384.6153846154" calcext:value-type="float">
            <text:p>55384,615384615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1]+1" office:value-type="float" office:value="131" calcext:value-type="float">
            <text:p>131</text:p>
          </table:table-cell>
          <table:table-cell table:style-name="ce3" office:value-type="string" calcext:value-type="string">
            <text:p>c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30]" office:value-type="string" office:string-value="DownToUp" calcext:value-type="string">
            <text:p>DownToUp</text:p>
          </table:table-cell>
          <table:table-cell table:style-name="ce3" table:formula="of:=[.E131]+1" office:value-type="float" office:value="131" calcext:value-type="float">
            <text:p>131</text:p>
          </table:table-cell>
          <table:table-cell table:style-name="ce3" table:formula="of:=60/[.E132]*1000*120" office:value-type="float" office:value="54961.8320610687" calcext:value-type="float">
            <text:p>54961,832061068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2]+1" office:value-type="float" office:value="132" calcext:value-type="float">
            <text:p>132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32]+1" office:value-type="float" office:value="2" calcext:value-type="float">
            <text:p>2</text:p>
          </table:table-cell>
          <table:table-cell table:style-name="ce3" table:formula="of:=[.D131]" office:value-type="string" office:string-value="UpToDown" calcext:value-type="string">
            <text:p>UpToDown</text:p>
          </table:table-cell>
          <table:table-cell table:style-name="ce3" table:formula="of:=[.E132]+1" office:value-type="float" office:value="132" calcext:value-type="float">
            <text:p>132</text:p>
          </table:table-cell>
          <table:table-cell table:style-name="ce3" table:formula="of:=60/[.E133]*1000*120" office:value-type="float" office:value="54545.4545454545" calcext:value-type="float">
            <text:p>54545,454545454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3]+1" office:value-type="float" office:value="133" calcext:value-type="float">
            <text:p>133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33]+1" office:value-type="float" office:value="3" calcext:value-type="float">
            <text:p>3</text:p>
          </table:table-cell>
          <table:table-cell table:style-name="ce3" table:formula="of:=[.D132]" office:value-type="string" office:string-value="DownToUp" calcext:value-type="string">
            <text:p>DownToUp</text:p>
          </table:table-cell>
          <table:table-cell table:style-name="ce3" table:formula="of:=[.E133]+1" office:value-type="float" office:value="133" calcext:value-type="float">
            <text:p>133</text:p>
          </table:table-cell>
          <table:table-cell table:style-name="ce3" table:formula="of:=60/[.E134]*1000*120" office:value-type="float" office:value="54135.3383458647" calcext:value-type="float">
            <text:p>54135,338345864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4]+1" office:value-type="float" office:value="134" calcext:value-type="float">
            <text:p>134</text:p>
          </table:table-cell>
          <table:table-cell table:style-name="ce3" office:value-type="string" calcext:value-type="string">
            <text:p>c1</text:p>
          </table:table-cell>
          <table:table-cell table:style-name="ce3" table:formula="of:=[.C134]+1" office:value-type="float" office:value="4" calcext:value-type="float">
            <text:p>4</text:p>
          </table:table-cell>
          <table:table-cell table:style-name="ce3" table:formula="of:=[.D133]" office:value-type="string" office:string-value="UpToDown" calcext:value-type="string">
            <text:p>UpToDown</text:p>
          </table:table-cell>
          <table:table-cell table:style-name="ce3" table:formula="of:=[.E134]+1" office:value-type="float" office:value="134" calcext:value-type="float">
            <text:p>134</text:p>
          </table:table-cell>
          <table:table-cell table:style-name="ce3" table:formula="of:=60/[.E135]*1000*120" office:value-type="float" office:value="53731.3432835821" calcext:value-type="float">
            <text:p>53731,343283582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5]+1" office:value-type="float" office:value="135" calcext:value-type="float">
            <text:p>135</text:p>
          </table:table-cell>
          <table:table-cell table:style-name="ce3" office:value-type="string" calcext:value-type="string">
            <text:p>c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34]" office:value-type="string" office:string-value="DownToUp" calcext:value-type="string">
            <text:p>DownToUp</text:p>
          </table:table-cell>
          <table:table-cell table:style-name="ce3" table:formula="of:=[.E135]+1" office:value-type="float" office:value="135" calcext:value-type="float">
            <text:p>135</text:p>
          </table:table-cell>
          <table:table-cell table:style-name="ce3" table:formula="of:=60/[.E136]*1000*120" office:value-type="float" office:value="53333.3333333333" calcext:value-type="float">
            <text:p>53333,3333333333</text:p>
          </table:table-cell>
          <table:table-cell table:style-name="ce3" office:value-type="string" calcext:value-type="string">
            <text:p>Ganhou o sétimo troféu!</text:p>
          </table:table-cell>
          <table:table-cell table:number-columns-repeated="1017"/>
        </table:table-row>
        <table:table-row table:style-name="ro2">
          <table:table-cell table:style-name="ce1" table:formula="of:=[.A136]+1" office:value-type="float" office:value="136" calcext:value-type="float">
            <text:p>136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36]+1" office:value-type="float" office:value="2" calcext:value-type="float">
            <text:p>2</text:p>
          </table:table-cell>
          <table:table-cell table:style-name="ce3" table:formula="of:=[.D135]" office:value-type="string" office:string-value="UpToDown" calcext:value-type="string">
            <text:p>UpToDown</text:p>
          </table:table-cell>
          <table:table-cell table:style-name="ce3" table:formula="of:=[.E136]+1" office:value-type="float" office:value="136" calcext:value-type="float">
            <text:p>136</text:p>
          </table:table-cell>
          <table:table-cell table:style-name="ce3" table:formula="of:=60/[.E137]*1000*120" office:value-type="float" office:value="52941.1764705882" calcext:value-type="float">
            <text:p>52941,176470588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7]+1" office:value-type="float" office:value="137" calcext:value-type="float">
            <text:p>137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37]+1" office:value-type="float" office:value="3" calcext:value-type="float">
            <text:p>3</text:p>
          </table:table-cell>
          <table:table-cell table:style-name="ce3" table:formula="of:=[.D136]" office:value-type="string" office:string-value="DownToUp" calcext:value-type="string">
            <text:p>DownToUp</text:p>
          </table:table-cell>
          <table:table-cell table:style-name="ce3" table:formula="of:=[.E137]+1" office:value-type="float" office:value="137" calcext:value-type="float">
            <text:p>137</text:p>
          </table:table-cell>
          <table:table-cell table:style-name="ce3" table:formula="of:=60/[.E138]*1000*120" office:value-type="float" office:value="52554.7445255474" calcext:value-type="float">
            <text:p>52554,744525547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8]+1" office:value-type="float" office:value="138" calcext:value-type="float">
            <text:p>138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38]+1" office:value-type="float" office:value="4" calcext:value-type="float">
            <text:p>4</text:p>
          </table:table-cell>
          <table:table-cell table:style-name="ce3" table:formula="of:=[.D137]" office:value-type="string" office:string-value="UpToDown" calcext:value-type="string">
            <text:p>UpToDown</text:p>
          </table:table-cell>
          <table:table-cell table:style-name="ce3" table:formula="of:=[.E138]+1" office:value-type="float" office:value="138" calcext:value-type="float">
            <text:p>138</text:p>
          </table:table-cell>
          <table:table-cell table:style-name="ce3" table:formula="of:=60/[.E139]*1000*120" office:value-type="float" office:value="52173.9130434783" calcext:value-type="float">
            <text:p>52173,913043478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39]+1" office:value-type="float" office:value="139" calcext:value-type="float">
            <text:p>139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38]" office:value-type="string" office:string-value="DownToUp" calcext:value-type="string">
            <text:p>DownToUp</text:p>
          </table:table-cell>
          <table:table-cell table:style-name="ce3" table:formula="of:=[.E139]+1" office:value-type="float" office:value="139" calcext:value-type="float">
            <text:p>139</text:p>
          </table:table-cell>
          <table:table-cell table:style-name="ce3" table:formula="of:=60/[.E140]*1000*120" office:value-type="float" office:value="51798.5611510791" calcext:value-type="float">
            <text:p>51798,561151079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0]+1" office:value-type="float" office:value="140" calcext:value-type="float">
            <text:p>140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0]+1" office:value-type="float" office:value="2" calcext:value-type="float">
            <text:p>2</text:p>
          </table:table-cell>
          <table:table-cell table:style-name="ce3" table:formula="of:=[.D139]" office:value-type="string" office:string-value="UpToDown" calcext:value-type="string">
            <text:p>UpToDown</text:p>
          </table:table-cell>
          <table:table-cell table:style-name="ce3" table:formula="of:=[.E140]+1" office:value-type="float" office:value="140" calcext:value-type="float">
            <text:p>140</text:p>
          </table:table-cell>
          <table:table-cell table:style-name="ce3" table:formula="of:=60/[.E141]*1000*120" office:value-type="float" office:value="51428.5714285714" calcext:value-type="float">
            <text:p>51428,571428571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1]+1" office:value-type="float" office:value="141" calcext:value-type="float">
            <text:p>141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1]+1" office:value-type="float" office:value="3" calcext:value-type="float">
            <text:p>3</text:p>
          </table:table-cell>
          <table:table-cell table:style-name="ce3" table:formula="of:=[.D140]" office:value-type="string" office:string-value="DownToUp" calcext:value-type="string">
            <text:p>DownToUp</text:p>
          </table:table-cell>
          <table:table-cell table:style-name="ce3" table:formula="of:=[.E141]+1" office:value-type="float" office:value="141" calcext:value-type="float">
            <text:p>141</text:p>
          </table:table-cell>
          <table:table-cell table:style-name="ce3" table:formula="of:=60/[.E142]*1000*120" office:value-type="float" office:value="51063.829787234" calcext:value-type="float">
            <text:p>51063,82978723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2]+1" office:value-type="float" office:value="142" calcext:value-type="float">
            <text:p>142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2]+1" office:value-type="float" office:value="4" calcext:value-type="float">
            <text:p>4</text:p>
          </table:table-cell>
          <table:table-cell table:style-name="ce3" table:formula="of:=[.D141]" office:value-type="string" office:string-value="UpToDown" calcext:value-type="string">
            <text:p>UpToDown</text:p>
          </table:table-cell>
          <table:table-cell table:style-name="ce3" table:formula="of:=[.E142]+1" office:value-type="float" office:value="142" calcext:value-type="float">
            <text:p>142</text:p>
          </table:table-cell>
          <table:table-cell table:style-name="ce3" table:formula="of:=60/[.E143]*1000*120" office:value-type="float" office:value="50704.2253521127" calcext:value-type="float">
            <text:p>50704,225352112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3]+1" office:value-type="float" office:value="143" calcext:value-type="float">
            <text:p>143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42]" office:value-type="string" office:string-value="DownToUp" calcext:value-type="string">
            <text:p>DownToUp</text:p>
          </table:table-cell>
          <table:table-cell table:style-name="ce3" table:formula="of:=[.E143]+1" office:value-type="float" office:value="143" calcext:value-type="float">
            <text:p>143</text:p>
          </table:table-cell>
          <table:table-cell table:style-name="ce3" table:formula="of:=60/[.E144]*1000*120" office:value-type="float" office:value="50349.6503496504" calcext:value-type="float">
            <text:p>50349,650349650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4]+1" office:value-type="float" office:value="144" calcext:value-type="float">
            <text:p>144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4]+1" office:value-type="float" office:value="2" calcext:value-type="float">
            <text:p>2</text:p>
          </table:table-cell>
          <table:table-cell table:style-name="ce3" table:formula="of:=[.D143]" office:value-type="string" office:string-value="UpToDown" calcext:value-type="string">
            <text:p>UpToDown</text:p>
          </table:table-cell>
          <table:table-cell table:style-name="ce3" table:formula="of:=[.E144]+1" office:value-type="float" office:value="144" calcext:value-type="float">
            <text:p>144</text:p>
          </table:table-cell>
          <table:table-cell table:style-name="ce3" table:formula="of:=60/[.E145]*1000*120" office:value-type="float" office:value="50000" calcext:value-type="float">
            <text:p>50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5]+1" office:value-type="float" office:value="145" calcext:value-type="float">
            <text:p>145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5]+1" office:value-type="float" office:value="3" calcext:value-type="float">
            <text:p>3</text:p>
          </table:table-cell>
          <table:table-cell table:style-name="ce3" table:formula="of:=[.D144]" office:value-type="string" office:string-value="DownToUp" calcext:value-type="string">
            <text:p>DownToUp</text:p>
          </table:table-cell>
          <table:table-cell table:style-name="ce3" table:formula="of:=[.E145]+1" office:value-type="float" office:value="145" calcext:value-type="float">
            <text:p>145</text:p>
          </table:table-cell>
          <table:table-cell table:style-name="ce3" table:formula="of:=60/[.E146]*1000*120" office:value-type="float" office:value="49655.1724137931" calcext:value-type="float">
            <text:p>49655,172413793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6]+1" office:value-type="float" office:value="146" calcext:value-type="float">
            <text:p>146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6]+1" office:value-type="float" office:value="4" calcext:value-type="float">
            <text:p>4</text:p>
          </table:table-cell>
          <table:table-cell table:style-name="ce3" table:formula="of:=[.D145]" office:value-type="string" office:string-value="UpToDown" calcext:value-type="string">
            <text:p>UpToDown</text:p>
          </table:table-cell>
          <table:table-cell table:style-name="ce3" table:formula="of:=[.E146]+1" office:value-type="float" office:value="146" calcext:value-type="float">
            <text:p>146</text:p>
          </table:table-cell>
          <table:table-cell table:style-name="ce3" table:formula="of:=60/[.E147]*1000*120" office:value-type="float" office:value="49315.0684931507" calcext:value-type="float">
            <text:p>49315,068493150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7]+1" office:value-type="float" office:value="147" calcext:value-type="float">
            <text:p>147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46]" office:value-type="string" office:string-value="DownToUp" calcext:value-type="string">
            <text:p>DownToUp</text:p>
          </table:table-cell>
          <table:table-cell table:style-name="ce3" table:formula="of:=[.E147]+1" office:value-type="float" office:value="147" calcext:value-type="float">
            <text:p>147</text:p>
          </table:table-cell>
          <table:table-cell table:style-name="ce3" table:formula="of:=60/[.E148]*1000*120" office:value-type="float" office:value="48979.5918367347" calcext:value-type="float">
            <text:p>48979,591836734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8]+1" office:value-type="float" office:value="148" calcext:value-type="float">
            <text:p>148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8]+1" office:value-type="float" office:value="2" calcext:value-type="float">
            <text:p>2</text:p>
          </table:table-cell>
          <table:table-cell table:style-name="ce3" table:formula="of:=[.D147]" office:value-type="string" office:string-value="UpToDown" calcext:value-type="string">
            <text:p>UpToDown</text:p>
          </table:table-cell>
          <table:table-cell table:style-name="ce3" table:formula="of:=[.E148]+1" office:value-type="float" office:value="148" calcext:value-type="float">
            <text:p>148</text:p>
          </table:table-cell>
          <table:table-cell table:style-name="ce3" table:formula="of:=60/[.E149]*1000*120" office:value-type="float" office:value="48648.6486486487" calcext:value-type="float">
            <text:p>48648,648648648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49]+1" office:value-type="float" office:value="149" calcext:value-type="float">
            <text:p>149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49]+1" office:value-type="float" office:value="3" calcext:value-type="float">
            <text:p>3</text:p>
          </table:table-cell>
          <table:table-cell table:style-name="ce3" table:formula="of:=[.D148]" office:value-type="string" office:string-value="DownToUp" calcext:value-type="string">
            <text:p>DownToUp</text:p>
          </table:table-cell>
          <table:table-cell table:style-name="ce3" table:formula="of:=[.E149]+1" office:value-type="float" office:value="149" calcext:value-type="float">
            <text:p>149</text:p>
          </table:table-cell>
          <table:table-cell table:style-name="ce3" table:formula="of:=60/[.E150]*1000*120" office:value-type="float" office:value="48322.1476510067" calcext:value-type="float">
            <text:p>48322,147651006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0]+1" office:value-type="float" office:value="150" calcext:value-type="float">
            <text:p>150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0]+1" office:value-type="float" office:value="4" calcext:value-type="float">
            <text:p>4</text:p>
          </table:table-cell>
          <table:table-cell table:style-name="ce3" table:formula="of:=[.D149]" office:value-type="string" office:string-value="UpToDown" calcext:value-type="string">
            <text:p>UpToDown</text:p>
          </table:table-cell>
          <table:table-cell table:style-name="ce3" table:formula="of:=[.E150]+1" office:value-type="float" office:value="150" calcext:value-type="float">
            <text:p>150</text:p>
          </table:table-cell>
          <table:table-cell table:style-name="ce3" table:formula="of:=60/[.E151]*1000*120" office:value-type="float" office:value="48000" calcext:value-type="float">
            <text:p>48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1]+1" office:value-type="float" office:value="151" calcext:value-type="float">
            <text:p>151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50]" office:value-type="string" office:string-value="DownToUp" calcext:value-type="string">
            <text:p>DownToUp</text:p>
          </table:table-cell>
          <table:table-cell table:style-name="ce3" table:formula="of:=[.E151]+1" office:value-type="float" office:value="151" calcext:value-type="float">
            <text:p>151</text:p>
          </table:table-cell>
          <table:table-cell table:style-name="ce3" table:formula="of:=60/[.E152]*1000*120" office:value-type="float" office:value="47682.119205298" calcext:value-type="float">
            <text:p>47682,11920529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2]+1" office:value-type="float" office:value="152" calcext:value-type="float">
            <text:p>152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2]+1" office:value-type="float" office:value="2" calcext:value-type="float">
            <text:p>2</text:p>
          </table:table-cell>
          <table:table-cell table:style-name="ce3" table:formula="of:=[.D151]" office:value-type="string" office:string-value="UpToDown" calcext:value-type="string">
            <text:p>UpToDown</text:p>
          </table:table-cell>
          <table:table-cell table:style-name="ce3" table:formula="of:=[.E152]+1" office:value-type="float" office:value="152" calcext:value-type="float">
            <text:p>152</text:p>
          </table:table-cell>
          <table:table-cell table:style-name="ce3" table:formula="of:=60/[.E153]*1000*120" office:value-type="float" office:value="47368.4210526316" calcext:value-type="float">
            <text:p>47368,421052631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3]+1" office:value-type="float" office:value="153" calcext:value-type="float">
            <text:p>153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3]+1" office:value-type="float" office:value="3" calcext:value-type="float">
            <text:p>3</text:p>
          </table:table-cell>
          <table:table-cell table:style-name="ce3" table:formula="of:=[.D152]" office:value-type="string" office:string-value="DownToUp" calcext:value-type="string">
            <text:p>DownToUp</text:p>
          </table:table-cell>
          <table:table-cell table:style-name="ce3" table:formula="of:=[.E153]+1" office:value-type="float" office:value="153" calcext:value-type="float">
            <text:p>153</text:p>
          </table:table-cell>
          <table:table-cell table:style-name="ce3" table:formula="of:=60/[.E154]*1000*120" office:value-type="float" office:value="47058.8235294118" calcext:value-type="float">
            <text:p>47058,823529411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4]+1" office:value-type="float" office:value="154" calcext:value-type="float">
            <text:p>154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4]+1" office:value-type="float" office:value="4" calcext:value-type="float">
            <text:p>4</text:p>
          </table:table-cell>
          <table:table-cell table:style-name="ce3" table:formula="of:=[.D153]" office:value-type="string" office:string-value="UpToDown" calcext:value-type="string">
            <text:p>UpToDown</text:p>
          </table:table-cell>
          <table:table-cell table:style-name="ce3" table:formula="of:=[.E154]+1" office:value-type="float" office:value="154" calcext:value-type="float">
            <text:p>154</text:p>
          </table:table-cell>
          <table:table-cell table:style-name="ce3" table:formula="of:=60/[.E155]*1000*120" office:value-type="float" office:value="46753.2467532468" calcext:value-type="float">
            <text:p>46753,246753246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5]+1" office:value-type="float" office:value="155" calcext:value-type="float">
            <text:p>155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54]" office:value-type="string" office:string-value="DownToUp" calcext:value-type="string">
            <text:p>DownToUp</text:p>
          </table:table-cell>
          <table:table-cell table:style-name="ce3" table:formula="of:=[.E155]+1" office:value-type="float" office:value="155" calcext:value-type="float">
            <text:p>155</text:p>
          </table:table-cell>
          <table:table-cell table:style-name="ce3" table:formula="of:=60/[.E156]*1000*120" office:value-type="float" office:value="46451.6129032258" calcext:value-type="float">
            <text:p>46451,612903225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6]+1" office:value-type="float" office:value="156" calcext:value-type="float">
            <text:p>156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6]+1" office:value-type="float" office:value="2" calcext:value-type="float">
            <text:p>2</text:p>
          </table:table-cell>
          <table:table-cell table:style-name="ce3" table:formula="of:=[.D155]" office:value-type="string" office:string-value="UpToDown" calcext:value-type="string">
            <text:p>UpToDown</text:p>
          </table:table-cell>
          <table:table-cell table:style-name="ce3" table:formula="of:=[.E156]+1" office:value-type="float" office:value="156" calcext:value-type="float">
            <text:p>156</text:p>
          </table:table-cell>
          <table:table-cell table:style-name="ce3" table:formula="of:=60/[.E157]*1000*120" office:value-type="float" office:value="46153.8461538462" calcext:value-type="float">
            <text:p>46153,846153846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7]+1" office:value-type="float" office:value="157" calcext:value-type="float">
            <text:p>157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7]+1" office:value-type="float" office:value="3" calcext:value-type="float">
            <text:p>3</text:p>
          </table:table-cell>
          <table:table-cell table:style-name="ce3" table:formula="of:=[.D156]" office:value-type="string" office:string-value="DownToUp" calcext:value-type="string">
            <text:p>DownToUp</text:p>
          </table:table-cell>
          <table:table-cell table:style-name="ce3" table:formula="of:=[.E157]+1" office:value-type="float" office:value="157" calcext:value-type="float">
            <text:p>157</text:p>
          </table:table-cell>
          <table:table-cell table:style-name="ce3" table:formula="of:=60/[.E158]*1000*120" office:value-type="float" office:value="45859.872611465" calcext:value-type="float">
            <text:p>45859,87261146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8]+1" office:value-type="float" office:value="158" calcext:value-type="float">
            <text:p>158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58]+1" office:value-type="float" office:value="4" calcext:value-type="float">
            <text:p>4</text:p>
          </table:table-cell>
          <table:table-cell table:style-name="ce3" table:formula="of:=[.D157]" office:value-type="string" office:string-value="UpToDown" calcext:value-type="string">
            <text:p>UpToDown</text:p>
          </table:table-cell>
          <table:table-cell table:style-name="ce3" table:formula="of:=[.E158]+1" office:value-type="float" office:value="158" calcext:value-type="float">
            <text:p>158</text:p>
          </table:table-cell>
          <table:table-cell table:style-name="ce3" table:formula="of:=60/[.E159]*1000*120" office:value-type="float" office:value="45569.6202531646" calcext:value-type="float">
            <text:p>45569,620253164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59]+1" office:value-type="float" office:value="159" calcext:value-type="float">
            <text:p>159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58]" office:value-type="string" office:string-value="DownToUp" calcext:value-type="string">
            <text:p>DownToUp</text:p>
          </table:table-cell>
          <table:table-cell table:style-name="ce3" table:formula="of:=[.E159]+1" office:value-type="float" office:value="159" calcext:value-type="float">
            <text:p>159</text:p>
          </table:table-cell>
          <table:table-cell table:style-name="ce3" table:formula="of:=60/[.E160]*1000*120" office:value-type="float" office:value="45283.0188679245" calcext:value-type="float">
            <text:p>45283,0188679245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0]+1" office:value-type="float" office:value="160" calcext:value-type="float">
            <text:p>160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0]+1" office:value-type="float" office:value="2" calcext:value-type="float">
            <text:p>2</text:p>
          </table:table-cell>
          <table:table-cell table:style-name="ce3" table:formula="of:=[.D159]" office:value-type="string" office:string-value="UpToDown" calcext:value-type="string">
            <text:p>UpToDown</text:p>
          </table:table-cell>
          <table:table-cell table:style-name="ce3" table:formula="of:=[.E160]+1" office:value-type="float" office:value="160" calcext:value-type="float">
            <text:p>160</text:p>
          </table:table-cell>
          <table:table-cell table:style-name="ce3" table:formula="of:=60/[.E161]*1000*120" office:value-type="float" office:value="45000" calcext:value-type="float">
            <text:p>45000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1]+1" office:value-type="float" office:value="161" calcext:value-type="float">
            <text:p>161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1]+1" office:value-type="float" office:value="3" calcext:value-type="float">
            <text:p>3</text:p>
          </table:table-cell>
          <table:table-cell table:style-name="ce3" table:formula="of:=[.D160]" office:value-type="string" office:string-value="DownToUp" calcext:value-type="string">
            <text:p>DownToUp</text:p>
          </table:table-cell>
          <table:table-cell table:style-name="ce3" table:formula="of:=[.E161]+1" office:value-type="float" office:value="161" calcext:value-type="float">
            <text:p>161</text:p>
          </table:table-cell>
          <table:table-cell table:style-name="ce3" table:formula="of:=60/[.E162]*1000*120" office:value-type="float" office:value="44720.4968944099" calcext:value-type="float">
            <text:p>44720,496894409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2]+1" office:value-type="float" office:value="162" calcext:value-type="float">
            <text:p>162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2]+1" office:value-type="float" office:value="4" calcext:value-type="float">
            <text:p>4</text:p>
          </table:table-cell>
          <table:table-cell table:style-name="ce3" table:formula="of:=[.D161]" office:value-type="string" office:string-value="UpToDown" calcext:value-type="string">
            <text:p>UpToDown</text:p>
          </table:table-cell>
          <table:table-cell table:style-name="ce3" table:formula="of:=[.E162]+1" office:value-type="float" office:value="162" calcext:value-type="float">
            <text:p>162</text:p>
          </table:table-cell>
          <table:table-cell table:style-name="ce3" table:formula="of:=60/[.E163]*1000*120" office:value-type="float" office:value="44444.4444444444" calcext:value-type="float">
            <text:p>44444,444444444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3]+1" office:value-type="float" office:value="163" calcext:value-type="float">
            <text:p>163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62]" office:value-type="string" office:string-value="DownToUp" calcext:value-type="string">
            <text:p>DownToUp</text:p>
          </table:table-cell>
          <table:table-cell table:style-name="ce3" table:formula="of:=[.E163]+1" office:value-type="float" office:value="163" calcext:value-type="float">
            <text:p>163</text:p>
          </table:table-cell>
          <table:table-cell table:style-name="ce3" table:formula="of:=60/[.E164]*1000*120" office:value-type="float" office:value="44171.7791411043" calcext:value-type="float">
            <text:p>44171,779141104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4]+1" office:value-type="float" office:value="164" calcext:value-type="float">
            <text:p>164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4]+1" office:value-type="float" office:value="2" calcext:value-type="float">
            <text:p>2</text:p>
          </table:table-cell>
          <table:table-cell table:style-name="ce3" table:formula="of:=[.D163]" office:value-type="string" office:string-value="UpToDown" calcext:value-type="string">
            <text:p>UpToDown</text:p>
          </table:table-cell>
          <table:table-cell table:style-name="ce3" table:formula="of:=[.E164]+1" office:value-type="float" office:value="164" calcext:value-type="float">
            <text:p>164</text:p>
          </table:table-cell>
          <table:table-cell table:style-name="ce3" table:formula="of:=60/[.E165]*1000*120" office:value-type="float" office:value="43902.4390243903" calcext:value-type="float">
            <text:p>43902,4390243903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5]+1" office:value-type="float" office:value="165" calcext:value-type="float">
            <text:p>165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5]+1" office:value-type="float" office:value="3" calcext:value-type="float">
            <text:p>3</text:p>
          </table:table-cell>
          <table:table-cell table:style-name="ce3" table:formula="of:=[.D164]" office:value-type="string" office:string-value="DownToUp" calcext:value-type="string">
            <text:p>DownToUp</text:p>
          </table:table-cell>
          <table:table-cell table:style-name="ce3" table:formula="of:=[.E165]+1" office:value-type="float" office:value="165" calcext:value-type="float">
            <text:p>165</text:p>
          </table:table-cell>
          <table:table-cell table:style-name="ce3" table:formula="of:=60/[.E166]*1000*120" office:value-type="float" office:value="43636.3636363636" calcext:value-type="float">
            <text:p>43636,363636363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6]+1" office:value-type="float" office:value="166" calcext:value-type="float">
            <text:p>166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6]+1" office:value-type="float" office:value="4" calcext:value-type="float">
            <text:p>4</text:p>
          </table:table-cell>
          <table:table-cell table:style-name="ce3" table:formula="of:=[.D165]" office:value-type="string" office:string-value="UpToDown" calcext:value-type="string">
            <text:p>UpToDown</text:p>
          </table:table-cell>
          <table:table-cell table:style-name="ce3" table:formula="of:=[.E166]+1" office:value-type="float" office:value="166" calcext:value-type="float">
            <text:p>166</text:p>
          </table:table-cell>
          <table:table-cell table:style-name="ce3" table:formula="of:=60/[.E167]*1000*120" office:value-type="float" office:value="43373.4939759036" calcext:value-type="float">
            <text:p>43373,493975903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7]+1" office:value-type="float" office:value="167" calcext:value-type="float">
            <text:p>167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66]" office:value-type="string" office:string-value="DownToUp" calcext:value-type="string">
            <text:p>DownToUp</text:p>
          </table:table-cell>
          <table:table-cell table:style-name="ce3" table:formula="of:=[.E167]+1" office:value-type="float" office:value="167" calcext:value-type="float">
            <text:p>167</text:p>
          </table:table-cell>
          <table:table-cell table:style-name="ce3" table:formula="of:=60/[.E168]*1000*120" office:value-type="float" office:value="43113.7724550898" calcext:value-type="float">
            <text:p>43113,772455089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8]+1" office:value-type="float" office:value="168" calcext:value-type="float">
            <text:p>168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8]+1" office:value-type="float" office:value="2" calcext:value-type="float">
            <text:p>2</text:p>
          </table:table-cell>
          <table:table-cell table:style-name="ce3" table:formula="of:=[.D167]" office:value-type="string" office:string-value="UpToDown" calcext:value-type="string">
            <text:p>UpToDown</text:p>
          </table:table-cell>
          <table:table-cell table:style-name="ce3" table:formula="of:=[.E168]+1" office:value-type="float" office:value="168" calcext:value-type="float">
            <text:p>168</text:p>
          </table:table-cell>
          <table:table-cell table:style-name="ce3" table:formula="of:=60/[.E169]*1000*120" office:value-type="float" office:value="42857.1428571429" calcext:value-type="float">
            <text:p>42857,142857142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69]+1" office:value-type="float" office:value="169" calcext:value-type="float">
            <text:p>169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69]+1" office:value-type="float" office:value="3" calcext:value-type="float">
            <text:p>3</text:p>
          </table:table-cell>
          <table:table-cell table:style-name="ce3" table:formula="of:=[.D168]" office:value-type="string" office:string-value="DownToUp" calcext:value-type="string">
            <text:p>DownToUp</text:p>
          </table:table-cell>
          <table:table-cell table:style-name="ce3" table:formula="of:=[.E169]+1" office:value-type="float" office:value="169" calcext:value-type="float">
            <text:p>169</text:p>
          </table:table-cell>
          <table:table-cell table:style-name="ce3" table:formula="of:=60/[.E170]*1000*120" office:value-type="float" office:value="42603.550295858" calcext:value-type="float">
            <text:p>42603,550295858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0]+1" office:value-type="float" office:value="170" calcext:value-type="float">
            <text:p>170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0]+1" office:value-type="float" office:value="4" calcext:value-type="float">
            <text:p>4</text:p>
          </table:table-cell>
          <table:table-cell table:style-name="ce3" table:formula="of:=[.D169]" office:value-type="string" office:string-value="UpToDown" calcext:value-type="string">
            <text:p>UpToDown</text:p>
          </table:table-cell>
          <table:table-cell table:style-name="ce3" table:formula="of:=[.E170]+1" office:value-type="float" office:value="170" calcext:value-type="float">
            <text:p>170</text:p>
          </table:table-cell>
          <table:table-cell table:style-name="ce3" table:formula="of:=60/[.E171]*1000*120" office:value-type="float" office:value="42352.9411764706" calcext:value-type="float">
            <text:p>42352,941176470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1]+1" office:value-type="float" office:value="171" calcext:value-type="float">
            <text:p>171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70]" office:value-type="string" office:string-value="DownToUp" calcext:value-type="string">
            <text:p>DownToUp</text:p>
          </table:table-cell>
          <table:table-cell table:style-name="ce3" table:formula="of:=[.E171]+1" office:value-type="float" office:value="171" calcext:value-type="float">
            <text:p>171</text:p>
          </table:table-cell>
          <table:table-cell table:style-name="ce3" table:formula="of:=60/[.E172]*1000*120" office:value-type="float" office:value="42105.2631578947" calcext:value-type="float">
            <text:p>42105,2631578947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2]+1" office:value-type="float" office:value="172" calcext:value-type="float">
            <text:p>172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2]+1" office:value-type="float" office:value="2" calcext:value-type="float">
            <text:p>2</text:p>
          </table:table-cell>
          <table:table-cell table:style-name="ce3" table:formula="of:=[.D171]" office:value-type="string" office:string-value="UpToDown" calcext:value-type="string">
            <text:p>UpToDown</text:p>
          </table:table-cell>
          <table:table-cell table:style-name="ce3" table:formula="of:=[.E172]+1" office:value-type="float" office:value="172" calcext:value-type="float">
            <text:p>172</text:p>
          </table:table-cell>
          <table:table-cell table:style-name="ce3" table:formula="of:=60/[.E173]*1000*120" office:value-type="float" office:value="41860.4651162791" calcext:value-type="float">
            <text:p>41860,465116279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3]+1" office:value-type="float" office:value="173" calcext:value-type="float">
            <text:p>173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3]+1" office:value-type="float" office:value="3" calcext:value-type="float">
            <text:p>3</text:p>
          </table:table-cell>
          <table:table-cell table:style-name="ce3" table:formula="of:=[.D172]" office:value-type="string" office:string-value="DownToUp" calcext:value-type="string">
            <text:p>DownToUp</text:p>
          </table:table-cell>
          <table:table-cell table:style-name="ce3" table:formula="of:=[.E173]+1" office:value-type="float" office:value="173" calcext:value-type="float">
            <text:p>173</text:p>
          </table:table-cell>
          <table:table-cell table:style-name="ce3" table:formula="of:=60/[.E174]*1000*120" office:value-type="float" office:value="41618.4971098266" calcext:value-type="float">
            <text:p>41618,497109826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4]+1" office:value-type="float" office:value="174" calcext:value-type="float">
            <text:p>174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4]+1" office:value-type="float" office:value="4" calcext:value-type="float">
            <text:p>4</text:p>
          </table:table-cell>
          <table:table-cell table:style-name="ce3" table:formula="of:=[.D173]" office:value-type="string" office:string-value="UpToDown" calcext:value-type="string">
            <text:p>UpToDown</text:p>
          </table:table-cell>
          <table:table-cell table:style-name="ce3" table:formula="of:=[.E174]+1" office:value-type="float" office:value="174" calcext:value-type="float">
            <text:p>174</text:p>
          </table:table-cell>
          <table:table-cell table:style-name="ce3" table:formula="of:=60/[.E175]*1000*120" office:value-type="float" office:value="41379.3103448276" calcext:value-type="float">
            <text:p>41379,3103448276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5]+1" office:value-type="float" office:value="175" calcext:value-type="float">
            <text:p>175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74]" office:value-type="string" office:string-value="DownToUp" calcext:value-type="string">
            <text:p>DownToUp</text:p>
          </table:table-cell>
          <table:table-cell table:style-name="ce3" table:formula="of:=[.E175]+1" office:value-type="float" office:value="175" calcext:value-type="float">
            <text:p>175</text:p>
          </table:table-cell>
          <table:table-cell table:style-name="ce3" table:formula="of:=60/[.E176]*1000*120" office:value-type="float" office:value="41142.8571428571" calcext:value-type="float">
            <text:p>41142,8571428571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6]+1" office:value-type="float" office:value="176" calcext:value-type="float">
            <text:p>176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6]+1" office:value-type="float" office:value="2" calcext:value-type="float">
            <text:p>2</text:p>
          </table:table-cell>
          <table:table-cell table:style-name="ce3" table:formula="of:=[.D175]" office:value-type="string" office:string-value="UpToDown" calcext:value-type="string">
            <text:p>UpToDown</text:p>
          </table:table-cell>
          <table:table-cell table:style-name="ce3" table:formula="of:=[.E176]+1" office:value-type="float" office:value="176" calcext:value-type="float">
            <text:p>176</text:p>
          </table:table-cell>
          <table:table-cell table:style-name="ce3" table:formula="of:=60/[.E177]*1000*120" office:value-type="float" office:value="40909.0909090909" calcext:value-type="float">
            <text:p>40909,090909090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7]+1" office:value-type="float" office:value="177" calcext:value-type="float">
            <text:p>177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7]+1" office:value-type="float" office:value="3" calcext:value-type="float">
            <text:p>3</text:p>
          </table:table-cell>
          <table:table-cell table:style-name="ce3" table:formula="of:=[.D176]" office:value-type="string" office:string-value="DownToUp" calcext:value-type="string">
            <text:p>DownToUp</text:p>
          </table:table-cell>
          <table:table-cell table:style-name="ce3" table:formula="of:=[.E177]+1" office:value-type="float" office:value="177" calcext:value-type="float">
            <text:p>177</text:p>
          </table:table-cell>
          <table:table-cell table:style-name="ce3" table:formula="of:=60/[.E178]*1000*120" office:value-type="float" office:value="40677.9661016949" calcext:value-type="float">
            <text:p>40677,9661016949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8]+1" office:value-type="float" office:value="178" calcext:value-type="float">
            <text:p>178</text:p>
          </table:table-cell>
          <table:table-cell table:style-name="ce3" office:value-type="string" calcext:value-type="string">
            <text:p>c2</text:p>
          </table:table-cell>
          <table:table-cell table:style-name="ce3" table:formula="of:=[.C178]+1" office:value-type="float" office:value="4" calcext:value-type="float">
            <text:p>4</text:p>
          </table:table-cell>
          <table:table-cell table:style-name="ce3" table:formula="of:=[.D177]" office:value-type="string" office:string-value="UpToDown" calcext:value-type="string">
            <text:p>UpToDown</text:p>
          </table:table-cell>
          <table:table-cell table:style-name="ce3" table:formula="of:=[.E178]+1" office:value-type="float" office:value="178" calcext:value-type="float">
            <text:p>178</text:p>
          </table:table-cell>
          <table:table-cell table:style-name="ce3" table:formula="of:=60/[.E179]*1000*120" office:value-type="float" office:value="40449.4382022472" calcext:value-type="float">
            <text:p>40449,4382022472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formula="of:=[.A179]+1" office:value-type="float" office:value="179" calcext:value-type="float">
            <text:p>179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D178]" office:value-type="string" office:string-value="DownToUp" calcext:value-type="string">
            <text:p>DownToUp</text:p>
          </table:table-cell>
          <table:table-cell table:style-name="ce3" table:formula="of:=[.E179]+1" office:value-type="float" office:value="179" calcext:value-type="float">
            <text:p>179</text:p>
          </table:table-cell>
          <table:table-cell table:style-name="ce3" table:formula="of:=60/[.E180]*1000*120" office:value-type="float" office:value="40223.4636871508" calcext:value-type="float">
            <text:p>40223,4636871508</text:p>
          </table:table-cell>
          <table:table-cell table:style-name="ce3"/>
          <table:table-cell table:number-columns-repeated="1017"/>
        </table:table-row>
        <table:table-row table:style-name="ro4">
          <table:table-cell table:style-name="ce1" table:formula="of:=[.A180]+1" office:value-type="float" office:value="180" calcext:value-type="float">
            <text:p>180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D179]" office:value-type="string" office:string-value="UpToDown" calcext:value-type="string">
            <text:p>UpToDown</text:p>
          </table:table-cell>
          <table:table-cell table:style-name="ce3" table:formula="of:=[.E180]+1" office:value-type="float" office:value="180" calcext:value-type="float">
            <text:p>180</text:p>
          </table:table-cell>
          <table:table-cell table:style-name="ce3" table:formula="of:=60/[.E181]*1000*120" office:value-type="float" office:value="40000" calcext:value-type="float">
            <text:p>40000</text:p>
          </table:table-cell>
          <table:table-cell table:style-name="ce3" office:value-type="string" calcext:value-type="string">
            <text:p>Você zerou o jogo! Parabéns! Ganhou o mega troféu e seu nome no hall de usuário mestre!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formula="of:=SUM([.F2:.F181])" office:value-type="float" office:value="18804689.002456" calcext:value-type="float">
            <text:p>18804689,002456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Segundos</text:p>
          </table:table-cell>
          <table:table-cell table:formula="of:=[.F184]/1000" office:value-type="float" office:value="18804.689002456" calcext:value-type="float">
            <text:p>18804,689002456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Minutos</text:p>
          </table:table-cell>
          <table:table-cell table:formula="of:=[.F185]/60" office:value-type="float" office:value="313.411483374267" calcext:value-type="float">
            <text:p>313,411483374267</text:p>
          </table:table-cell>
          <table:table-cell table:formula="of:=[.F186]/10" office:value-type="float" office:value="31.3411483374267" calcext:value-type="float">
            <text:p>31,3411483374267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Horas</text:p>
          </table:table-cell>
          <table:table-cell table:formula="of:=[.F186]/60" office:value-type="float" office:value="5.22352472290444" calcext:value-type="float">
            <text:p>5,22352472290444</text:p>
          </table:table-cell>
          <table:table-cell table:number-columns-repeated="1018"/>
        </table:table-row>
        <table:table-row table:style-name="ro2" table:number-rows-repeated="10483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7:06:36.839965042</meta:creation-date>
    <dc:date>2024-04-12T23:47:09.420272925</dc:date>
    <meta:editing-duration>PT50M3S</meta:editing-duration>
    <meta:editing-cycles>15</meta:editing-cycles>
    <meta:generator>LibreOffice/7.3.7.2$Linux_X86_64 LibreOffice_project/30$Build-2</meta:generator>
    <meta:document-statistic meta:table-count="2" meta:cell-count="2211" meta:object-count="0"/>
  </office:meta>
</office:document-meta>
</file>